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688in" fo:margin-left="-0.0417in" fo:margin-top="0in" fo:margin-bottom="0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718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4" style:family="table-row">
      <style:table-row-properties style:min-row-height="0.3313in" fo:keep-together="auto"/>
    </style:style>
    <style:style style:name="Table2.29" style:family="table-row">
      <style:table-row-properties style:min-row-height="0.4868in" fo:keep-together="auto"/>
    </style:style>
    <style:style style:name="Table2.D42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language="ru" fo:country="RU" fo:font-weight="bold" officeooo:rsid="0025f875" officeooo:paragraph-rsid="0025f875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18af0b1" officeooo:paragraph-rsid="018af0b1" style:font-weight-asian="bold" style:font-weight-complex="bold"/>
    </style:style>
    <style:style style:name="P3" style:family="paragraph" style:parent-style-name="Standard">
      <style:text-properties fo:language="ru" fo:country="RU" officeooo:rsid="0022fc5c" officeooo:paragraph-rsid="0022fc5c"/>
    </style:style>
    <style:style style:name="P4" style:family="paragraph" style:parent-style-name="Standard">
      <style:text-properties fo:language="ru" fo:country="RU" officeooo:rsid="0022fc5c" officeooo:paragraph-rsid="014da33d"/>
    </style:style>
    <style:style style:name="P5" style:family="paragraph" style:parent-style-name="Standard">
      <style:text-properties fo:language="ru" fo:country="RU" officeooo:paragraph-rsid="0022fc5c"/>
    </style:style>
    <style:style style:name="P6" style:family="paragraph" style:parent-style-name="Standard">
      <style:text-properties fo:language="ru" fo:country="RU" officeooo:rsid="00236948" officeooo:paragraph-rsid="00236948"/>
    </style:style>
    <style:style style:name="P7" style:family="paragraph" style:parent-style-name="Standard">
      <style:text-properties fo:language="ru" fo:country="RU" officeooo:rsid="00236948" officeooo:paragraph-rsid="014da33d"/>
    </style:style>
    <style:style style:name="P8" style:family="paragraph" style:parent-style-name="Standard">
      <style:text-properties fo:language="ru" fo:country="RU" officeooo:paragraph-rsid="001f8604"/>
    </style:style>
    <style:style style:name="P9" style:family="paragraph" style:parent-style-name="Standard">
      <style:text-properties fo:language="ru" fo:country="RU" officeooo:paragraph-rsid="00236948"/>
    </style:style>
    <style:style style:name="P10" style:family="paragraph" style:parent-style-name="Standard">
      <style:text-properties fo:language="ru" fo:country="RU" officeooo:rsid="0023c4bb" officeooo:paragraph-rsid="0023c4bb"/>
    </style:style>
    <style:style style:name="P11" style:family="paragraph" style:parent-style-name="Standard">
      <style:text-properties fo:language="ru" fo:country="RU" officeooo:rsid="0023c4bb" officeooo:paragraph-rsid="014da33d"/>
    </style:style>
    <style:style style:name="P12" style:family="paragraph" style:parent-style-name="Standard">
      <style:text-properties fo:language="ru" fo:country="RU" officeooo:paragraph-rsid="0023c4bb"/>
    </style:style>
    <style:style style:name="P13" style:family="paragraph" style:parent-style-name="Standard">
      <style:text-properties fo:language="ru" fo:country="RU" officeooo:rsid="001f8604" officeooo:paragraph-rsid="001f8604"/>
    </style:style>
    <style:style style:name="P14" style:family="paragraph" style:parent-style-name="Standard">
      <style:text-properties fo:language="ru" fo:country="RU" officeooo:rsid="001f8604" officeooo:paragraph-rsid="014da33d"/>
    </style:style>
    <style:style style:name="P15" style:family="paragraph" style:parent-style-name="Standard">
      <style:text-properties fo:language="ru" fo:country="RU" officeooo:rsid="0020423d" officeooo:paragraph-rsid="0023c4bb"/>
    </style:style>
    <style:style style:name="P16" style:family="paragraph" style:parent-style-name="Standard">
      <style:text-properties fo:language="ru" fo:country="RU" officeooo:rsid="0020423d" officeooo:paragraph-rsid="014da33d"/>
    </style:style>
    <style:style style:name="P17" style:family="paragraph" style:parent-style-name="Standard">
      <style:text-properties fo:language="ru" fo:country="RU" officeooo:rsid="0025f875"/>
    </style:style>
    <style:style style:name="P18" style:family="paragraph" style:parent-style-name="Standard">
      <style:text-properties fo:language="ru" fo:country="RU" officeooo:rsid="0025f875" officeooo:paragraph-rsid="0023c4bb"/>
    </style:style>
    <style:style style:name="P19" style:family="paragraph" style:parent-style-name="Standard">
      <style:text-properties fo:language="ru" fo:country="RU" officeooo:rsid="0025f875" officeooo:paragraph-rsid="0025f875"/>
    </style:style>
    <style:style style:name="P20" style:family="paragraph" style:parent-style-name="Standard">
      <style:text-properties fo:language="ru" fo:country="RU" officeooo:rsid="0025f875" officeooo:paragraph-rsid="004be118"/>
    </style:style>
    <style:style style:name="P21" style:family="paragraph" style:parent-style-name="Standard">
      <style:text-properties fo:language="ru" fo:country="RU" officeooo:rsid="0025f875" officeooo:paragraph-rsid="00de777b"/>
    </style:style>
    <style:style style:name="P22" style:family="paragraph" style:parent-style-name="Standard">
      <style:text-properties fo:language="ru" fo:country="RU" officeooo:rsid="00471fd6" officeooo:paragraph-rsid="00471fd6"/>
    </style:style>
    <style:style style:name="P23" style:family="paragraph" style:parent-style-name="Standard">
      <style:text-properties fo:language="ru" fo:country="RU" officeooo:rsid="00471fd6" officeooo:paragraph-rsid="014da33d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normal" officeooo:rsid="0033c0ce" officeooo:paragraph-rsid="0033c0c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weight="normal" officeooo:rsid="0033c0ce" officeooo:paragraph-rsid="00473ae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ru" fo:country="RU" fo:font-weight="normal" officeooo:rsid="00471fd6" officeooo:paragraph-rsid="00471fd6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25f875" officeooo:paragraph-rsid="004be118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2c0844" officeooo:paragraph-rsid="004be118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2f8f93" officeooo:paragraph-rsid="004be118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6565c4" officeooo:paragraph-rsid="006565c4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312931" officeooo:paragraph-rsid="004be118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e73a83" officeooo:paragraph-rsid="00e73a83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0423d" officeooo:paragraph-rsid="00df93ab" style:font-weight-asian="normal" style:font-weight-complex="normal"/>
    </style:style>
    <style:style style:name="P34" style:family="paragraph" style:parent-style-name="Standard">
      <style:text-properties fo:language="ru" fo:country="RU" officeooo:rsid="0048f7d0" officeooo:paragraph-rsid="00545eb7"/>
    </style:style>
    <style:style style:name="P35" style:family="paragraph" style:parent-style-name="Standard">
      <style:text-properties fo:language="ru" fo:country="RU" officeooo:rsid="0048f7d0" officeooo:paragraph-rsid="00e6c5fc"/>
    </style:style>
    <style:style style:name="P36" style:family="paragraph" style:parent-style-name="Standard">
      <style:text-properties fo:language="ru" fo:country="RU" officeooo:rsid="0048f7d0" officeooo:paragraph-rsid="005ea29a"/>
    </style:style>
    <style:style style:name="P37" style:family="paragraph" style:parent-style-name="Standard">
      <style:text-properties fo:language="ru" fo:country="RU" officeooo:rsid="00329e39" officeooo:paragraph-rsid="004b1c90"/>
    </style:style>
    <style:style style:name="P38" style:family="paragraph" style:parent-style-name="Standard">
      <style:text-properties fo:language="ru" fo:country="RU" officeooo:rsid="00329e39" officeooo:paragraph-rsid="00e6c5fc"/>
    </style:style>
    <style:style style:name="P39" style:family="paragraph" style:parent-style-name="Standard">
      <style:text-properties fo:language="ru" fo:country="RU" officeooo:paragraph-rsid="0027cec9"/>
    </style:style>
    <style:style style:name="P40" style:family="paragraph" style:parent-style-name="Standard">
      <style:text-properties fo:language="ru" fo:country="RU" officeooo:rsid="0038d729" officeooo:paragraph-rsid="0038d729"/>
    </style:style>
    <style:style style:name="P41" style:family="paragraph" style:parent-style-name="Standard">
      <style:text-properties fo:language="ru" fo:country="RU" officeooo:rsid="0038d729" officeooo:paragraph-rsid="00967f6d"/>
    </style:style>
    <style:style style:name="P42" style:family="paragraph" style:parent-style-name="Standard">
      <style:text-properties fo:language="ru" fo:country="RU" officeooo:rsid="0033c0ce" officeooo:paragraph-rsid="00430a2a"/>
    </style:style>
    <style:style style:name="P43" style:family="paragraph" style:parent-style-name="Standard">
      <style:text-properties fo:language="ru" fo:country="RU" officeooo:rsid="0033c0ce" officeooo:paragraph-rsid="0033c0ce"/>
    </style:style>
    <style:style style:name="P44" style:family="paragraph" style:parent-style-name="Standard">
      <style:text-properties fo:language="ru" fo:country="RU" officeooo:rsid="0033c0ce" officeooo:paragraph-rsid="0025f875"/>
    </style:style>
    <style:style style:name="P45" style:family="paragraph" style:parent-style-name="Standard">
      <style:text-properties fo:language="ru" fo:country="RU" officeooo:rsid="0033c0ce" officeooo:paragraph-rsid="004e8d35"/>
    </style:style>
    <style:style style:name="P46" style:family="paragraph" style:parent-style-name="Standard">
      <style:text-properties fo:language="ru" fo:country="RU" officeooo:rsid="0033c0ce" officeooo:paragraph-rsid="00386daa"/>
    </style:style>
    <style:style style:name="P47" style:family="paragraph" style:parent-style-name="Standard">
      <style:text-properties fo:language="ru" fo:country="RU" officeooo:rsid="004b1c90" officeooo:paragraph-rsid="0048f7d0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rsid="0097d290" officeooo:paragraph-rsid="0097d290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e13133" officeooo:paragraph-rsid="0099a796"/>
    </style:style>
    <style:style style:name="P50" style:family="paragraph" style:parent-style-name="Standard">
      <style:text-properties fo:language="ru" fo:country="RU" officeooo:rsid="0103e07c" officeooo:paragraph-rsid="0103e07c"/>
    </style:style>
    <style:style style:name="P51" style:family="paragraph" style:parent-style-name="Standard">
      <style:text-properties fo:language="ru" fo:country="RU" officeooo:rsid="0103e07c" officeooo:paragraph-rsid="014da33d"/>
    </style:style>
    <style:style style:name="P52" style:family="paragraph" style:parent-style-name="Standard">
      <style:paragraph-properties fo:text-align="start" style:justify-single-word="false"/>
      <style:text-properties fo:language="ru" fo:country="RU" officeooo:rsid="0099a796" officeooo:paragraph-rsid="0099a796"/>
    </style:style>
    <style:style style:name="P53" style:family="paragraph" style:parent-style-name="Standard">
      <style:paragraph-properties fo:text-align="start" style:justify-single-word="false"/>
      <style:text-properties fo:language="ru" fo:country="RU" officeooo:rsid="0099a796" officeooo:paragraph-rsid="011d9189"/>
    </style:style>
    <style:style style:name="P54" style:family="paragraph" style:parent-style-name="Standard">
      <style:paragraph-properties fo:text-align="start" style:justify-single-word="false"/>
      <style:text-properties fo:language="ru" fo:country="RU" officeooo:rsid="01055679" officeooo:paragraph-rsid="010d1caa"/>
    </style:style>
    <style:style style:name="P55" style:family="paragraph" style:parent-style-name="Standard">
      <style:paragraph-properties fo:text-align="start" style:justify-single-word="false"/>
      <style:text-properties fo:language="ru" fo:country="RU" officeooo:rsid="01055679" officeooo:paragraph-rsid="0114d3a6"/>
    </style:style>
    <style:style style:name="P56" style:family="paragraph" style:parent-style-name="Standard">
      <style:paragraph-properties fo:text-align="start" style:justify-single-word="false"/>
      <style:text-properties fo:language="ru" fo:country="RU" officeooo:rsid="01055679" officeooo:paragraph-rsid="0117bb4f"/>
    </style:style>
    <style:style style:name="P57" style:family="paragraph" style:parent-style-name="Standard">
      <style:paragraph-properties fo:text-align="start" style:justify-single-word="false"/>
      <style:text-properties fo:language="ru" fo:country="RU" officeooo:rsid="01055679" officeooo:paragraph-rsid="011973cd"/>
    </style:style>
    <style:style style:name="P58" style:family="paragraph" style:parent-style-name="Standard">
      <style:paragraph-properties fo:text-align="start" style:justify-single-word="false"/>
      <style:text-properties fo:language="ru" fo:country="RU" officeooo:rsid="01055679" officeooo:paragraph-rsid="0119f092"/>
    </style:style>
    <style:style style:name="P59" style:family="paragraph" style:parent-style-name="Standard">
      <style:paragraph-properties fo:text-align="start" style:justify-single-word="false"/>
      <style:text-properties fo:language="ru" fo:country="RU" officeooo:rsid="01055679" officeooo:paragraph-rsid="013044e0"/>
    </style:style>
    <style:style style:name="P60" style:family="paragraph" style:parent-style-name="Standard">
      <style:paragraph-properties fo:text-align="start" style:justify-single-word="false"/>
      <style:text-properties fo:language="ru" fo:country="RU" officeooo:rsid="01055679" officeooo:paragraph-rsid="01306794"/>
    </style:style>
    <style:style style:name="P61" style:family="paragraph" style:parent-style-name="Standard">
      <style:paragraph-properties fo:text-align="start" style:justify-single-word="false"/>
      <style:text-properties fo:language="ru" fo:country="RU" officeooo:rsid="01055679" officeooo:paragraph-rsid="0131ca7d"/>
    </style:style>
    <style:style style:name="P62" style:family="paragraph" style:parent-style-name="Standard">
      <style:paragraph-properties fo:text-align="start" style:justify-single-word="false"/>
      <style:text-properties fo:language="ru" fo:country="RU" officeooo:rsid="01055679" officeooo:paragraph-rsid="01324eed"/>
    </style:style>
    <style:style style:name="P63" style:family="paragraph" style:parent-style-name="Standard">
      <style:paragraph-properties fo:text-align="start" style:justify-single-word="false"/>
      <style:text-properties fo:language="ru" fo:country="RU" officeooo:rsid="01055679" officeooo:paragraph-rsid="0135b06c"/>
    </style:style>
    <style:style style:name="P64" style:family="paragraph" style:parent-style-name="Standard">
      <style:paragraph-properties fo:text-align="start" style:justify-single-word="false"/>
      <style:text-properties fo:language="ru" fo:country="RU" officeooo:rsid="01055679" officeooo:paragraph-rsid="013aee17"/>
    </style:style>
    <style:style style:name="P65" style:family="paragraph" style:parent-style-name="Standard">
      <style:text-properties fo:language="ru" fo:country="RU" officeooo:rsid="0121dcb7" officeooo:paragraph-rsid="0023c4bb"/>
    </style:style>
    <style:style style:name="P66" style:family="paragraph" style:parent-style-name="Standard">
      <style:paragraph-properties fo:text-align="start" style:justify-single-word="false"/>
      <style:text-properties fo:language="ru" fo:country="RU" officeooo:rsid="013bab78" officeooo:paragraph-rsid="013bab78"/>
    </style:style>
    <style:style style:name="P67" style:family="paragraph" style:parent-style-name="Standard">
      <style:paragraph-properties fo:text-align="start" style:justify-single-word="false"/>
      <style:text-properties fo:language="ru" fo:country="RU" officeooo:rsid="013bab78" officeooo:paragraph-rsid="013d233c"/>
    </style:style>
    <style:style style:name="P68" style:family="paragraph" style:parent-style-name="Standard">
      <style:paragraph-properties fo:text-align="start" style:justify-single-word="false"/>
      <style:text-properties fo:language="ru" fo:country="RU" officeooo:rsid="013bab78" officeooo:paragraph-rsid="013d3c61"/>
    </style:style>
    <style:style style:name="P69" style:family="paragraph" style:parent-style-name="Standard">
      <style:text-properties fo:language="ru" fo:country="RU" officeooo:paragraph-rsid="014da33d"/>
    </style:style>
    <style:style style:name="P70" style:family="paragraph" style:parent-style-name="Standard">
      <style:text-properties fo:language="ru" fo:country="RU" officeooo:rsid="014e878a" officeooo:paragraph-rsid="014e878a"/>
    </style:style>
    <style:style style:name="P71" style:family="paragraph" style:parent-style-name="Standard">
      <style:text-properties fo:language="ru" fo:country="RU" officeooo:rsid="0150304a" officeooo:paragraph-rsid="0150304a"/>
    </style:style>
    <style:style style:name="P72" style:family="paragraph" style:parent-style-name="Standard">
      <style:text-properties fo:language="ru" fo:country="RU" officeooo:rsid="015147ec" officeooo:paragraph-rsid="015147ec"/>
    </style:style>
    <style:style style:name="P73" style:family="paragraph" style:parent-style-name="Standard">
      <style:text-properties fo:language="ru" fo:country="RU" officeooo:rsid="0152e049" officeooo:paragraph-rsid="0152e049"/>
    </style:style>
    <style:style style:name="P74" style:family="paragraph" style:parent-style-name="Standard">
      <style:text-properties fo:language="ru" fo:country="RU" officeooo:rsid="0152e049" officeooo:paragraph-rsid="015ce1ea"/>
    </style:style>
    <style:style style:name="P75" style:family="paragraph" style:parent-style-name="Standard">
      <style:text-properties fo:language="ru" fo:country="RU" officeooo:rsid="01596b1b" officeooo:paragraph-rsid="0152e049"/>
    </style:style>
    <style:style style:name="P76" style:family="paragraph" style:parent-style-name="Standard">
      <style:text-properties fo:language="ru" fo:country="RU" officeooo:rsid="015ce1ea" officeooo:paragraph-rsid="015ce1ea"/>
    </style:style>
    <style:style style:name="P77" style:family="paragraph" style:parent-style-name="Standard">
      <style:text-properties fo:language="ru" fo:country="RU" officeooo:rsid="015ce1ea" officeooo:paragraph-rsid="0166eab3"/>
    </style:style>
    <style:style style:name="P78" style:family="paragraph" style:parent-style-name="Standard">
      <style:text-properties fo:language="ru" fo:country="RU" officeooo:rsid="0160681a" officeooo:paragraph-rsid="0160681a"/>
    </style:style>
    <style:style style:name="P79" style:family="paragraph" style:parent-style-name="Standard">
      <style:text-properties fo:language="ru" fo:country="RU" officeooo:rsid="0161e394" officeooo:paragraph-rsid="0161e394"/>
    </style:style>
    <style:style style:name="P80" style:family="paragraph" style:parent-style-name="Standard">
      <style:text-properties fo:language="ru" fo:country="RU" officeooo:rsid="0165f325" officeooo:paragraph-rsid="0165f325"/>
    </style:style>
    <style:style style:name="P81" style:family="paragraph" style:parent-style-name="Standard">
      <style:text-properties fo:language="ru" fo:country="RU" officeooo:rsid="01674cf4" officeooo:paragraph-rsid="01674cf4"/>
    </style:style>
    <style:style style:name="P82" style:family="paragraph" style:parent-style-name="Standard">
      <style:text-properties fo:language="ru" fo:country="RU" officeooo:rsid="016cca68" officeooo:paragraph-rsid="016cca68"/>
    </style:style>
    <style:style style:name="P83" style:family="paragraph" style:parent-style-name="Standard">
      <style:text-properties fo:language="ru" fo:country="RU" officeooo:rsid="016cca68" officeooo:paragraph-rsid="016eb439"/>
    </style:style>
    <style:style style:name="P84" style:family="paragraph" style:parent-style-name="Standard">
      <style:text-properties fo:language="ru" fo:country="RU" officeooo:rsid="016cca68" officeooo:paragraph-rsid="01817dbd"/>
    </style:style>
    <style:style style:name="P85" style:family="paragraph" style:parent-style-name="Standard">
      <style:text-properties fo:language="ru" fo:country="RU" officeooo:rsid="016d90c1" officeooo:paragraph-rsid="016d90c1"/>
    </style:style>
    <style:style style:name="P86" style:family="paragraph" style:parent-style-name="Standard">
      <style:text-properties fo:language="ru" fo:country="RU" officeooo:rsid="016eb439" officeooo:paragraph-rsid="016eb439"/>
    </style:style>
    <style:style style:name="P87" style:family="paragraph" style:parent-style-name="Standard">
      <style:text-properties fo:language="ru" fo:country="RU" officeooo:rsid="0170098e" officeooo:paragraph-rsid="0170098e"/>
    </style:style>
    <style:style style:name="P88" style:family="paragraph" style:parent-style-name="Standard">
      <style:text-properties fo:language="ru" fo:country="RU" officeooo:rsid="01717578" officeooo:paragraph-rsid="01717578"/>
    </style:style>
    <style:style style:name="P89" style:family="paragraph" style:parent-style-name="Standard">
      <style:text-properties fo:language="ru" fo:country="RU" officeooo:rsid="0173164d" officeooo:paragraph-rsid="0173164d"/>
    </style:style>
    <style:style style:name="P90" style:family="paragraph" style:parent-style-name="Standard">
      <style:text-properties fo:language="ru" fo:country="RU" officeooo:rsid="017a4527" officeooo:paragraph-rsid="017a4527"/>
    </style:style>
    <style:style style:name="P91" style:family="paragraph" style:parent-style-name="Standard">
      <style:text-properties fo:language="ru" fo:country="RU" officeooo:rsid="017c2292" officeooo:paragraph-rsid="017c2292"/>
    </style:style>
    <style:style style:name="P92" style:family="paragraph" style:parent-style-name="Standard">
      <style:text-properties fo:language="ru" fo:country="RU" officeooo:rsid="017c2292" officeooo:paragraph-rsid="01817dbd"/>
    </style:style>
    <style:style style:name="P93" style:family="paragraph" style:parent-style-name="Standard">
      <style:text-properties fo:language="ru" fo:country="RU" officeooo:rsid="0185852b" officeooo:paragraph-rsid="0185852b"/>
    </style:style>
    <style:style style:name="P94" style:family="paragraph" style:parent-style-name="Standard">
      <style:text-properties fo:language="ru" fo:country="RU" officeooo:rsid="0175e05a" officeooo:paragraph-rsid="0175e05a"/>
    </style:style>
    <style:style style:name="P95" style:family="paragraph" style:parent-style-name="Standard">
      <style:text-properties fo:language="ru" fo:country="RU" officeooo:rsid="01817dbd" officeooo:paragraph-rsid="01817dbd"/>
    </style:style>
    <style:style style:name="P96" style:family="paragraph" style:parent-style-name="Standard">
      <style:text-properties fo:language="ru" fo:country="RU" officeooo:rsid="01887a02" officeooo:paragraph-rsid="01887a02"/>
    </style:style>
    <style:style style:name="P97" style:family="paragraph" style:parent-style-name="Standard">
      <style:text-properties fo:language="ru" fo:country="RU" officeooo:rsid="01887a02" officeooo:paragraph-rsid="018ba5e1"/>
    </style:style>
    <style:style style:name="P98" style:family="paragraph" style:parent-style-name="Standard">
      <style:text-properties fo:language="ru" fo:country="RU" officeooo:rsid="018af0b1" officeooo:paragraph-rsid="018af0b1"/>
    </style:style>
    <style:style style:name="P99" style:family="paragraph" style:parent-style-name="Standard">
      <style:text-properties fo:language="ru" fo:country="RU" officeooo:rsid="018e4031" officeooo:paragraph-rsid="018e4031"/>
    </style:style>
    <style:style style:name="P100" style:family="paragraph" style:parent-style-name="Standard">
      <style:text-properties fo:language="ru" fo:country="RU" officeooo:rsid="01905308" officeooo:paragraph-rsid="0152e049"/>
    </style:style>
    <style:style style:name="P101" style:family="paragraph" style:parent-style-name="Standard">
      <style:text-properties fo:language="ru" fo:country="RU" officeooo:rsid="01905308" officeooo:paragraph-rsid="01905308"/>
    </style:style>
    <style:style style:name="P102" style:family="paragraph" style:parent-style-name="Standard">
      <style:text-properties fo:language="ru" fo:country="RU" officeooo:rsid="01913772" officeooo:paragraph-rsid="01913772"/>
    </style:style>
    <style:style style:name="P103" style:family="paragraph" style:parent-style-name="Standard">
      <style:text-properties fo:language="ru" fo:country="RU" officeooo:rsid="01913772" officeooo:paragraph-rsid="0192eddc"/>
    </style:style>
    <style:style style:name="P104" style:family="paragraph" style:parent-style-name="Standard">
      <style:text-properties fo:language="ru" fo:country="RU" officeooo:rsid="0195d2ca" officeooo:paragraph-rsid="0195d2ca"/>
    </style:style>
    <style:style style:name="P105" style:family="paragraph" style:parent-style-name="Standard">
      <style:text-properties fo:language="ru" fo:country="RU" officeooo:rsid="01964125" officeooo:paragraph-rsid="01964125"/>
    </style:style>
    <style:style style:name="P106" style:family="paragraph" style:parent-style-name="Standard">
      <style:paragraph-properties fo:text-align="center" style:justify-single-word="false"/>
      <style:text-properties fo:font-size="16pt" fo:language="ru" fo:country="RU" fo:font-weight="bold" officeooo:rsid="0025f875" officeooo:paragraph-rsid="0025f875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16pt" fo:language="ru" fo:country="RU" fo:font-weight="bold" officeooo:rsid="0022fc5c" officeooo:paragraph-rsid="0022fc5c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16pt" fo:language="ru" fo:country="RU" fo:font-weight="bold" officeooo:rsid="0022fc5c" officeooo:paragraph-rsid="014da33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size="16pt" fo:language="ru" fo:country="RU" fo:font-weight="bold" officeooo:rsid="00312931" officeooo:paragraph-rsid="00685ead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16pt" fo:language="ru" fo:country="RU" fo:font-weight="bold" officeooo:rsid="00c573e4" officeooo:paragraph-rsid="00c573e4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center" style:justify-single-word="false"/>
      <style:text-properties fo:font-size="16pt" fo:language="ru" fo:country="RU" fo:font-weight="bold" officeooo:rsid="00d4c3c3" officeooo:paragraph-rsid="00d4c3c3" style:font-size-asian="14pt" style:font-weight-asian="bold" style:font-size-complex="16pt" style:font-weight-complex="bold"/>
    </style:style>
    <style:style style:name="P112" style:family="paragraph" style:parent-style-name="Standard">
      <style:paragraph-properties fo:text-align="center" style:justify-single-word="false"/>
      <style:text-properties fo:font-size="16pt" fo:font-weight="bold" officeooo:rsid="00685ead" officeooo:paragraph-rsid="00685ead" style:font-size-asian="16pt" style:font-weight-asian="bold" style:font-size-complex="16pt" style:font-weight-complex="bold"/>
    </style:style>
    <style:style style:name="P113" style:family="paragraph" style:parent-style-name="Standard">
      <style:text-properties officeooo:paragraph-rsid="0048f7d0"/>
    </style:style>
    <style:style style:name="P114" style:family="paragraph" style:parent-style-name="Standard">
      <style:text-properties officeooo:paragraph-rsid="004a168a"/>
    </style:style>
    <style:style style:name="P115" style:family="paragraph" style:parent-style-name="Standard">
      <style:text-properties fo:font-size="14pt" fo:language="ru" fo:country="RU" fo:font-weight="normal" officeooo:rsid="0025f875" officeooo:paragraph-rsid="004be118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4pt" fo:language="ru" fo:country="RU" fo:font-weight="bold" officeooo:rsid="00915994" officeooo:paragraph-rsid="00915994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4pt" fo:language="ru" fo:country="RU" fo:font-weight="bold" officeooo:rsid="00f192c5" officeooo:paragraph-rsid="00f192c5" style:font-size-asian="14pt" style:font-weight-asian="bold" style:font-size-complex="14pt" style:font-weight-complex="bold"/>
    </style:style>
    <style:style style:name="P118" style:family="paragraph" style:parent-style-name="Standard">
      <style:text-properties officeooo:paragraph-rsid="004be118"/>
    </style:style>
    <style:style style:name="P119" style:family="paragraph" style:parent-style-name="Standard">
      <style:text-properties officeooo:paragraph-rsid="004b1c90"/>
    </style:style>
    <style:style style:name="P120" style:family="paragraph" style:parent-style-name="Standard">
      <style:text-properties officeooo:paragraph-rsid="00634ef8"/>
    </style:style>
    <style:style style:name="P121" style:family="paragraph" style:parent-style-name="Standard">
      <style:paragraph-properties fo:text-align="start" style:justify-single-word="false"/>
      <style:text-properties fo:font-weight="bold" officeooo:paragraph-rsid="0073c3e8" style:font-weight-asian="bold" style:font-weight-complex="bold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fo:font-weight="bold" fo:background-color="#ffff00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747737" officeooo:paragraph-rsid="007dec5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747737" officeooo:paragraph-rsid="00869e4e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87a1c" officeooo:paragraph-rsid="00687a1c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87a1c" officeooo:paragraph-rsid="0073c3e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87a1c" officeooo:paragraph-rsid="008f4f36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47737" officeooo:paragraph-rsid="0077240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47737" officeooo:paragraph-rsid="007cb78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47737" officeooo:paragraph-rsid="007dec5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47737" officeooo:paragraph-rsid="007f742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dec54" officeooo:paragraph-rsid="007f742b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dec54" officeooo:paragraph-rsid="00844f4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dec54" officeooo:paragraph-rsid="00869e4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844f4a" officeooo:paragraph-rsid="00844f4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6186a" officeooo:paragraph-rsid="0086186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69e4e" officeooo:paragraph-rsid="00869e4e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69e4e" officeooo:paragraph-rsid="00cf5609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915994" officeooo:paragraph-rsid="0091599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f4f36" officeooo:paragraph-rsid="00cf5609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9054ce" officeooo:paragraph-rsid="00cf560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bed2b" officeooo:paragraph-rsid="00cf5609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87a1c" officeooo:paragraph-rsid="00687a1c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87a1c" officeooo:paragraph-rsid="00cf560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a3f91" officeooo:paragraph-rsid="00687a1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a3f91" officeooo:paragraph-rsid="0073c3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a3f91" officeooo:paragraph-rsid="00844f4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a3f91" officeooo:paragraph-rsid="00cf560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747737" officeooo:paragraph-rsid="007cb78f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69e4e" officeooo:paragraph-rsid="00869e4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69e4e" officeooo:paragraph-rsid="00af3b7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69e4e" officeooo:paragraph-rsid="00ccdb6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69e4e" officeooo:paragraph-rsid="00f192c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37a2f" officeooo:paragraph-rsid="008bed2b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bed2b" officeooo:paragraph-rsid="009054ce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bed2b" officeooo:paragraph-rsid="008bed2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bed2b" officeooo:paragraph-rsid="00cf5609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bed2b" officeooo:paragraph-rsid="00f31e9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bed2b" officeooo:paragraph-rsid="0135b06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5f875" officeooo:paragraph-rsid="0097d290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9a992b" officeooo:paragraph-rsid="009a992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9a992b" officeooo:paragraph-rsid="00a68864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915994" officeooo:paragraph-rsid="0091599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915994" officeooo:paragraph-rsid="00dbca32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f4f36" officeooo:paragraph-rsid="00cf560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d4fdd6" officeooo:paragraph-rsid="00d4fdd6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31e98" officeooo:paragraph-rsid="00f31e98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a2426c" officeooo:paragraph-rsid="00f31e98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language="ru" fo:country="RU" fo:font-weight="normal" officeooo:rsid="013bab78" officeooo:paragraph-rsid="013d3c61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language="ru" fo:country="RU" fo:font-weight="normal" officeooo:rsid="013bab78" officeooo:paragraph-rsid="0142fc06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language="ru" fo:country="RU" fo:font-weight="normal" officeooo:rsid="010d1caa" officeooo:paragraph-rsid="0119f092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language="ru" fo:country="RU" fo:font-weight="normal" officeooo:rsid="010d1caa" officeooo:paragraph-rsid="0134ffe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language="ru" fo:country="RU" fo:font-weight="normal" officeooo:rsid="010d1caa" officeooo:paragraph-rsid="011b563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language="ru" fo:country="RU" fo:font-weight="normal" officeooo:rsid="010d1caa" officeooo:paragraph-rsid="0133d5c3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language="ru" fo:country="RU" fo:font-weight="normal" officeooo:rsid="012e71b9" officeooo:paragraph-rsid="01306794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language="ru" fo:country="RU" fo:font-weight="normal" officeooo:rsid="012e71b9" officeooo:paragraph-rsid="0135b06c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language="ru" fo:country="RU" fo:font-weight="normal" officeooo:rsid="012e71b9" officeooo:paragraph-rsid="01324eed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language="ru" fo:country="RU" fo:font-weight="normal" officeooo:rsid="012e71b9" officeooo:paragraph-rsid="013044e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language="ru" fo:country="RU" fo:font-weight="normal" officeooo:rsid="012e71b9" officeooo:paragraph-rsid="0131ca7d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language="ru" fo:country="RU" fo:font-weight="normal" officeooo:rsid="013ed398" officeooo:paragraph-rsid="0141713c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language="ru" fo:country="RU" fo:font-weight="normal" officeooo:rsid="013ed398" officeooo:paragraph-rsid="013ed398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language="ru" fo:country="RU" fo:font-weight="normal" officeooo:rsid="013ed398" officeooo:paragraph-rsid="01390940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af3b71" officeooo:paragraph-rsid="00af3b71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b35730" officeooo:paragraph-rsid="00b4b8e3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caa684" officeooo:paragraph-rsid="00caa684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c573e4" officeooo:paragraph-rsid="00d4c3c3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d1d9de" officeooo:paragraph-rsid="00d1d9de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869e4e" officeooo:paragraph-rsid="00d4c3c3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2fc5c" officeooo:paragraph-rsid="00d4c3c3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5f875" officeooo:paragraph-rsid="00d4c3c3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685ead" officeooo:paragraph-rsid="00d4c3c3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915994" officeooo:paragraph-rsid="00cd5807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5dafb" officeooo:paragraph-rsid="00f5dafb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5dafb" officeooo:paragraph-rsid="00caa684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b0ce43" officeooo:paragraph-rsid="00af3b71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50fd4" officeooo:paragraph-rsid="00f830e2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50fd4" officeooo:paragraph-rsid="00fb114a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50fd4" officeooo:paragraph-rsid="00f50fd4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830e2" officeooo:paragraph-rsid="00f98d87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b114a" officeooo:paragraph-rsid="00fb114a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c4b56" officeooo:paragraph-rsid="00caa684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fc4b56" officeooo:paragraph-rsid="00fc4b56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language="ru" fo:country="RU" fo:font-weight="normal" officeooo:rsid="0103e07c" officeooo:paragraph-rsid="0103e07c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language="ru" fo:country="RU" fo:font-weight="normal" officeooo:rsid="0143fcb2" officeooo:paragraph-rsid="0103e07c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center" style:justify-single-word="false"/>
      <style:text-properties officeooo:paragraph-rsid="008e61d9"/>
    </style:style>
    <style:style style:name="P206" style:family="paragraph" style:parent-style-name="Standard">
      <style:paragraph-properties fo:text-align="start" style:justify-single-word="false"/>
      <style:text-properties officeooo:paragraph-rsid="00915994"/>
    </style:style>
    <style:style style:name="P207" style:family="paragraph" style:parent-style-name="Standard">
      <style:paragraph-properties fo:text-align="start" style:justify-single-word="false"/>
      <style:text-properties officeooo:paragraph-rsid="00b35730"/>
    </style:style>
    <style:style style:name="P208" style:family="paragraph" style:parent-style-name="Standard">
      <style:paragraph-properties fo:text-align="start" style:justify-single-word="false"/>
      <style:text-properties officeooo:paragraph-rsid="00a5aa57"/>
    </style:style>
    <style:style style:name="P209" style:family="paragraph" style:parent-style-name="Standard">
      <style:paragraph-properties fo:text-align="start" style:justify-single-word="false"/>
      <style:text-properties officeooo:paragraph-rsid="009a992b"/>
    </style:style>
    <style:style style:name="P210" style:family="paragraph" style:parent-style-name="Standard">
      <style:paragraph-properties fo:text-align="start" style:justify-single-word="false">
        <style:tab-stops/>
      </style:paragraph-properties>
    </style:style>
    <style:style style:name="P211" style:family="paragraph" style:parent-style-name="Standard">
      <style:paragraph-properties fo:text-align="start" style:justify-single-word="false"/>
      <style:text-properties officeooo:paragraph-rsid="00e13133"/>
    </style:style>
    <style:style style:name="P212" style:family="paragraph" style:parent-style-name="Standard">
      <style:paragraph-properties fo:text-align="start" style:justify-single-word="false"/>
      <style:text-properties officeooo:paragraph-rsid="00af3b71"/>
    </style:style>
    <style:style style:name="P213" style:family="paragraph" style:parent-style-name="Standard">
      <style:paragraph-properties fo:text-align="start" style:justify-single-word="false"/>
      <style:text-properties officeooo:paragraph-rsid="00f471c1"/>
    </style:style>
    <style:style style:name="P214" style:family="paragraph" style:parent-style-name="Standard">
      <style:paragraph-properties fo:text-align="start" style:justify-single-word="false"/>
      <style:text-properties officeooo:paragraph-rsid="00f98d87"/>
    </style:style>
    <style:style style:name="P215" style:family="paragraph" style:parent-style-name="Standard">
      <style:paragraph-properties fo:text-align="start" style:justify-single-word="false"/>
      <style:text-properties officeooo:paragraph-rsid="00c573e4"/>
    </style:style>
    <style:style style:name="P216" style:family="paragraph" style:parent-style-name="Standard">
      <style:paragraph-properties fo:text-align="start" style:justify-single-word="false"/>
      <style:text-properties officeooo:paragraph-rsid="0103e07c"/>
    </style:style>
    <style:style style:name="P217" style:family="paragraph" style:parent-style-name="Standard">
      <style:paragraph-properties fo:text-align="start" style:justify-single-word="false"/>
      <style:text-properties officeooo:paragraph-rsid="0121dcb7"/>
    </style:style>
    <style:style style:name="P218" style:family="paragraph" style:parent-style-name="Standard">
      <style:paragraph-properties fo:text-align="start" style:justify-single-word="false"/>
      <style:text-properties officeooo:paragraph-rsid="013044e0"/>
    </style:style>
    <style:style style:name="P219" style:family="paragraph" style:parent-style-name="Standard">
      <style:paragraph-properties fo:text-align="start" style:justify-single-word="false"/>
      <style:text-properties officeooo:paragraph-rsid="01390940"/>
    </style:style>
    <style:style style:name="P220" style:family="paragraph" style:parent-style-name="Standard">
      <style:paragraph-properties fo:text-align="start" style:justify-single-word="false"/>
      <style:text-properties officeooo:paragraph-rsid="0144cced"/>
    </style:style>
    <style:style style:name="P221" style:family="paragraph" style:parent-style-name="Standard">
      <style:paragraph-properties fo:text-align="start" style:justify-single-word="false"/>
      <style:text-properties officeooo:rsid="00caa684" officeooo:paragraph-rsid="00caa684"/>
    </style:style>
    <style:style style:name="P222" style:family="paragraph" style:parent-style-name="Standard">
      <style:text-properties officeooo:paragraph-rsid="005ea29a"/>
    </style:style>
    <style:style style:name="P223" style:family="paragraph" style:parent-style-name="Standard">
      <style:paragraph-properties fo:text-align="end" style:justify-single-word="false">
        <style:tab-stops/>
      </style:paragraph-properties>
    </style:style>
    <style:style style:name="P224" style:family="paragraph" style:parent-style-name="Standard">
      <style:paragraph-properties fo:text-align="end" style:justify-single-word="false">
        <style:tab-stops/>
      </style:paragraph-properties>
      <style:text-properties officeooo:paragraph-rsid="00de777b"/>
    </style:style>
    <style:style style:name="P225" style:family="paragraph" style:parent-style-name="Standard">
      <style:paragraph-properties fo:text-align="end" style:justify-single-word="false">
        <style:tab-stops/>
      </style:paragraph-properties>
      <style:text-properties officeooo:paragraph-rsid="00df93ab"/>
    </style:style>
    <style:style style:name="P226" style:family="paragraph" style:parent-style-name="Standard">
      <style:paragraph-properties fo:text-align="end" style:justify-single-word="false">
        <style:tab-stops/>
      </style:paragraph-properties>
      <style:text-properties officeooo:rsid="00de777b" officeooo:paragraph-rsid="00de777b"/>
    </style:style>
    <style:style style:name="P227" style:family="paragraph" style:parent-style-name="Standard">
      <style:paragraph-properties fo:text-align="start" style:justify-single-word="false">
        <style:tab-stops/>
      </style:paragraph-properties>
      <style:text-properties fo:background-color="#ffff00"/>
    </style:style>
    <style:style style:name="P228" style:family="paragraph" style:parent-style-name="Standard">
      <style:paragraph-properties fo:text-align="start" style:justify-single-word="false">
        <style:tab-stops/>
      </style:paragraph-properties>
      <style:text-properties officeooo:paragraph-rsid="00dfc74a" fo:background-color="#ffff00"/>
    </style:style>
    <style:style style:name="P229" style:family="paragraph" style:parent-style-name="Standard">
      <style:text-properties officeooo:paragraph-rsid="00dfc74a"/>
    </style:style>
    <style:style style:name="P230" style:family="paragraph" style:parent-style-name="Standard">
      <style:paragraph-properties fo:text-align="start" style:justify-single-word="false"/>
      <style:text-properties officeooo:rsid="00f192c5" officeooo:paragraph-rsid="00f192c5"/>
    </style:style>
    <style:style style:name="P231" style:family="paragraph" style:parent-style-name="Standard">
      <style:paragraph-properties fo:text-align="start" style:justify-single-word="false"/>
      <style:text-properties officeooo:rsid="00f1b756" officeooo:paragraph-rsid="00f1b756"/>
    </style:style>
    <style:style style:name="P232" style:family="paragraph" style:parent-style-name="Standard">
      <style:text-properties officeooo:paragraph-rsid="016cca68"/>
    </style:style>
    <style:style style:name="P233" style:family="paragraph" style:parent-style-name="Standard">
      <style:text-properties officeooo:paragraph-rsid="01703ab3"/>
    </style:style>
    <style:style style:name="P234" style:family="paragraph" style:parent-style-name="Standard">
      <style:text-properties officeooo:rsid="0174f15e" officeooo:paragraph-rsid="0174f15e"/>
    </style:style>
    <style:style style:name="P235" style:family="paragraph" style:parent-style-name="Standard">
      <style:text-properties officeooo:rsid="01767b4b" officeooo:paragraph-rsid="01767b4b"/>
    </style:style>
    <style:style style:name="P236" style:family="paragraph" style:parent-style-name="Standard">
      <style:text-properties officeooo:paragraph-rsid="01787160"/>
    </style:style>
    <style:style style:name="P237" style:family="paragraph" style:parent-style-name="Standard">
      <style:text-properties officeooo:paragraph-rsid="017a4527"/>
    </style:style>
    <style:style style:name="P238" style:family="paragraph" style:parent-style-name="Standard">
      <style:text-properties officeooo:paragraph-rsid="017a9fb7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language="ru" fo:country="RU" fo:font-weight="bold" officeooo:rsid="0073c3e8" officeooo:paragraph-rsid="0073c3e8" style:font-size-asian="10.5pt" style:font-weight-asian="bold" style:font-size-complex="12pt" style:font-weight-complex="bold"/>
    </style:style>
    <style:style style:name="P240" style:family="paragraph" style:parent-style-name="Standard">
      <style:text-properties fo:language="ru" fo:country="RU" fo:font-weight="bold" officeooo:rsid="018af0b1" officeooo:paragraph-rsid="018af0b1" style:font-weight-asian="bold" style:font-weight-complex="bold"/>
    </style:style>
    <style:style style:name="P241" style:family="paragraph" style:parent-style-name="Standard">
      <style:text-properties fo:language="ru" fo:country="RU" fo:font-weight="bold" officeooo:rsid="01983298" officeooo:paragraph-rsid="01983298" style:font-weight-asian="bold" style:font-weight-complex="bold"/>
    </style:style>
    <style:style style:name="P242" style:family="paragraph" style:parent-style-name="Standard">
      <style:text-properties fo:language="ru" fo:country="RU" officeooo:rsid="018af0b1" officeooo:paragraph-rsid="018af0b1"/>
    </style:style>
    <style:style style:name="P243" style:family="paragraph" style:parent-style-name="Standard">
      <style:text-properties fo:language="ru" fo:country="RU" officeooo:rsid="0198f763" officeooo:paragraph-rsid="0198f763"/>
    </style:style>
    <style:style style:name="P244" style:family="paragraph" style:parent-style-name="Standard">
      <style:text-properties fo:language="ru" fo:country="RU" officeooo:rsid="019965c9" officeooo:paragraph-rsid="019965c9"/>
    </style:style>
    <style:style style:name="T1" style:family="text">
      <style:text-properties officeooo:rsid="001f8604"/>
    </style:style>
    <style:style style:name="T2" style:family="text">
      <style:text-properties officeooo:rsid="0020423d"/>
    </style:style>
    <style:style style:name="T3" style:family="text">
      <style:text-properties officeooo:rsid="0020bdb6"/>
    </style:style>
    <style:style style:name="T4" style:family="text">
      <style:text-properties officeooo:rsid="0022fc5c"/>
    </style:style>
    <style:style style:name="T5" style:family="text">
      <style:text-properties officeooo:rsid="00236948"/>
    </style:style>
    <style:style style:name="T6" style:family="text">
      <style:text-properties officeooo:rsid="0023c4bb"/>
    </style:style>
    <style:style style:name="T7" style:family="text">
      <style:text-properties officeooo:rsid="0024ce0e"/>
    </style:style>
    <style:style style:name="T8" style:family="text">
      <style:text-properties officeooo:rsid="0025f8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cec9" style:font-weight-asian="normal" style:font-weight-complex="normal"/>
    </style:style>
    <style:style style:name="T12" style:family="text">
      <style:text-properties officeooo:rsid="0028ff07"/>
    </style:style>
    <style:style style:name="T13" style:family="text">
      <style:text-properties officeooo:rsid="002c0844"/>
    </style:style>
    <style:style style:name="T14" style:family="text">
      <style:text-properties officeooo:rsid="002e0551"/>
    </style:style>
    <style:style style:name="T15" style:family="text">
      <style:text-properties officeooo:rsid="00386daa"/>
    </style:style>
    <style:style style:name="T16" style:family="text">
      <style:text-properties officeooo:rsid="003aa452"/>
    </style:style>
    <style:style style:name="T17" style:family="text">
      <style:text-properties officeooo:rsid="003b7006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33c0ce"/>
    </style:style>
    <style:style style:name="T20" style:family="text">
      <style:text-properties fo:language="ru" fo:country="RU" officeooo:rsid="003df622"/>
    </style:style>
    <style:style style:name="T21" style:family="text">
      <style:text-properties fo:language="ru" fo:country="RU" officeooo:rsid="003a5701"/>
    </style:style>
    <style:style style:name="T22" style:family="text">
      <style:text-properties fo:language="ru" fo:country="RU" officeooo:rsid="00383418"/>
    </style:style>
    <style:style style:name="T23" style:family="text">
      <style:text-properties fo:language="ru" fo:country="RU" officeooo:rsid="0048f7d0"/>
    </style:style>
    <style:style style:name="T24" style:family="text">
      <style:text-properties fo:language="ru" fo:country="RU" officeooo:rsid="004b1c90"/>
    </style:style>
    <style:style style:name="T25" style:family="text">
      <style:text-properties fo:language="ru" fo:country="RU" officeooo:rsid="00545eb7"/>
    </style:style>
    <style:style style:name="T26" style:family="text">
      <style:text-properties fo:language="ru" fo:country="RU" officeooo:rsid="00565eb5"/>
    </style:style>
    <style:style style:name="T27" style:family="text">
      <style:text-properties fo:language="ru" fo:country="RU" officeooo:rsid="00582667"/>
    </style:style>
    <style:style style:name="T28" style:family="text">
      <style:text-properties fo:language="ru" fo:country="RU" officeooo:rsid="005ea29a"/>
    </style:style>
    <style:style style:name="T29" style:family="text">
      <style:text-properties fo:language="ru" fo:country="RU" officeooo:rsid="00329e39"/>
    </style:style>
    <style:style style:name="T30" style:family="text">
      <style:text-properties fo:language="ru" fo:country="RU" officeooo:rsid="00603a01"/>
    </style:style>
    <style:style style:name="T31" style:family="text">
      <style:text-properties fo:language="ru" fo:country="RU" officeooo:rsid="00634ef8"/>
    </style:style>
    <style:style style:name="T32" style:family="text">
      <style:text-properties fo:language="ru" fo:country="RU" fo:font-weight="normal" officeooo:rsid="0033c0ce" style:font-weight-asian="normal" style:font-weight-complex="normal"/>
    </style:style>
    <style:style style:name="T33" style:family="text">
      <style:text-properties fo:language="ru" fo:country="RU" fo:font-weight="normal" officeooo:rsid="003b7006" style:font-weight-asian="normal" style:font-weight-complex="normal"/>
    </style:style>
    <style:style style:name="T34" style:family="text">
      <style:text-properties fo:language="ru" fo:country="RU" fo:font-weight="normal" officeooo:rsid="00312931" style:font-weight-asian="normal" style:font-weight-complex="normal"/>
    </style:style>
    <style:style style:name="T35" style:family="text">
      <style:text-properties fo:language="ru" fo:country="RU" fo:font-weight="normal" officeooo:rsid="0067e766" style:font-weight-asian="normal" style:font-weight-complex="normal"/>
    </style:style>
    <style:style style:name="T36" style:family="text">
      <style:text-properties fo:language="ru" fo:country="RU" fo:font-weight="normal" officeooo:rsid="0025f875" style:font-weight-asian="normal" style:font-weight-complex="normal"/>
    </style:style>
    <style:style style:name="T37" style:family="text">
      <style:text-properties fo:language="ru" fo:country="RU" officeooo:rsid="00312931"/>
    </style:style>
    <style:style style:name="T38" style:family="text">
      <style:text-properties fo:language="ru" fo:country="RU" officeooo:rsid="006a3f91"/>
    </style:style>
    <style:style style:name="T39" style:family="text">
      <style:text-properties fo:language="ru" fo:country="RU" officeooo:rsid="0074a7fa"/>
    </style:style>
    <style:style style:name="T40" style:family="text">
      <style:text-properties fo:language="ru" fo:country="RU" officeooo:rsid="00760275"/>
    </style:style>
    <style:style style:name="T41" style:family="text">
      <style:text-properties fo:language="ru" fo:country="RU" officeooo:rsid="0076c208"/>
    </style:style>
    <style:style style:name="T42" style:family="text">
      <style:text-properties fo:language="ru" fo:country="RU" officeooo:rsid="00772402"/>
    </style:style>
    <style:style style:name="T43" style:family="text">
      <style:text-properties fo:language="ru" fo:country="RU" officeooo:rsid="0078b418"/>
    </style:style>
    <style:style style:name="T44" style:family="text">
      <style:text-properties fo:language="ru" fo:country="RU" officeooo:rsid="007c0155"/>
    </style:style>
    <style:style style:name="T45" style:family="text">
      <style:text-properties fo:language="ru" fo:country="RU" officeooo:rsid="00837a2f"/>
    </style:style>
    <style:style style:name="T46" style:family="text">
      <style:text-properties fo:language="ru" fo:country="RU" officeooo:rsid="00747737"/>
    </style:style>
    <style:style style:name="T47" style:family="text">
      <style:text-properties fo:language="ru" fo:country="RU" officeooo:rsid="00844f4a"/>
    </style:style>
    <style:style style:name="T48" style:family="text">
      <style:text-properties fo:language="ru" fo:country="RU" officeooo:rsid="0086186a"/>
    </style:style>
    <style:style style:name="T49" style:family="text">
      <style:text-properties fo:language="ru" fo:country="RU" officeooo:rsid="00869e4e"/>
    </style:style>
    <style:style style:name="T50" style:family="text">
      <style:text-properties fo:language="ru" fo:country="RU" fo:font-weight="bold" officeooo:rsid="00760275" style:font-weight-asian="bold" style:font-weight-complex="bold"/>
    </style:style>
    <style:style style:name="T51" style:family="text">
      <style:text-properties fo:language="ru" fo:country="RU" fo:font-weight="bold" officeooo:rsid="00772402" style:font-weight-asian="bold" style:font-weight-complex="bold"/>
    </style:style>
    <style:style style:name="T52" style:family="text">
      <style:text-properties fo:language="ru" fo:country="RU" fo:font-weight="bold" officeooo:rsid="00837a2f" style:font-weight-asian="bold" style:font-weight-complex="bold"/>
    </style:style>
    <style:style style:name="T53" style:family="text">
      <style:text-properties fo:language="ru" fo:country="RU" fo:font-weight="bold" officeooo:rsid="006a3f91" style:font-weight-asian="bold" style:font-weight-complex="bold"/>
    </style:style>
    <style:style style:name="T54" style:family="text">
      <style:text-properties fo:language="ru" fo:country="RU" fo:font-weight="bold" officeooo:rsid="0072d917" style:font-weight-asian="bold" style:font-weight-complex="bold"/>
    </style:style>
    <style:style style:name="T55" style:family="text">
      <style:text-properties fo:language="ru" fo:country="RU" fo:font-weight="bold" officeooo:rsid="0073c3e8" style:font-weight-asian="bold" style:font-weight-complex="bold"/>
    </style:style>
    <style:style style:name="T56" style:family="text">
      <style:text-properties fo:language="ru" fo:country="RU" fo:font-weight="bold" officeooo:rsid="008f4f36" style:font-weight-asian="bold" style:font-weight-complex="bold"/>
    </style:style>
    <style:style style:name="T57" style:family="text">
      <style:text-properties fo:language="ru" fo:country="RU" fo:font-weight="bold" officeooo:rsid="0090e608" style:font-weight-asian="bold" style:font-weight-complex="bold"/>
    </style:style>
    <style:style style:name="T58" style:family="text">
      <style:text-properties fo:language="ru" fo:country="RU" officeooo:rsid="008722e2"/>
    </style:style>
    <style:style style:name="T59" style:family="text">
      <style:text-properties fo:language="ru" fo:country="RU" officeooo:rsid="00884b81"/>
    </style:style>
    <style:style style:name="T60" style:family="text">
      <style:text-properties fo:language="ru" fo:country="RU" officeooo:rsid="008a36a3"/>
    </style:style>
    <style:style style:name="T61" style:family="text">
      <style:text-properties fo:language="ru" fo:country="RU" officeooo:rsid="008dc6af"/>
    </style:style>
    <style:style style:name="T62" style:family="text">
      <style:text-properties fo:language="ru" fo:country="RU" officeooo:rsid="008e61d9"/>
    </style:style>
    <style:style style:name="T63" style:family="text">
      <style:text-properties fo:language="ru" fo:country="RU" officeooo:rsid="00687a1c"/>
    </style:style>
    <style:style style:name="T64" style:family="text">
      <style:text-properties fo:language="ru" fo:country="RU" officeooo:rsid="009054ce"/>
    </style:style>
    <style:style style:name="T65" style:family="text">
      <style:text-properties fo:language="ru" fo:country="RU" officeooo:rsid="0090e608"/>
    </style:style>
    <style:style style:name="T66" style:family="text">
      <style:text-properties fo:language="ru" fo:country="RU" officeooo:rsid="00c573e4"/>
    </style:style>
    <style:style style:name="T67" style:family="text">
      <style:text-properties fo:language="ru" fo:country="RU" officeooo:rsid="00c877f6"/>
    </style:style>
    <style:style style:name="T68" style:family="text">
      <style:text-properties fo:language="ru" fo:country="RU" officeooo:rsid="00d927c2"/>
    </style:style>
    <style:style style:name="T69" style:family="text">
      <style:text-properties fo:language="ru" fo:country="RU" officeooo:rsid="0025f875"/>
    </style:style>
    <style:style style:name="T70" style:family="text">
      <style:text-properties fo:language="ru" fo:country="RU" officeooo:rsid="0020423d"/>
    </style:style>
    <style:style style:name="T71" style:family="text">
      <style:text-properties fo:language="ru" fo:country="RU" officeooo:rsid="00430a2a"/>
    </style:style>
    <style:style style:name="T72" style:family="text">
      <style:text-properties fo:language="ru" fo:country="RU" officeooo:rsid="00e13133"/>
    </style:style>
    <style:style style:name="T73" style:family="text">
      <style:text-properties fo:language="ru" fo:country="RU" officeooo:rsid="00e32bac"/>
    </style:style>
    <style:style style:name="T74" style:family="text">
      <style:text-properties fo:language="ru" fo:country="RU" officeooo:rsid="00ec248c"/>
    </style:style>
    <style:style style:name="T75" style:family="text">
      <style:text-properties fo:language="ru" fo:country="RU" officeooo:rsid="00f1b756"/>
    </style:style>
    <style:style style:name="T76" style:family="text">
      <style:text-properties fo:language="ru" fo:country="RU" officeooo:rsid="0100523f"/>
    </style:style>
    <style:style style:name="T77" style:family="text">
      <style:text-properties fo:language="ru" fo:country="RU" officeooo:rsid="011d3e0e"/>
    </style:style>
    <style:style style:name="T78" style:family="text">
      <style:text-properties fo:language="ru" fo:country="RU" officeooo:rsid="01703ab3"/>
    </style:style>
    <style:style style:name="T79" style:family="text">
      <style:text-properties fo:language="ru" fo:country="RU" officeooo:rsid="016cca68"/>
    </style:style>
    <style:style style:name="T80" style:family="text">
      <style:text-properties fo:language="ru" fo:country="RU" officeooo:rsid="0173164d"/>
    </style:style>
    <style:style style:name="T81" style:family="text">
      <style:text-properties fo:language="ru" fo:country="RU" officeooo:rsid="0173dac4"/>
    </style:style>
    <style:style style:name="T82" style:family="text">
      <style:text-properties fo:language="ru" fo:country="RU" officeooo:rsid="0174f15e"/>
    </style:style>
    <style:style style:name="T83" style:family="text">
      <style:text-properties fo:language="ru" fo:country="RU" officeooo:rsid="0175e05a"/>
    </style:style>
    <style:style style:name="T84" style:family="text">
      <style:text-properties fo:language="ru" fo:country="RU" officeooo:rsid="016eb439"/>
    </style:style>
    <style:style style:name="T85" style:family="text">
      <style:text-properties fo:language="ru" fo:country="RU" officeooo:rsid="0170098e"/>
    </style:style>
    <style:style style:name="T86" style:family="text">
      <style:text-properties fo:language="ru" fo:country="RU" officeooo:rsid="01787160"/>
    </style:style>
    <style:style style:name="T87" style:family="text">
      <style:text-properties fo:language="ru" fo:country="RU" officeooo:rsid="017a4527"/>
    </style:style>
    <style:style style:name="T88" style:family="text">
      <style:text-properties fo:language="ru" fo:country="RU" officeooo:rsid="017a5aa6"/>
    </style:style>
    <style:style style:name="T89" style:family="text">
      <style:text-properties fo:language="ru" fo:country="RU" officeooo:rsid="017b60d0"/>
    </style:style>
    <style:style style:name="T90" style:family="text">
      <style:text-properties fo:language="ru" fo:country="RU" officeooo:rsid="017b8a47"/>
    </style:style>
    <style:style style:name="T91" style:family="text">
      <style:text-properties fo:language="ru" fo:country="RU" officeooo:rsid="017c2292"/>
    </style:style>
    <style:style style:name="T92" style:family="text">
      <style:text-properties officeooo:rsid="003ec227"/>
    </style:style>
    <style:style style:name="T93" style:family="text">
      <style:text-properties officeooo:rsid="00430a2a"/>
    </style:style>
    <style:style style:name="T94" style:family="text">
      <style:text-properties officeooo:rsid="00473aee"/>
    </style:style>
    <style:style style:name="T95" style:family="text">
      <style:text-properties fo:font-size="14pt" fo:language="ru" fo:country="RU" fo:font-weight="bold" officeooo:rsid="003aa452" style:font-size-asian="14pt" style:font-weight-asian="bold" style:font-size-complex="14pt" style:font-weight-complex="bold"/>
    </style:style>
    <style:style style:name="T96" style:family="text">
      <style:text-properties fo:font-size="14pt" fo:language="ru" fo:country="RU" fo:font-weight="bold" officeooo:rsid="004b1c90" style:font-size-asian="14pt" style:font-weight-asian="bold" style:font-size-complex="14pt" style:font-weight-complex="bold"/>
    </style:style>
    <style:style style:name="T97" style:family="text">
      <style:text-properties fo:font-size="14pt" fo:language="ru" fo:country="RU" fo:font-weight="bold" officeooo:rsid="0025f875" style:font-size-asian="14pt" style:font-weight-asian="bold" style:font-size-complex="14pt" style:font-weight-complex="bold"/>
    </style:style>
    <style:style style:name="T98" style:family="text">
      <style:text-properties fo:font-size="14pt" fo:language="ru" fo:country="RU" fo:font-weight="bold" officeooo:rsid="0027cec9" style:font-size-asian="14pt" style:font-weight-asian="bold" style:font-size-complex="14pt" style:font-weight-complex="bold"/>
    </style:style>
    <style:style style:name="T99" style:family="text">
      <style:text-properties fo:font-size="14pt" fo:language="ru" fo:country="RU" fo:font-weight="bold" officeooo:rsid="00915994" style:font-size-asian="14pt" style:font-weight-asian="bold" style:font-size-complex="14pt" style:font-weight-complex="bold"/>
    </style:style>
    <style:style style:name="T100" style:family="text">
      <style:text-properties fo:font-size="14pt" fo:language="ru" fo:country="RU" fo:font-weight="bold" officeooo:rsid="00a2426c" style:font-size-asian="14pt" style:font-weight-asian="bold" style:font-size-complex="14pt" style:font-weight-complex="bold"/>
    </style:style>
    <style:style style:name="T101" style:family="text">
      <style:text-properties fo:font-size="14pt" fo:language="ru" fo:country="RU" fo:font-weight="bold" officeooo:rsid="00a3faf2" style:font-size-asian="14pt" style:font-weight-asian="bold" style:font-size-complex="14pt" style:font-weight-complex="bold"/>
    </style:style>
    <style:style style:name="T102" style:family="text">
      <style:text-properties fo:font-size="14pt" fo:language="ru" fo:country="RU" fo:font-weight="bold" officeooo:rsid="00d1d9de" style:font-size-asian="14pt" style:font-weight-asian="bold" style:font-size-complex="14pt" style:font-weight-complex="bold"/>
    </style:style>
    <style:style style:name="T103" style:family="text">
      <style:text-properties fo:font-size="14pt" fo:language="ru" fo:country="RU" fo:font-weight="normal" officeooo:rsid="00f192c5" style:font-size-asian="14pt" style:font-weight-asian="normal" style:font-size-complex="14pt" style:font-weight-complex="normal"/>
    </style:style>
    <style:style style:name="T104" style:family="text">
      <style:text-properties fo:font-size="14pt" fo:language="ru" fo:country="RU" fo:font-weight="normal" officeooo:rsid="00f1b756" style:font-size-asian="14pt" style:font-weight-asian="normal" style:font-size-complex="14pt" style:font-weight-complex="normal"/>
    </style:style>
    <style:style style:name="T105" style:family="text">
      <style:text-properties fo:font-size="14pt" fo:language="ru" fo:country="RU" fo:font-weight="normal" officeooo:rsid="00f471c1" style:font-size-asian="14pt" style:font-weight-asian="normal" style:font-size-complex="14pt" style:font-weight-complex="normal"/>
    </style:style>
    <style:style style:name="T106" style:family="text">
      <style:text-properties fo:font-size="14pt" fo:font-weight="bold" officeooo:rsid="003aa452" style:font-size-asian="14pt" style:font-weight-asian="bold" style:font-size-complex="14pt" style:font-weight-complex="bold"/>
    </style:style>
    <style:style style:name="T107" style:family="text">
      <style:text-properties fo:font-size="14pt" fo:font-weight="bold" officeooo:rsid="004b1c90" style:font-size-asian="14pt" style:font-weight-asian="bold" style:font-size-complex="14pt" style:font-weight-complex="bold"/>
    </style:style>
    <style:style style:name="T108" style:family="text">
      <style:text-properties fo:font-size="14pt" fo:font-weight="bold" officeooo:rsid="0025f875" style:font-size-asian="14pt" style:font-weight-asian="bold" style:font-size-complex="14pt" style:font-weight-complex="bold"/>
    </style:style>
    <style:style style:name="T109" style:family="text">
      <style:text-properties fo:font-size="14pt" fo:font-weight="bold" officeooo:rsid="0027cec9" style:font-size-asian="14pt" style:font-weight-asian="bold" style:font-size-complex="14pt" style:font-weight-complex="bold"/>
    </style:style>
    <style:style style:name="T110" style:family="text">
      <style:text-properties fo:font-size="14pt" fo:font-weight="bold" officeooo:rsid="00915994" style:font-size-asian="14pt" style:font-weight-asian="bold" style:font-size-complex="14pt" style:font-weight-complex="bold"/>
    </style:style>
    <style:style style:name="T111" style:family="text">
      <style:text-properties fo:font-size="14pt" fo:font-weight="bold" officeooo:rsid="00ad5a30" style:font-size-asian="14pt" style:font-weight-asian="bold" style:font-size-complex="14pt" style:font-weight-complex="bold"/>
    </style:style>
    <style:style style:name="T112" style:family="text">
      <style:text-properties fo:font-size="14pt" fo:font-weight="bold" officeooo:rsid="00bcc634" style:font-size-asian="14pt" style:font-weight-asian="bold" style:font-size-complex="14pt" style:font-weight-complex="bold"/>
    </style:style>
    <style:style style:name="T113" style:family="text">
      <style:text-properties fo:font-size="14pt" fo:font-weight="bold" officeooo:rsid="00d1d9de" style:font-size-asian="14pt" style:font-weight-asian="bold" style:font-size-complex="14pt" style:font-weight-complex="bold"/>
    </style:style>
    <style:style style:name="T114" style:family="text">
      <style:text-properties fo:font-size="14pt" fo:font-weight="bold" officeooo:rsid="00f192c5" style:font-size-asian="14pt" style:font-weight-asian="bold" style:font-size-complex="14pt" style:font-weight-complex="bold"/>
    </style:style>
    <style:style style:name="T115" style:family="text">
      <style:text-properties fo:font-size="14pt" fo:font-weight="bold" officeooo:rsid="00a2426c" style:font-size-asian="14pt" style:font-weight-asian="bold" style:font-size-complex="14pt" style:font-weight-complex="bold"/>
    </style:style>
    <style:style style:name="T116" style:family="text">
      <style:text-properties fo:font-size="14pt" fo:font-weight="bold" officeooo:rsid="00a3faf2" style:font-size-asian="14pt" style:font-weight-asian="bold" style:font-size-complex="14pt" style:font-weight-complex="bold"/>
    </style:style>
    <style:style style:name="T117" style:family="text">
      <style:text-properties officeooo:rsid="004d04d9"/>
    </style:style>
    <style:style style:name="T118" style:family="text">
      <style:text-properties officeooo:rsid="004e8d35"/>
    </style:style>
    <style:style style:name="T119" style:family="text">
      <style:text-properties officeooo:rsid="005188ad"/>
    </style:style>
    <style:style style:name="T120" style:family="text">
      <style:text-properties officeooo:rsid="00545eb7"/>
    </style:style>
    <style:style style:name="T12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22" style:family="text">
      <style:text-properties fo:font-size="12pt" fo:language="ru" fo:country="RU" fo:font-weight="normal" officeooo:rsid="00b35730" style:font-size-asian="12pt" style:font-weight-asian="normal" style:font-size-complex="12pt" style:font-weight-complex="normal"/>
    </style:style>
    <style:style style:name="T123" style:family="text">
      <style:text-properties fo:font-size="12pt" fo:language="ru" fo:country="RU" fo:font-weight="normal" officeooo:rsid="00b0ce43" style:font-size-asian="12pt" style:font-weight-asian="normal" style:font-size-complex="12pt" style:font-weight-complex="normal"/>
    </style:style>
    <style:style style:name="T124" style:family="text">
      <style:text-properties fo:font-size="12pt" fo:language="ru" fo:country="RU" fo:font-weight="normal" officeooo:rsid="00ba9cd2" style:font-size-asian="12pt" style:font-weight-asian="normal" style:font-size-complex="12pt" style:font-weight-complex="normal"/>
    </style:style>
    <style:style style:name="T125" style:family="text">
      <style:text-properties fo:font-size="12pt" fo:language="ru" fo:country="RU" fo:font-weight="normal" officeooo:rsid="00b9f62f" style:font-size-asian="12pt" style:font-weight-asian="normal" style:font-size-complex="12pt" style:font-weight-complex="normal"/>
    </style:style>
    <style:style style:name="T126" style:family="text">
      <style:text-properties fo:font-size="12pt" fo:language="ru" fo:country="RU" fo:font-weight="normal" officeooo:rsid="00b4b8e3" style:font-size-asian="12pt" style:font-weight-asian="normal" style:font-size-complex="12pt" style:font-weight-complex="normal"/>
    </style:style>
    <style:style style:name="T127" style:family="text">
      <style:text-properties fo:font-size="12pt" fo:language="ru" fo:country="RU" fo:font-weight="normal" officeooo:rsid="00ad5a30" style:font-size-asian="12pt" style:font-weight-asian="normal" style:font-size-complex="12pt" style:font-weight-complex="normal"/>
    </style:style>
    <style:style style:name="T128" style:family="text">
      <style:text-properties fo:font-size="12pt" fo:language="ru" fo:country="RU" fo:font-weight="normal" officeooo:rsid="00915994" style:font-size-asian="12pt" style:font-weight-asian="normal" style:font-size-complex="12pt" style:font-weight-complex="normal"/>
    </style:style>
    <style:style style:name="T129" style:family="text">
      <style:text-properties fo:font-size="12pt" fo:language="ru" fo:country="RU" fo:font-weight="normal" officeooo:rsid="00c92543" style:font-size-asian="12pt" style:font-weight-asian="normal" style:font-size-complex="12pt" style:font-weight-complex="normal"/>
    </style:style>
    <style:style style:name="T130" style:family="text">
      <style:text-properties fo:font-size="12pt" fo:language="ru" fo:country="RU" fo:font-weight="normal" officeooo:rsid="00b2c2ff" style:font-size-asian="12pt" style:font-weight-asian="normal" style:font-size-complex="12pt" style:font-weight-complex="normal"/>
    </style:style>
    <style:style style:name="T131" style:family="text">
      <style:text-properties fo:font-size="12pt" fo:language="ru" fo:country="RU" fo:font-weight="normal" officeooo:rsid="00cd5807" style:font-size-asian="12pt" style:font-weight-asian="normal" style:font-size-complex="12pt" style:font-weight-complex="normal"/>
    </style:style>
    <style:style style:name="T132" style:family="text">
      <style:text-properties fo:font-size="12pt" fo:language="ru" fo:country="RU" fo:font-weight="normal" officeooo:rsid="00d31aa5" style:font-size-asian="12pt" style:font-weight-asian="normal" style:font-size-complex="12pt" style:font-weight-complex="normal"/>
    </style:style>
    <style:style style:name="T133" style:family="text">
      <style:text-properties fo:font-size="12pt" fo:language="ru" fo:country="RU" fo:font-weight="normal" officeooo:rsid="00d68dbf" style:font-size-asian="12pt" style:font-weight-asian="normal" style:font-size-complex="12pt" style:font-weight-complex="normal"/>
    </style:style>
    <style:style style:name="T134" style:family="text">
      <style:text-properties fo:font-size="12pt" fo:language="ru" fo:country="RU" fo:font-weight="normal" officeooo:rsid="00a5aa57" style:font-size-asian="12pt" style:font-weight-asian="normal" style:font-size-complex="12pt" style:font-weight-complex="normal"/>
    </style:style>
    <style:style style:name="T135" style:family="text">
      <style:text-properties fo:font-size="12pt" fo:language="ru" fo:country="RU" fo:font-weight="normal" officeooo:rsid="00f1b756" style:font-size-asian="12pt" style:font-weight-asian="normal" style:font-size-complex="12pt" style:font-weight-complex="normal"/>
    </style:style>
    <style:style style:name="T136" style:family="text">
      <style:text-properties fo:font-size="12pt" fo:language="ru" fo:country="RU" fo:font-weight="normal" officeooo:rsid="00f830e2" style:font-size-asian="12pt" style:font-weight-asian="normal" style:font-size-complex="12pt" style:font-weight-complex="normal"/>
    </style:style>
    <style:style style:name="T137" style:family="text">
      <style:text-properties fo:font-size="12pt" fo:language="ru" fo:country="RU" fo:font-weight="normal" officeooo:rsid="00c573e4" style:font-size-asian="12pt" style:font-weight-asian="normal" style:font-size-complex="12pt" style:font-weight-complex="normal"/>
    </style:style>
    <style:style style:name="T138" style:family="text">
      <style:text-properties fo:font-size="12pt" fo:language="ru" fo:country="RU" fo:font-weight="normal" officeooo:rsid="00ffb3b6" style:font-size-asian="12pt" style:font-weight-asian="normal" style:font-size-complex="12pt" style:font-weight-complex="normal"/>
    </style:style>
    <style:style style:name="T139" style:family="text">
      <style:text-properties fo:font-size="12pt" fo:language="ru" fo:country="RU" fo:font-weight="normal" officeooo:rsid="00d1d9de" style:font-size-asian="12pt" style:font-weight-asian="normal" style:font-size-complex="12pt" style:font-weight-complex="normal"/>
    </style:style>
    <style:style style:name="T140" style:family="text">
      <style:text-properties fo:font-size="12pt" fo:language="ru" fo:country="RU" fo:font-weight="normal" officeooo:rsid="00d60399" style:font-size-asian="12pt" style:font-weight-asian="normal" style:font-size-complex="12pt" style:font-weight-complex="normal"/>
    </style:style>
    <style:style style:name="T141" style:family="text">
      <style:text-properties fo:font-size="12pt" fo:language="ru" fo:country="RU" fo:font-weight="normal" officeooo:rsid="00f98d87" style:font-size-asian="12pt" style:font-weight-asian="normal" style:font-size-complex="12pt" style:font-weight-complex="normal"/>
    </style:style>
    <style:style style:name="T142" style:family="text">
      <style:text-properties fo:font-size="12pt" fo:language="ru" fo:country="RU" fo:font-weight="normal" officeooo:rsid="01013292" style:font-size-asian="12pt" style:font-weight-asian="normal" style:font-size-complex="12pt" style:font-weight-complex="normal"/>
    </style:style>
    <style:style style:name="T143" style:family="text">
      <style:text-properties fo:font-size="12pt" fo:language="ru" fo:country="RU" fo:font-weight="normal" officeooo:rsid="00fb114a" style:font-size-asian="12pt" style:font-weight-asian="normal" style:font-size-complex="12pt" style:font-weight-complex="normal"/>
    </style:style>
    <style:style style:name="T144" style:family="text">
      <style:text-properties fo:font-size="12pt" fo:language="ru" fo:country="RU" fo:font-weight="normal" officeooo:rsid="0103e07c" style:font-size-asian="12pt" style:font-weight-asian="normal" style:font-size-complex="12pt" style:font-weight-complex="normal"/>
    </style:style>
    <style:style style:name="T145" style:family="text">
      <style:text-properties fo:font-size="12pt" fo:language="ru" fo:country="RU" fo:font-weight="normal" officeooo:rsid="01071ce1" style:font-size-asian="12pt" style:font-weight-asian="normal" style:font-size-complex="12pt" style:font-weight-complex="normal"/>
    </style:style>
    <style:style style:name="T146" style:family="text">
      <style:text-properties fo:font-size="12pt" fo:language="ru" fo:country="RU" fo:font-weight="normal" officeooo:rsid="01084b9c" style:font-size-asian="12pt" style:font-weight-asian="normal" style:font-size-complex="12pt" style:font-weight-complex="normal"/>
    </style:style>
    <style:style style:name="T147" style:family="text">
      <style:text-properties fo:font-size="12pt" fo:language="ru" fo:country="RU" fo:font-weight="normal" officeooo:rsid="011d9189" style:font-size-asian="12pt" style:font-weight-asian="normal" style:font-size-complex="12pt" style:font-weight-complex="normal"/>
    </style:style>
    <style:style style:name="T148" style:family="text">
      <style:text-properties fo:font-size="12pt" fo:language="ru" fo:country="RU" fo:font-weight="normal" officeooo:rsid="0141713c" style:font-size-asian="12pt" style:font-weight-asian="normal" style:font-size-complex="12pt" style:font-weight-complex="normal"/>
    </style:style>
    <style:style style:name="T149" style:family="text">
      <style:text-properties fo:font-size="12pt" fo:language="ru" fo:country="RU" fo:font-weight="normal" officeooo:rsid="0143fcb2" style:font-size-asian="12pt" style:font-weight-asian="normal" style:font-size-complex="12pt" style:font-weight-complex="normal"/>
    </style:style>
    <style:style style:name="T150" style:family="text">
      <style:text-properties fo:font-size="12pt" fo:language="ru" fo:country="RU" fo:font-weight="normal" officeooo:rsid="0144cced" style:font-size-asian="12pt" style:font-weight-asian="normal" style:font-size-complex="12pt" style:font-weight-complex="normal"/>
    </style:style>
    <style:style style:name="T151" style:family="text">
      <style:text-properties fo:font-size="12pt" fo:language="ru" fo:country="RU" fo:font-weight="normal" officeooo:rsid="0146a3dd" style:font-size-asian="12pt" style:font-weight-asian="normal" style:font-size-complex="12pt" style:font-weight-complex="normal"/>
    </style:style>
    <style:style style:name="T152" style:family="text">
      <style:text-properties fo:font-size="12pt" fo:language="ru" fo:country="RU" fo:font-weight="normal" officeooo:rsid="0148296a" style:font-size-asian="12pt" style:font-weight-asian="normal" style:font-size-complex="12pt" style:font-weight-complex="normal"/>
    </style:style>
    <style:style style:name="T153" style:family="text">
      <style:text-properties fo:font-size="12pt" fo:language="ru" fo:country="RU" fo:font-weight="normal" officeooo:rsid="00a5aa57" style:font-size-asian="10.5pt" style:font-weight-asian="normal" style:font-size-complex="12pt" style:font-weight-complex="normal"/>
    </style:style>
    <style:style style:name="T154" style:family="text">
      <style:text-properties fo:font-size="12pt" fo:language="ru" fo:country="RU" fo:font-weight="normal" officeooo:rsid="00d68dbf" style:font-size-asian="10.5pt" style:font-weight-asian="normal" style:font-size-complex="12pt" style:font-weight-complex="normal"/>
    </style:style>
    <style:style style:name="T155" style:family="text">
      <style:text-properties fo:font-size="12pt" fo:language="ru" fo:country="RU" fo:font-weight="normal" officeooo:rsid="00d5414f" style:font-size-asian="10.5pt" style:font-weight-asian="normal" style:font-size-complex="12pt" style:font-weight-complex="normal"/>
    </style:style>
    <style:style style:name="T156" style:family="text">
      <style:text-properties fo:font-size="12pt" fo:language="ru" fo:country="RU" fo:font-weight="normal" officeooo:rsid="00d82e76" style:font-size-asian="10.5pt" style:font-weight-asian="normal" style:font-size-complex="12pt" style:font-weight-complex="normal"/>
    </style:style>
    <style:style style:name="T157" style:family="text">
      <style:text-properties fo:font-size="12pt" fo:language="ru" fo:country="RU" fo:font-weight="normal" officeooo:rsid="009a992b" style:font-size-asian="10.5pt" style:font-weight-asian="normal" style:font-size-complex="12pt" style:font-weight-complex="normal"/>
    </style:style>
    <style:style style:name="T158" style:family="text">
      <style:text-properties fo:font-size="12pt" fo:language="ru" fo:country="RU" fo:font-weight="normal" officeooo:rsid="00db1423" style:font-size-asian="10.5pt" style:font-weight-asian="normal" style:font-size-complex="12pt" style:font-weight-complex="normal"/>
    </style:style>
    <style:style style:name="T159" style:family="text">
      <style:text-properties fo:font-size="12pt" fo:language="ru" fo:country="RU" fo:font-weight="normal" officeooo:rsid="00a52aab" style:font-size-asian="10.5pt" style:font-weight-asian="normal" style:font-size-complex="12pt" style:font-weight-complex="normal"/>
    </style:style>
    <style:style style:name="T160" style:family="text">
      <style:text-properties fo:font-size="12pt" fo:language="ru" fo:country="RU" fo:font-weight="normal" officeooo:rsid="009baa02" style:font-size-asian="10.5pt" style:font-weight-asian="normal" style:font-size-complex="12pt" style:font-weight-complex="normal"/>
    </style:style>
    <style:style style:name="T161" style:family="text">
      <style:text-properties fo:font-size="12pt" fo:language="ru" fo:country="RU" fo:font-weight="normal" officeooo:rsid="00e13133" style:font-size-asian="10.5pt" style:font-weight-asian="normal" style:font-size-complex="12pt" style:font-weight-complex="normal"/>
    </style:style>
    <style:style style:name="T162" style:family="text">
      <style:text-properties fo:font-size="12pt" fo:language="ru" fo:country="RU" fo:font-weight="normal" officeooo:rsid="00687a1c" style:font-size-asian="10.5pt" style:font-weight-asian="normal" style:font-size-complex="12pt" style:font-weight-complex="normal"/>
    </style:style>
    <style:style style:name="T163" style:family="text">
      <style:text-properties fo:font-size="12pt" fo:language="ru" fo:country="RU" fo:font-weight="normal" officeooo:rsid="006a3f91" style:font-size-asian="10.5pt" style:font-weight-asian="normal" style:font-size-complex="12pt" style:font-weight-complex="normal"/>
    </style:style>
    <style:style style:name="T164" style:family="text">
      <style:text-properties fo:font-size="12pt" fo:language="ru" fo:country="RU" fo:font-weight="normal" officeooo:rsid="0072bfec" style:font-size-asian="10.5pt" style:font-weight-asian="normal" style:font-size-complex="12pt" style:font-weight-complex="normal"/>
    </style:style>
    <style:style style:name="T165" style:family="text">
      <style:text-properties fo:font-size="12pt" fo:language="ru" fo:country="RU" fo:font-weight="normal" officeooo:rsid="00ede1da" style:font-size-asian="10.5pt" style:font-weight-asian="normal" style:font-size-complex="12pt" style:font-weight-complex="normal"/>
    </style:style>
    <style:style style:name="T166" style:family="text">
      <style:text-properties fo:font-size="12pt" fo:language="ru" fo:country="RU" fo:font-weight="normal" officeooo:rsid="00ef6fd5" style:font-size-asian="10.5pt" style:font-weight-asian="normal" style:font-size-complex="12pt" style:font-weight-complex="normal"/>
    </style:style>
    <style:style style:name="T167" style:family="text">
      <style:text-properties fo:font-size="12pt" fo:language="ru" fo:country="RU" fo:font-weight="normal" officeooo:rsid="00f192c5" style:font-size-asian="10.5pt" style:font-weight-asian="normal" style:font-size-complex="12pt" style:font-weight-complex="normal"/>
    </style:style>
    <style:style style:name="T168" style:family="text">
      <style:text-properties fo:font-size="12pt" fo:language="ru" fo:country="RU" fo:font-weight="normal" officeooo:rsid="00f31e98" style:font-size-asian="10.5pt" style:font-weight-asian="normal" style:font-size-complex="12pt" style:font-weight-complex="normal"/>
    </style:style>
    <style:style style:name="T169" style:family="text">
      <style:text-properties fo:font-size="12pt" fo:language="ru" fo:country="RU" fo:font-weight="normal" officeooo:rsid="0100523f" style:font-size-asian="10.5pt" style:font-weight-asian="normal" style:font-size-complex="12pt" style:font-weight-complex="normal"/>
    </style:style>
    <style:style style:name="T170" style:family="text">
      <style:text-properties fo:font-size="12pt" fo:language="ru" fo:country="RU" fo:font-weight="normal" officeooo:rsid="008bed2b" style:font-size-asian="10.5pt" style:font-weight-asian="normal" style:font-size-complex="12pt" style:font-weight-complex="normal"/>
    </style:style>
    <style:style style:name="T171" style:family="text">
      <style:text-properties fo:font-size="12pt" fo:language="ru" fo:country="RU" fo:font-weight="normal" officeooo:rsid="010d1caa" style:font-size-asian="10.5pt" style:font-weight-asian="normal" style:font-size-complex="12pt" style:font-weight-complex="normal"/>
    </style:style>
    <style:style style:name="T172" style:family="text">
      <style:text-properties fo:font-size="12pt" fo:language="ru" fo:country="RU" fo:font-weight="normal" officeooo:rsid="011d9189" style:font-size-asian="10.5pt" style:font-weight-asian="normal" style:font-size-complex="12pt" style:font-weight-complex="normal"/>
    </style:style>
    <style:style style:name="T173" style:family="text">
      <style:text-properties fo:font-size="12pt" fo:language="ru" fo:country="RU" fo:font-weight="normal" officeooo:rsid="012e71b9" style:font-size-asian="10.5pt" style:font-weight-asian="normal" style:font-size-complex="12pt" style:font-weight-complex="normal"/>
    </style:style>
    <style:style style:name="T174" style:family="text">
      <style:text-properties fo:font-size="12pt" fo:language="ru" fo:country="RU" fo:font-weight="normal" officeooo:rsid="01390940" style:font-size-asian="10.5pt" style:font-weight-asian="normal" style:font-size-complex="12pt" style:font-weight-complex="normal"/>
    </style:style>
    <style:style style:name="T175" style:family="text">
      <style:text-properties fo:font-size="12pt" fo:language="ru" fo:country="RU" fo:font-weight="normal" officeooo:rsid="013ed398" style:font-size-asian="10.5pt" style:font-weight-asian="normal" style:font-size-complex="12pt" style:font-weight-complex="normal"/>
    </style:style>
    <style:style style:name="T176" style:family="text">
      <style:text-properties fo:font-size="12pt" fo:language="ru" fo:country="RU" fo:font-weight="normal" officeooo:rsid="013f9863" style:font-size-asian="10.5pt" style:font-weight-asian="normal" style:font-size-complex="12pt" style:font-weight-complex="normal"/>
    </style:style>
    <style:style style:name="T177" style:family="text">
      <style:text-properties fo:font-size="12pt" fo:language="ru" fo:country="RU" fo:font-weight="normal" officeooo:rsid="0142fc06" style:font-size-asian="10.5pt" style:font-weight-asian="normal" style:font-size-complex="12pt" style:font-weight-complex="normal"/>
    </style:style>
    <style:style style:name="T178" style:family="text">
      <style:text-properties fo:font-size="12pt" fo:language="ru" fo:country="RU" fo:font-weight="normal" officeooo:rsid="014a4078" style:font-size-asian="10.5pt" style:font-weight-asian="normal" style:font-size-complex="12pt" style:font-weight-complex="normal"/>
    </style:style>
    <style:style style:name="T179" style:family="text">
      <style:text-properties fo:font-size="12pt" fo:language="ru" fo:country="RU" officeooo:rsid="006a3f91" style:font-size-asian="10.5pt" style:font-size-complex="12pt"/>
    </style:style>
    <style:style style:name="T180" style:family="text">
      <style:text-properties fo:font-size="12pt" fo:language="ru" fo:country="RU" officeooo:rsid="0072d917" style:font-size-asian="10.5pt" style:font-size-complex="12pt"/>
    </style:style>
    <style:style style:name="T181" style:family="text">
      <style:text-properties fo:font-size="12pt" fo:language="ru" fo:country="RU" officeooo:rsid="0073c3e8" style:font-size-asian="10.5pt" style:font-size-complex="12pt"/>
    </style:style>
    <style:style style:name="T182" style:family="text">
      <style:text-properties fo:font-size="12pt" fo:language="ru" fo:country="RU" officeooo:rsid="00884b81" style:font-size-asian="10.5pt" style:font-size-complex="12pt"/>
    </style:style>
    <style:style style:name="T183" style:family="text">
      <style:text-properties fo:font-size="12pt" fo:language="ru" fo:country="RU" officeooo:rsid="0086186a" style:font-size-asian="10.5pt" style:font-size-complex="12pt"/>
    </style:style>
    <style:style style:name="T184" style:family="text">
      <style:text-properties fo:font-size="12pt" fo:language="ru" fo:country="RU" fo:font-weight="bold" officeooo:rsid="00f471c1" style:font-size-asian="10.5pt" style:font-weight-asian="bold" style:font-size-complex="12pt" style:font-weight-complex="bold"/>
    </style:style>
    <style:style style:name="T185" style:family="text">
      <style:text-properties fo:font-size="12pt" fo:font-weight="normal" style:font-size-asian="10.5pt" style:font-weight-asian="normal" style:font-size-complex="12pt" style:font-weight-complex="normal"/>
    </style:style>
    <style:style style:name="T186" style:family="text">
      <style:text-properties fo:font-size="12pt" fo:font-weight="normal" officeooo:rsid="00a2426c" style:font-size-asian="10.5pt" style:font-weight-asian="normal" style:font-size-complex="12pt" style:font-weight-complex="normal"/>
    </style:style>
    <style:style style:name="T187" style:family="text">
      <style:text-properties fo:font-size="12pt" fo:font-weight="normal" officeooo:rsid="008bed2b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10d1caa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128312f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10bc4a5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10a4a25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117bb4f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112b0c3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11d9189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129bf21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12e71b9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13044e0" style:font-size-asian="10.5pt" style:font-weight-asian="normal" style:font-size-complex="12pt" style:font-weight-complex="normal"/>
    </style:style>
    <style:style style:name="T198" style:family="text">
      <style:text-properties fo:font-size="12pt" fo:font-weight="normal" officeooo:rsid="01306794" style:font-size-asian="10.5pt" style:font-weight-asian="normal" style:font-size-complex="12pt" style:font-weight-complex="normal"/>
    </style:style>
    <style:style style:name="T199" style:family="text">
      <style:text-properties fo:font-size="12pt" fo:font-weight="normal" officeooo:rsid="0131ca7d" style:font-size-asian="10.5pt" style:font-weight-asian="normal" style:font-size-complex="12pt" style:font-weight-complex="normal"/>
    </style:style>
    <style:style style:name="T200" style:family="text">
      <style:text-properties fo:font-size="12pt" fo:font-weight="normal" officeooo:rsid="01324eed" style:font-size-asian="10.5pt" style:font-weight-asian="normal" style:font-size-complex="12pt" style:font-weight-complex="normal"/>
    </style:style>
    <style:style style:name="T201" style:family="text">
      <style:text-properties fo:font-size="12pt" fo:font-weight="normal" officeooo:rsid="0135b06c" style:font-size-asian="10.5pt" style:font-weight-asian="normal" style:font-size-complex="12pt" style:font-weight-complex="normal"/>
    </style:style>
    <style:style style:name="T202" style:family="text">
      <style:text-properties fo:font-size="12pt" fo:font-weight="normal" officeooo:rsid="013aee17" style:font-size-asian="10.5pt" style:font-weight-asian="normal" style:font-size-complex="12pt" style:font-weight-complex="normal"/>
    </style:style>
    <style:style style:name="T203" style:family="text">
      <style:text-properties fo:font-size="12pt" fo:font-weight="normal" officeooo:rsid="013d233c" style:font-size-asian="10.5pt" style:font-weight-asian="normal" style:font-size-complex="12pt" style:font-weight-complex="normal"/>
    </style:style>
    <style:style style:name="T204" style:family="text">
      <style:text-properties fo:font-size="12pt" fo:font-weight="normal" officeooo:rsid="013d3c61" style:font-size-asian="10.5pt" style:font-weight-asian="normal" style:font-size-complex="12pt" style:font-weight-complex="normal"/>
    </style:style>
    <style:style style:name="T205" style:family="text">
      <style:text-properties officeooo:rsid="00747737"/>
    </style:style>
    <style:style style:name="T206" style:family="text">
      <style:text-properties officeooo:rsid="00844f4a"/>
    </style:style>
    <style:style style:name="T207" style:family="text">
      <style:text-properties officeooo:rsid="008722e2"/>
    </style:style>
    <style:style style:name="T208" style:family="text">
      <style:text-properties fo:font-size="16pt" fo:language="ru" fo:country="RU" fo:font-weight="bold" officeooo:rsid="00312931" style:font-size-asian="16pt" style:font-weight-asian="bold" style:font-size-complex="16pt" style:font-weight-complex="bold"/>
    </style:style>
    <style:style style:name="T209" style:family="text">
      <style:text-properties fo:font-size="16pt" fo:language="ru" fo:country="RU" fo:font-weight="bold" officeooo:rsid="008e61d9" style:font-size-asian="16pt" style:font-weight-asian="bold" style:font-size-complex="16pt" style:font-weight-complex="bold"/>
    </style:style>
    <style:style style:name="T210" style:family="text">
      <style:text-properties fo:font-size="16pt" fo:language="ru" fo:country="RU" fo:font-weight="bold" officeooo:rsid="00d1d9de" style:font-size-asian="16pt" style:font-weight-asian="bold" style:font-size-complex="16pt" style:font-weight-complex="bold"/>
    </style:style>
    <style:style style:name="T211" style:family="text">
      <style:text-properties fo:font-size="16pt" fo:font-weight="bold" officeooo:rsid="0023c4bb" style:font-size-asian="14pt" style:font-weight-asian="bold" style:font-size-complex="16pt" style:font-weight-complex="bold"/>
    </style:style>
    <style:style style:name="T212" style:family="text">
      <style:text-properties fo:font-size="16pt" fo:font-weight="bold" officeooo:rsid="0024ce0e" style:font-size-asian="14pt" style:font-weight-asian="bold" style:font-size-complex="16pt" style:font-weight-complex="bold"/>
    </style:style>
    <style:style style:name="T213" style:family="text">
      <style:text-properties officeooo:rsid="00967f6d"/>
    </style:style>
    <style:style style:name="T214" style:family="text">
      <style:text-properties officeooo:rsid="0098204e"/>
    </style:style>
    <style:style style:name="T215" style:family="text">
      <style:text-properties officeooo:rsid="008bed2b"/>
    </style:style>
    <style:style style:name="T216" style:family="text">
      <style:text-properties officeooo:rsid="00a68864"/>
    </style:style>
    <style:style style:name="T217" style:family="text">
      <style:text-properties officeooo:rsid="00a708b0"/>
    </style:style>
    <style:style style:name="T218" style:family="text">
      <style:text-properties officeooo:rsid="00b0ce43"/>
    </style:style>
    <style:style style:name="T219" style:family="text">
      <style:text-properties officeooo:rsid="00b1e435"/>
    </style:style>
    <style:style style:name="T220" style:family="text">
      <style:text-properties officeooo:rsid="00b4b8e3"/>
    </style:style>
    <style:style style:name="T221" style:family="text">
      <style:text-properties officeooo:rsid="00b7cd3c"/>
    </style:style>
    <style:style style:name="T222" style:family="text">
      <style:text-properties officeooo:rsid="00b9c405"/>
    </style:style>
    <style:style style:name="T223" style:family="text">
      <style:text-properties officeooo:rsid="00b9f62f"/>
    </style:style>
    <style:style style:name="T224" style:family="text">
      <style:text-properties officeooo:rsid="00ba9cd2"/>
    </style:style>
    <style:style style:name="T225" style:family="text">
      <style:text-properties officeooo:rsid="00bc587a"/>
    </style:style>
    <style:style style:name="T226" style:family="text">
      <style:text-properties officeooo:rsid="00cb93c5"/>
    </style:style>
    <style:style style:name="T227" style:family="text">
      <style:text-properties officeooo:rsid="00cc744a"/>
    </style:style>
    <style:style style:name="T228" style:family="text">
      <style:text-properties officeooo:rsid="00d1d9de"/>
    </style:style>
    <style:style style:name="T229" style:family="text">
      <style:text-properties officeooo:rsid="00d31aa5"/>
    </style:style>
    <style:style style:name="T230" style:family="text">
      <style:text-properties officeooo:rsid="00d4c3c3"/>
    </style:style>
    <style:style style:name="T231" style:family="text">
      <style:text-properties officeooo:rsid="00c573e4"/>
    </style:style>
    <style:style style:name="T232" style:family="text">
      <style:text-properties officeooo:rsid="00312931"/>
    </style:style>
    <style:style style:name="T233" style:family="text">
      <style:text-properties officeooo:rsid="008e61d9"/>
    </style:style>
    <style:style style:name="T234" style:family="text">
      <style:text-properties officeooo:rsid="004b1c90"/>
    </style:style>
    <style:style style:name="T235" style:family="text">
      <style:text-properties officeooo:rsid="0027cec9"/>
    </style:style>
    <style:style style:name="T236" style:family="text">
      <style:text-properties officeooo:rsid="00915994"/>
    </style:style>
    <style:style style:name="T237" style:family="text">
      <style:text-properties officeooo:rsid="00a2426c"/>
    </style:style>
    <style:style style:name="T238" style:family="text">
      <style:text-properties officeooo:rsid="00a3faf2"/>
    </style:style>
    <style:style style:name="T239" style:family="text">
      <style:text-properties officeooo:rsid="00ad5a30"/>
    </style:style>
    <style:style style:name="T240" style:family="text">
      <style:text-properties officeooo:rsid="00bcc634"/>
    </style:style>
    <style:style style:name="T241" style:family="text">
      <style:text-properties officeooo:rsid="00dbca32"/>
    </style:style>
    <style:style style:name="T242" style:family="text">
      <style:text-properties officeooo:rsid="00de777b"/>
    </style:style>
    <style:style style:name="T243" style:family="text">
      <style:text-properties officeooo:rsid="00e51f14"/>
    </style:style>
    <style:style style:name="T244" style:family="text">
      <style:text-properties officeooo:rsid="00e940ee"/>
    </style:style>
    <style:style style:name="T245" style:family="text">
      <style:text-properties officeooo:rsid="00ec248c"/>
    </style:style>
    <style:style style:name="T246" style:family="text">
      <style:text-properties officeooo:rsid="00ede1da"/>
    </style:style>
    <style:style style:name="T247" style:family="text">
      <style:text-properties officeooo:rsid="00f31e98"/>
    </style:style>
    <style:style style:name="T248" style:family="text">
      <style:text-properties officeooo:rsid="00f6f59b"/>
    </style:style>
    <style:style style:name="T249" style:family="text">
      <style:text-properties officeooo:rsid="00f98d87"/>
    </style:style>
    <style:style style:name="T250" style:family="text">
      <style:text-properties officeooo:rsid="00fb114a"/>
    </style:style>
    <style:style style:name="T251" style:family="text">
      <style:text-properties officeooo:rsid="00fc4b56"/>
    </style:style>
    <style:style style:name="T252" style:family="text">
      <style:text-properties officeooo:rsid="00fc7f93"/>
    </style:style>
    <style:style style:name="T253" style:family="text">
      <style:text-properties officeooo:rsid="00ffb3b6"/>
    </style:style>
    <style:style style:name="T254" style:family="text">
      <style:text-properties officeooo:rsid="01013292"/>
    </style:style>
    <style:style style:name="T255" style:family="text">
      <style:text-properties officeooo:rsid="0101e138"/>
    </style:style>
    <style:style style:name="T256" style:family="text">
      <style:text-properties officeooo:rsid="0103e07c"/>
    </style:style>
    <style:style style:name="T257" style:family="text">
      <style:text-properties officeooo:rsid="010a4a25"/>
    </style:style>
    <style:style style:name="T258" style:family="text">
      <style:text-properties officeooo:rsid="010bc4a5"/>
    </style:style>
    <style:style style:name="T259" style:family="text">
      <style:text-properties officeooo:rsid="010d1caa"/>
    </style:style>
    <style:style style:name="T260" style:family="text">
      <style:text-properties officeooo:rsid="0112b0c3"/>
    </style:style>
    <style:style style:name="T261" style:family="text">
      <style:text-properties officeooo:rsid="0117bb4f"/>
    </style:style>
    <style:style style:name="T262" style:family="text">
      <style:text-properties officeooo:rsid="0160db0b"/>
    </style:style>
    <style:style style:name="T263" style:family="text">
      <style:text-properties officeooo:rsid="016eb439"/>
    </style:style>
    <style:style style:name="T264" style:family="text">
      <style:text-properties officeooo:rsid="0173164d"/>
    </style:style>
    <style:style style:name="T265" style:family="text">
      <style:text-properties officeooo:rsid="01767b4b"/>
    </style:style>
    <style:style style:name="T266" style:family="text">
      <style:text-properties officeooo:rsid="017a5aa6"/>
    </style:style>
    <style:style style:name="T267" style:family="text">
      <style:text-properties officeooo:rsid="017dc006"/>
    </style:style>
    <style:style style:name="T268" style:family="text">
      <style:text-properties officeooo:rsid="017eae0d"/>
    </style:style>
    <style:style style:name="T269" style:family="text">
      <style:text-properties officeooo:rsid="01817dbd"/>
    </style:style>
    <style:style style:name="T270" style:family="text">
      <style:text-properties officeooo:rsid="01858f5b"/>
    </style:style>
    <style:style style:name="T271" style:family="text">
      <style:text-properties officeooo:rsid="0185c553"/>
    </style:style>
    <style:style style:name="T272" style:family="text">
      <style:text-properties officeooo:rsid="018636fa"/>
    </style:style>
    <style:style style:name="T273" style:family="text">
      <style:text-properties officeooo:rsid="018af0b1"/>
    </style:style>
    <style:style style:name="T274" style:family="text">
      <style:text-properties officeooo:rsid="018ba5e1"/>
    </style:style>
    <style:style style:name="T275" style:family="text">
      <style:text-properties officeooo:rsid="018e4031"/>
    </style:style>
    <style:style style:name="T276" style:family="text">
      <style:text-properties officeooo:rsid="01973889"/>
    </style:style>
    <style:style style:name="T277" style:family="text">
      <style:text-properties officeooo:rsid="019965c9"/>
    </style:style>
    <style:style style:name="T278" style:family="text">
      <style:text-properties officeooo:rsid="0199f456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16">1. </text:span>Описание проблемы</text:p>
      <text:p text:style-name="P51">Итоговая цель: Автоматизация андеррайтера, поиск весомых сочетаний признаков.</text:p>
      <text:p text:style-name="P51"/>
      <text:p text:style-name="P70">Диаграммы</text:p>
      <text:p text:style-name="P70">2 новые признаки</text:p>
      <text:p text:style-name="P70">3 Диаграмма </text:p>
      <text:p text:style-name="P71">4 добавить пустые значения в диаграммы 4.3</text:p>
      <text:p text:style-name="P72">5 описать куда смещаются диаграммы на 4.3 чтобы научить пользователей работь с этими диаграмми — добавить в описание объяснение что значат цифры в диаграмме</text:p>
      <text:p text:style-name="P72">- убрать неочевидные</text:p>
      <text:p text:style-name="P72"/>
      <text:p text:style-name="P73">6 диграмма - одобренные отклоненные и выданные 3 диаграммы — на них 3 линии для 100 800 2000 </text:p>
      <text:p text:style-name="P73"/>
      <text:p text:style-name="P78">trees</text:p>
      <text:p text:style-name="P75">1. AUTO_DEAL_SRD (0.040000)</text:p>
      <text:p text:style-name="P75">2. CAR_INFO_WEIGHT_PERMISSIBLE (0.006320)</text:p>
      <text:p text:style-name="P75">3. sum_43 (0.001440)</text:p>
      <text:p text:style-name="P75">4. CAR_INFO_IS_EPTS (0.001316)</text:p>
      <text:p text:style-name="P75">5. EQUIFAX_SCORING (0.000979)</text:p>
      <text:p text:style-name="P75">6. APP_SRC_REF (0.000821)</text:p>
      <text:p text:style-name="P75">7. OKB_RATING_SCORING_КИ отсутствует (0.000782)</text:p>
      <text:p text:style-name="P75">8. OKB_RATING_SCORING_Хорошая КИ (0.000608)</text:p>
      <text:p text:style-name="P75">9. CLIENT_WI_EXPERIENCE (0.000558)</text:p>
      <text:p text:style-name="P75">10. SCORING_FICO_DIG (0.000469)</text:p>
      <text:p text:style-name="P75">11. OPTIONAL_LIFE_TERM (0.000456)</text:p>
      <text:p text:style-name="P75">12. OPTIONAL_LIFE_COST (0.000442)</text:p>
      <text:p text:style-name="P75">13. AD_INITIAL_FEE_PERCENT (0.000341)</text:p>
      <text:p text:style-name="P75">14. AUTO_DEAL_TERM (0.000277)</text:p>
      <text:p text:style-name="P75">15. OPTIONAL_LIFE_TARIFF (0.000246)</text:p>
      <text:p text:style-name="P75">16. Месяц создания заявки (0.000226)</text:p>
      <text:p text:style-name="P75">17. NBKI_RATING_SCORING_Хорошая КИ (0.000220)</text:p>
      <text:p text:style-name="P75">18. МБКИ_тапоМБКИ (0.000204)</text:p>
      <text:p text:style-name="P75">19. AUTO_DEAL_INITIAL_FEE (0.000203)</text:p>
      <text:p text:style-name="P75">20. ANKETA_SCORING (0.000187)</text:p>
      <text:p text:style-name="P75">21. DEAL_INTEREST_RATE (0.000138)</text:p>
      <text:p text:style-name="P75">22. CLIENT_MARITAL_STATUS (0.000137)</text:p>
      <text:p text:style-name="P75">23. PRC_UNDER_FIO (0.000127)</text:p>
      <text:p text:style-name="P75">24. AUTO_DEAL_COST_REQUESTED (0.000115)</text:p>
      <text:p text:style-name="P75">25. MBKI_SCORING (0.000104)</text:p>
      <text:p text:style-name="P75">26. AD_CAR_COST_REQUESTED (0.000103)</text:p>
      <text:p text:style-name="P75">27. Час создания заявки (0.000095)</text:p>
      <text:p text:style-name="P75">28. CLIENT_AGE (0.000086)</text:p>
      <text:p text:style-name="P75">29. МБКИ_исп_пр (0.000079)</text:p>
      <text:p text:style-name="P75">30. CAR_INFO_MODEL (0.000070)</text:p>
      <text:p text:style-name="P75">31. EQUIFAX_RATING_SCORING_Хорошая КИ (0.000069)</text:p>
      <text:p text:style-name="P75">32. МБКИ_неогр (0.000062)</text:p>
      <text:p text:style-name="P75">33. EQUIFAX_RATING_SCORING_КИ отсутствует (0.000060)</text:p>
      <text:p text:style-name="P75">34. CAR_INFO_BRAND (0.000055)</text:p>
      <text:p text:style-name="P75">35. День недели (0.000028)</text:p>
      <text:p text:style-name="P75">36. CAR_INFO_CONDITION (0.000026)</text:p>
      <text:p text:style-name="P75">37. CLIENT_GENDER (0.000024)</text:p>
      <text:p text:style-name="P75"><text:soft-page-break/>38. PRODUCT_PROGRAM_NAME_"Автолюбитель" (на покупку иностранных марок) (0.000022)</text:p>
      <text:p text:style-name="P75">39. МБКИ_адрес (0.000020)</text:p>
      <text:p text:style-name="P75">40. DEALER_POINT_TYPE (0.000016)</text:p>
      <text:p text:style-name="P75">41. CLIENT_WI_JOB_TYPE_Бессрочный трудовой договор (0.000015)</text:p>
      <text:p text:style-name="P75">42. PRODUCT_PROGRAM_NAME_"Автопробег" (на покупку иностранных марок) (0.000015)</text:p>
      <text:p text:style-name="P75">43. OKB_RATING_SCORING_Нейтральная КИ (0.000015)</text:p>
      <text:p text:style-name="P75">44. CLIENT_DEPENDENTS_COUNT (0.000014)</text:p>
      <text:p text:style-name="P75">45. CLIENT_WI_JOB_TYPE_Предприниматель (0.000013)</text:p>
      <text:p text:style-name="P75">46. NBKI_RATING_SCORING_Нейтральная КИ (0.000010)</text:p>
      <text:p text:style-name="P75">47. CLIENT_WI_JOB_STATUS_Руководитель подразделения (0.000009)</text:p>
      <text:p text:style-name="P75">48. CLIENT_WI_JOB_STATUS_Специалист (0.000008)</text:p>
      <text:p text:style-name="P75">49. CLIENT_WI_JOB_STATUS_Высококвалифицированный специалист (0.000008)</text:p>
      <text:p text:style-name="P75">50. CLIENT_WI_JOB_STATUS_Руководитель организации (0.000007)</text:p>
      <text:p text:style-name="P75">51. PRODUCT_PROGRAM_NAME_"Автолюбитель" (на покупку отечественных марок) (0.000007)</text:p>
      <text:p text:style-name="P75">52. CAR_INFO_PRODUCTION (0.000007)</text:p>
      <text:p text:style-name="P75">53. CLIENT_EDUCATION_Высшее (0.000005)</text:p>
      <text:p text:style-name="P75">54. CLIENT_EDUCATION_Среднеспециальное (0.000005)</text:p>
      <text:p text:style-name="P75">55. МБКИ_недост (0.000004)</text:p>
      <text:p text:style-name="P75">56. EQUIFAX_RATING_SCORING_Нейтральная КИ (0.000004)</text:p>
      <text:p text:style-name="P75">57. CLIENT_WI_JOB_STATUS_Заместитель руководителя подразделения (0.000003)</text:p>
      <text:p text:style-name="P75">58. МБКИ_невыполнена (0.000003)</text:p>
      <text:p text:style-name="P75">59. CLIENT_WI_JOB_STATUS_Заместитель руководителя организации (0.000003)</text:p>
      <text:p text:style-name="P75">60. CLIENT_WI_JOB_STATUS_Неквалифицированный рабочий (0.000002)</text:p>
      <text:p text:style-name="P75">61. CLIENT_SOCIAL_STATUS_Работаю/служу (0.000002)</text:p>
      <text:p text:style-name="P75">62. PRODUCT_PROGRAM_NAME_"Автопробег" (на покупку отечественных марок) (0.000002)</text:p>
      <text:p text:style-name="P75">63. CLIENT_WI_JOB_TYPE_Договор подряда (0.000002)</text:p>
      <text:p text:style-name="P75">64. CLIENT_SOCIAL_STATUS_Работающий военный пенсионер (0.000001)</text:p>
      <text:p text:style-name="P75">65. OKB_RATING_SCORING_Ошибка выполнения (0.000001)</text:p>
      <text:p text:style-name="P75">66. EQUIFAX_RATING_SCORING_Ошибка выполнения (0.000001)</text:p>
      <text:p text:style-name="P75">67. CLIENT_WI_JOB_TYPE_Срочный трудовой договор (0.000001)</text:p>
      <text:p text:style-name="P75">68. CLIENT_EDUCATION_Неполное высшее (0.000001)</text:p>
      <text:p text:style-name="P75">69. NBKI_RATING_SCORING_Ошибка выполнения (0.000001)</text:p>
      <text:p text:style-name="P75">70. CLIENT_EDUCATION_Несколько высших (0.000001)</text:p>
      <text:p text:style-name="P75">71. CLIENT_EDUCATION_Среднее (0.000001)</text:p>
      <text:p text:style-name="P75">72. CLIENT_SOCIAL_STATUS_Работающий пенсионер (0.000000)</text:p>
      <text:p text:style-name="P75">73. OKB_RATING_SCORING_Произошла ошибка. (0.000000)</text:p>
      <text:p text:style-name="P73"/>
      <text:p text:style-name="P73"><text:s/><text:span text:style-name="T262">xgboost</text:span></text:p>
      <text:p text:style-name="P73">1. AUTO_DEAL_SRD (0.090000)</text:p>
      <text:p text:style-name="P73">2. CAR_INFO_WEIGHT_PERMISSIBLE (0.022015)</text:p>
      <text:p text:style-name="P73">3. CAR_INFO_IS_EPTS (0.005122)</text:p>
      <text:p text:style-name="P73">4. sum_43 (0.004350)</text:p>
      <text:p text:style-name="P73">5. OKB_RATING_SCORING_КИ отсутствует (0.002943)</text:p>
      <text:p text:style-name="P73">6. МБКИ_тапоМБКИ (0.002515)</text:p>
      <text:p text:style-name="P73">7. EQUIFAX_SCORING (0.002119)</text:p>
      <text:p text:style-name="P73">8. МБКИ_исп_пр (0.001318)</text:p>
      <text:p text:style-name="P73">9. APP_SRC_REF (0.001269)</text:p>
      <text:p text:style-name="P73">10. CLIENT_WI_EXPERIENCE (0.001237)</text:p>
      <text:p text:style-name="P73"><text:soft-page-break/>11. OPTIONAL_LIFE_TARIFF (0.001237)</text:p>
      <text:p text:style-name="P73">12. CLIENT_MARITAL_STATUS (0.001072)</text:p>
      <text:p text:style-name="P73">13. CLIENT_GENDER (0.001058)</text:p>
      <text:p text:style-name="P73">14. МБКИ_неогр (0.001033)</text:p>
      <text:p text:style-name="P73">15. OPTIONAL_LIFE_TERM (0.001029)</text:p>
      <text:p text:style-name="P73">16. SCORING_FICO_DIG (0.000927)</text:p>
      <text:p text:style-name="P73">17. AD_INITIAL_FEE_PERCENT (0.000755)</text:p>
      <text:p text:style-name="P73">18. OPTIONAL_LIFE_COST (0.000741)</text:p>
      <text:p text:style-name="P73">19. AUTO_DEAL_INITIAL_FEE (0.000686)</text:p>
      <text:p text:style-name="P73">20. OKB_RATING_SCORING_Хорошая КИ (0.000676)</text:p>
      <text:p text:style-name="P73">21. AUTO_DEAL_TERM (0.000594)</text:p>
      <text:p text:style-name="P73">22. CLIENT_WI_JOB_TYPE_Бессрочный трудовой договор (0.000578)</text:p>
      <text:p text:style-name="P73">23. CLIENT_WI_JOB_TYPE_Предприниматель (0.000569)</text:p>
      <text:p text:style-name="P73">24. PRODUCT_PROGRAM_NAME_"Автолюбитель" (на покупку иностранных марок) (0.000568)</text:p>
      <text:p text:style-name="P73">25. DEAL_INTEREST_RATE (0.000533)</text:p>
      <text:p text:style-name="P73">26. MBKI_SCORING (0.000520)</text:p>
      <text:p text:style-name="P73">27. Месяц создания заявки (0.000482)</text:p>
      <text:p text:style-name="P73">28. CAR_INFO_MODEL (0.000447)</text:p>
      <text:p text:style-name="P73">29. EQUIFAX_RATING_SCORING_Хорошая КИ (0.000439)</text:p>
      <text:p text:style-name="P73">30. ANKETA_SCORING (0.000417)</text:p>
      <text:p text:style-name="P73">31. AUTO_DEAL_COST_REQUESTED (0.000415)</text:p>
      <text:p text:style-name="P73">32. CLIENT_WI_JOB_STATUS_Руководитель организации (0.000412)</text:p>
      <text:p text:style-name="P73">33. NBKI_RATING_SCORING_Хорошая КИ (0.000389)</text:p>
      <text:p text:style-name="P73">34. PRC_UNDER_FIO (0.000380)</text:p>
      <text:p text:style-name="P73">35. CLIENT_WI_JOB_STATUS_Высококвалифицированный специалист (0.000368)</text:p>
      <text:p text:style-name="P73">36. AD_CAR_COST_REQUESTED (0.000351)</text:p>
      <text:p text:style-name="P73">37. CLIENT_AGE (0.000346)</text:p>
      <text:p text:style-name="P73">38. Час создания заявки (0.000345)</text:p>
      <text:p text:style-name="P73">39. CLIENT_EDUCATION_Среднеспециальное (0.000339)</text:p>
      <text:p text:style-name="P73">40. DEALER_POINT_TYPE (0.000335)</text:p>
      <text:p text:style-name="P73">41. МБКИ_адрес (0.000315)</text:p>
      <text:p text:style-name="P73">42. CAR_INFO_BRAND (0.000302)</text:p>
      <text:p text:style-name="P73">43. CLIENT_WI_JOB_STATUS_Специалист (0.000285)</text:p>
      <text:p text:style-name="P73">44. День недели (0.000278)</text:p>
      <text:p text:style-name="P73">45. CLIENT_DEPENDENTS_COUNT (0.000269)</text:p>
      <text:p text:style-name="P73">46. PRODUCT_PROGRAM_NAME_"Автолюбитель" (на покупку отечественных марок) (0.000189)</text:p>
      <text:p text:style-name="P73">47. EQUIFAX_RATING_SCORING_КИ отсутствует (0.000183)</text:p>
      <text:p text:style-name="P73">48. CLIENT_WI_JOB_STATUS_Руководитель подразделения (0.000172)</text:p>
      <text:p text:style-name="P73">49. OKB_RATING_SCORING_Нейтральная КИ (0.000165)</text:p>
      <text:p text:style-name="P73">50. CLIENT_EDUCATION_Высшее (0.000160)</text:p>
      <text:p text:style-name="P73">51. NBKI_RATING_SCORING_Нейтральная КИ (0.000152)</text:p>
      <text:p text:style-name="P73">52. CAR_INFO_CONDITION (0.000152)</text:p>
      <text:p text:style-name="P73">53. CAR_INFO_PRODUCTION (0.000151)</text:p>
      <text:p text:style-name="P73">54. NBKI_RATING_SCORING_Ошибка выполнения (0.000136)</text:p>
      <text:p text:style-name="P73">55. CLIENT_EDUCATION_Несколько высших (0.000078)</text:p>
      <text:p text:style-name="P73">56. CLIENT_WI_JOB_STATUS_Заместитель руководителя подразделения (0.000075)</text:p>
      <text:p text:style-name="P73">57. МБКИ_невыполнена (0.000047)</text:p>
      <text:p text:style-name="P73">58. МБКИ_недост (0.000041)</text:p>
      <text:p text:style-name="P73">59. CLIENT_WI_JOB_STATUS_Неквалифицированный рабочий (0.000037)</text:p>
      <text:p text:style-name="P73">60. CLIENT_WI_JOB_STATUS_Заместитель руководителя организации (0.000021)</text:p>
      <text:p text:style-name="P73"><text:soft-page-break/>61. OKB_RATING_SCORING_Ошибка выполнения (0.000012)</text:p>
      <text:p text:style-name="P73">62. CLIENT_EDUCATION_Неполное высшее (0.000010)</text:p>
      <text:p text:style-name="P73">63. PRODUCT_PROGRAM_NAME_"Автопробег" (на покупку иностранных марок) (0.000000)</text:p>
      <text:p text:style-name="P73">64. EQUIFAX_RATING_SCORING_Нейтральная КИ (0.000000)</text:p>
      <text:p text:style-name="P73">65. CLIENT_WI_JOB_TYPE_Срочный трудовой договор (0.000000)</text:p>
      <text:p text:style-name="P73">66. CLIENT_SOCIAL_STATUS_Работающий пенсионер (0.000000)</text:p>
      <text:p text:style-name="P73">67. CLIENT_WI_JOB_TYPE_Договор подряда (0.000000)</text:p>
      <text:p text:style-name="P73">68. CLIENT_SOCIAL_STATUS_Работающий военный пенсионер (0.000000)</text:p>
      <text:p text:style-name="P73">69. OKB_RATING_SCORING_Произошла ошибка. (0.000000)</text:p>
      <text:p text:style-name="P73">70. CLIENT_SOCIAL_STATUS_Работаю/служу (0.000000)</text:p>
      <text:p text:style-name="P73">71. CLIENT_EDUCATION_Среднее (0.000000)</text:p>
      <text:p text:style-name="P73">72. EQUIFAX_RATING_SCORING_Ошибка выполнения (0.000000)</text:p>
      <text:p text:style-name="P73">73. PRODUCT_PROGRAM_NAME_"Автопробег" (на покупку отечественных марок) (0.000000)</text:p>
      <text:p text:style-name="P73"/>
      <text:p text:style-name="P73"/>
      <text:p text:style-name="P76"><text:s/>Средняя для двух моделей</text:p>
      <text:p text:style-name="P76"/>
      <text:p text:style-name="P76"/>
      <text:p text:style-name="P76">1. AUTO_DEAL_SRD (2.000000)</text:p>
      <text:p text:style-name="P76">2. CAR_INFO_WEIGHT_PERMISSIBLE (0.406546)</text:p>
      <text:p text:style-name="P76">3. CAR_INFO_IS_EPTS (0.086756)</text:p>
      <text:p text:style-name="P76">4. sum_43 (0.081995)</text:p>
      <text:p text:style-name="P76">5. OKB_RATING_SCORING_КИ отсутствует (0.052873)</text:p>
      <text:p text:style-name="P76">6. EQUIFAX_SCORING (0.047551)</text:p>
      <text:p text:style-name="P76">7. МБКИ_тапоМБКИ (0.033249)</text:p>
      <text:p text:style-name="P76">8. APP_SRC_REF (0.032475)</text:p>
      <text:p text:style-name="P76">9. CLIENT_WI_EXPERIENCE (0.026878)</text:p>
      <text:p text:style-name="P76">10. OKB_RATING_SCORING_Хорошая КИ (0.023821)</text:p>
      <text:p text:style-name="P76">11. OPTIONAL_LIFE_TERM (0.021427)</text:p>
      <text:p text:style-name="P76">12. SCORING_FICO_DIG (0.021281)</text:p>
      <text:p text:style-name="P76">13. OPTIONAL_LIFE_COST (0.019602)</text:p>
      <text:p text:style-name="P76">14. OPTIONAL_LIFE_TARIFF (0.018792)</text:p>
      <text:p text:style-name="P76">15. AD_INITIAL_FEE_PERCENT (0.016814)</text:p>
      <text:p text:style-name="P76">16. МБКИ_исп_пр (0.016675)</text:p>
      <text:p text:style-name="P76">17. CLIENT_MARITAL_STATUS (0.016041)</text:p>
      <text:p text:style-name="P76">18. AUTO_DEAL_TERM (0.013144)</text:p>
      <text:p text:style-name="P76">19. МБКИ_неогр (0.013108)</text:p>
      <text:p text:style-name="P76">20. AUTO_DEAL_INITIAL_FEE (0.013019)</text:p>
      <text:p text:style-name="P76">21. CLIENT_GENDER (0.012347)</text:p>
      <text:p text:style-name="P76">22. NBKI_RATING_SCORING_Хорошая КИ (0.010413)</text:p>
      <text:p text:style-name="P76">23. Месяц создания заявки (0.009831)</text:p>
      <text:p text:style-name="P76">24. DEAL_INTEREST_RATE (0.009433)</text:p>
      <text:p text:style-name="P76">25. ANKETA_SCORING (0.009075)</text:p>
      <text:p text:style-name="P76">26. MBKI_SCORING (0.008271)</text:p>
      <text:p text:style-name="P76">27. AUTO_DEAL_COST_REQUESTED (0.007398)</text:p>
      <text:p text:style-name="P76">28. PRC_UNDER_FIO (0.007227)</text:p>
      <text:p text:style-name="P76">29. PRODUCT_PROGRAM_NAME_"Автолюбитель" (на покупку иностранных марок) (0.006969)</text:p>
      <text:p text:style-name="P76">30. CLIENT_WI_JOB_TYPE_Бессрочный трудовой договор (0.006814)</text:p>
      <text:p text:style-name="P76">31. CLIENT_WI_JOB_TYPE_Предприниматель (0.006641)</text:p>
      <text:p text:style-name="P76"><text:soft-page-break/>32. EQUIFAX_RATING_SCORING_Хорошая КИ (0.006618)</text:p>
      <text:p text:style-name="P76">33. CAR_INFO_MODEL (0.006598)</text:p>
      <text:p text:style-name="P76">34. AD_CAR_COST_REQUESTED (0.006383)</text:p>
      <text:p text:style-name="P76">35. Час создания заявки (0.006030)</text:p>
      <text:p text:style-name="P76">36. CLIENT_AGE (0.005821)</text:p>
      <text:p text:style-name="P76">37. CAR_INFO_BRAND (0.004870)</text:p>
      <text:p text:style-name="P76">38. CLIENT_WI_JOB_STATUS_Руководитель организации (0.004727)</text:p>
      <text:p text:style-name="P76">39. CLIENT_WI_JOB_STATUS_Высококвалифицированный специалист (0.004262)</text:p>
      <text:p text:style-name="P76">40. DEALER_POINT_TYPE (0.004037)</text:p>
      <text:p text:style-name="P76">41. МБКИ_адрес (0.003935)</text:p>
      <text:p text:style-name="P76">42. CLIENT_EDUCATION_Среднеспециальное (0.003842)</text:p>
      <text:p text:style-name="P76">43. День недели (0.003683)</text:p>
      <text:p text:style-name="P76">44. EQUIFAX_RATING_SCORING_КИ отсутствует (0.003478)</text:p>
      <text:p text:style-name="P76">45. CLIENT_DEPENDENTS_COUNT (0.003352)</text:p>
      <text:p text:style-name="P76">46. CLIENT_WI_JOB_STATUS_Специалист (0.003352)</text:p>
      <text:p text:style-name="P76">47. PRODUCT_PROGRAM_NAME_"Автолюбитель" (на покупку отечественных марок) (0.002259)</text:p>
      <text:p text:style-name="P76">48. OKB_RATING_SCORING_Нейтральная КИ (0.002212)</text:p>
      <text:p text:style-name="P76">49. CAR_INFO_CONDITION (0.002206)</text:p>
      <text:p text:style-name="P76">50. CLIENT_WI_JOB_STATUS_Руководитель подразделения (0.002100)</text:p>
      <text:p text:style-name="P76">51. NBKI_RATING_SCORING_Нейтральная КИ (0.001967)</text:p>
      <text:p text:style-name="P76">52. CAR_INFO_PRODUCTION (0.001870)</text:p>
      <text:p text:style-name="P76">53. CLIENT_EDUCATION_Высшее (0.001868)</text:p>
      <text:p text:style-name="P76">54. NBKI_RATING_SCORING_Ошибка выполнения (0.001524)</text:p>
      <text:p text:style-name="P76">55. CLIENT_WI_JOB_STATUS_Заместитель руководителя подразделения (0.000907)</text:p>
      <text:p text:style-name="P76">56. CLIENT_EDUCATION_Несколько высших (0.000889)</text:p>
      <text:p text:style-name="P76">57. МБКИ_невыполнена (0.000601)</text:p>
      <text:p text:style-name="P76">58. МБКИ_недост (0.000559)</text:p>
      <text:p text:style-name="P76">59. CLIENT_WI_JOB_STATUS_Неквалифицированный рабочий (0.000472)</text:p>
      <text:p text:style-name="P76">60. PRODUCT_PROGRAM_NAME_"Автопробег" (на покупку иностранных марок) (0.000336)</text:p>
      <text:p text:style-name="P76">61. CLIENT_WI_JOB_STATUS_Заместитель руководителя организации (0.000278)</text:p>
      <text:p text:style-name="P76">62. OKB_RATING_SCORING_Ошибка выполнения (0.000170)</text:p>
      <text:p text:style-name="P76">63. CLIENT_EDUCATION_Неполное высшее (0.000121)</text:p>
      <text:p text:style-name="P76">64. EQUIFAX_RATING_SCORING_Нейтральная КИ (0.000085)</text:p>
      <text:p text:style-name="P76">65. PRODUCT_PROGRAM_NAME_"Автопробег" (на покупку отечественных марок) (0.000051)</text:p>
      <text:p text:style-name="P76">66. CLIENT_WI_JOB_TYPE_Срочный трудовой договор (0.000035)</text:p>
      <text:p text:style-name="P76">67. EQUIFAX_RATING_SCORING_Ошибка выполнения (0.000031)</text:p>
      <text:p text:style-name="P76">68. CLIENT_SOCIAL_STATUS_Работающий военный пенсионер (0.000029)</text:p>
      <text:p text:style-name="P76">69. CLIENT_EDUCATION_Среднее (0.000027)</text:p>
      <text:p text:style-name="P76">70. CLIENT_WI_JOB_TYPE_Договор подряда (0.000024)</text:p>
      <text:p text:style-name="P76">71. CLIENT_SOCIAL_STATUS_Работающий пенсионер (0.000022)</text:p>
      <text:p text:style-name="P76">72. CLIENT_SOCIAL_STATUS_Работаю/служу (0.000018)</text:p>
      <text:p text:style-name="P76">73. OKB_RATING_SCORING_Произошла ошибка. (0.000000)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9">Выбранные стобцы без коррелирующих</text:p>
      <text:p text:style-name="P76"/>
      <text:p text:style-name="P76"/>
      <text:p text:style-name="P76"/>
      <text:p text:style-name="P79">1. <text:bookmark-start text:name="__DdeLink__18329_1567223482"/>CAR_INFO_NUMBER_PTS<text:bookmark-end text:name="__DdeLink__18329_1567223482"/> (5.880000)</text:p>
      <text:p text:style-name="P79">2. Возраст_авто (3.377125)</text:p>
      <text:p text:style-name="P79">3. CAR_INFO_SERIES_PTS (2.002912)</text:p>
      <text:p text:style-name="P79">4. PAY_FOR_CAR_RICIPIENT (1.670568)</text:p>
      <text:p text:style-name="P79">5. CAR_INFO_IS_EPTS (1.114491)</text:p>
      <text:p text:style-name="P79">6. AD_CAR_COST_CONFIRMED (0.996027)</text:p>
      <text:p text:style-name="P79">7. EQUIFAX_SCORING (0.980567)</text:p>
      <text:p text:style-name="P79">8. sum_43 (0.885958)</text:p>
      <text:p text:style-name="P79">9. OPTIONAL_LIFE_NAME_АО "СОГАЗ" (0.818556)</text:p>
      <text:p text:style-name="P79">10. OKB_RATING_SCORING_КИ отсутствует (0.640026)</text:p>
      <text:p text:style-name="P79">11. Оценка КИ ОКБ^ (0.544373)</text:p>
      <text:p text:style-name="P79">12. CLIENT_WI_EXPERIENCE (0.407242)</text:p>
      <text:p text:style-name="P79">13. OPTIONAL_ULTRA24_COST (0.402577)</text:p>
      <text:p text:style-name="P79">14. OKB_RATING_SCORING_Хорошая КИ (0.393428)</text:p>
      <text:p text:style-name="P79">15. OKB_SCORING (0.355017)</text:p>
      <text:p text:style-name="P79">16. NBKI_SCORING (0.333652)</text:p>
      <text:p text:style-name="P79">17. OPTIONAL_LIFE_COST (0.288358)</text:p>
      <text:p text:style-name="P79">18. МБКИ_тапоМБКИ (0.260062)</text:p>
      <text:p text:style-name="P79">19. OPTIONAL_LIFE_TERM (0.240511)</text:p>
      <text:p text:style-name="P79">20. OPTIONAL_COST (0.231342)</text:p>
      <text:p text:style-name="P79">21. AD_INITIAL_FEE_PERCENT (0.229016)</text:p>
      <text:p text:style-name="P79">22. INITIAL_FEE_DIV_CAR_PRICE (0.176755)</text:p>
      <text:p text:style-name="P79">23. AUTO_DEAL_INITIAL_FEE (0.164078)</text:p>
      <text:p text:style-name="P79">24. ANKETA_SCORING (0.153842)</text:p>
      <text:p text:style-name="P79">25. OPTIONAL_LIFE_TARIFF (0.152623)</text:p>
      <text:p text:style-name="P79">26. NBKI_RATING_SCORING_КИ отсутствует (0.143536)</text:p>
      <text:p text:style-name="P79">27. Оценка КИ НБКИ^ (0.138613)</text:p>
      <text:p text:style-name="P79">28. DEAL_INTEREST_RATE (0.137277)</text:p>
      <text:p text:style-name="P79">29. Месяц создания заявки (0.117663)</text:p>
      <text:p text:style-name="P79">30. AUTO_DEAL_TERM (0.111678)</text:p>
      <text:p text:style-name="P79">31. CLIENT_MARITAL_STATUS (0.110820)</text:p>
      <text:p text:style-name="P79">32. NBKI_RATING_SCORING_Хорошая КИ (0.107402)</text:p>
      <text:p text:style-name="P79">33. PRC_UNDER_FIO (0.099734)</text:p>
      <text:p text:style-name="P79">34. МБКИ_исп_пр (0.099505)</text:p>
      <text:p text:style-name="P79">35. Оценка КИ Эквифакс^ (0.096521)</text:p>
      <text:p text:style-name="P79">36. OPTIONAL_TELEMED_COST (0.091236)</text:p>
      <text:p text:style-name="P79">37. MBKI_SCORING (0.090603)</text:p>
      <text:p text:style-name="P79">38. PAY_FOR_CAR_SUM (0.089029)</text:p>
      <text:p text:style-name="P79">39. AUTO_DEAL_COST_REQUESTED (0.085237)</text:p>
      <text:p text:style-name="P79">40. AUTO_DEAL_CAR_PRICE (0.082456)</text:p>
      <text:p text:style-name="P79">41. AD_CAR_COST_REQUESTED (0.079771)</text:p>
      <text:p text:style-name="P79">42. CAR_INFO_MODEL (0.077822)</text:p>
      <text:p text:style-name="P79">43. МБКИ_неогр (0.077179)</text:p>
      <text:p text:style-name="P79">44. NBKI_RATING_SCORING_Ошибка выполнения (0.076310)</text:p>
      <text:p text:style-name="P79">45. CAR_INFO_MODEL_PTS_other (0.070824)</text:p>
      <text:p text:style-name="P79">46. Час создания заявки (0.070506)</text:p>
      <text:p text:style-name="P79">47. CLIENT_AGE (0.068182)</text:p>
      <text:p text:style-name="P79"><text:soft-page-break/>48. CLIENT_WI_JOB_TYPE_Предприниматель (0.051558)</text:p>
      <text:p text:style-name="P79">49. EQUIFAX_RATING_SCORING_Хорошая КИ (0.051165)</text:p>
      <text:p text:style-name="P79">50. OKB_RATING_SCORING_Нейтральная КИ (0.049480)</text:p>
      <text:p text:style-name="P79">51. CAR_INFO_MODEL_PTS_Creta (0.045608)</text:p>
      <text:p text:style-name="P79">52. CAR_INFO_BRAND (0.041412)</text:p>
      <text:p text:style-name="P79">53. CLIENT_WI_JOB_TYPE_Бессрочный трудовой договор (0.039582)</text:p>
      <text:p text:style-name="P79">54. CHARGES_TOTAL (0.039509)</text:p>
      <text:p text:style-name="P79">55. MEGAFON_SCORING (0.038803)</text:p>
      <text:p text:style-name="P79">56. МБКИ_недост (0.038226)</text:p>
      <text:p text:style-name="P79">57. CLIENT_GENDER (0.037036)</text:p>
      <text:p text:style-name="P79">58. EQUIFAX_RATING_SCORING_КИ отсутствует (0.035925)</text:p>
      <text:p text:style-name="P79">59. SALARY_SUM (0.031732)</text:p>
      <text:p text:style-name="P79">60. День недели (0.031567)</text:p>
      <text:p text:style-name="P79">61. CLIENT_DEPENDENTS_COUNT (0.030722)</text:p>
      <text:p text:style-name="P79">62. PRODUCT_PROGRAM_NAME_"Автолюбитель" (на покупку иностранных марок) (0.029622)</text:p>
      <text:p text:style-name="P79">63. CAR_INFO_CONDITION (0.029213)</text:p>
      <text:p text:style-name="P79">64. CLIENT_WI_JOB_STATUS_Руководитель организации (0.027739)</text:p>
      <text:p text:style-name="P79">65. INCOMES_TOTAL (0.027728)</text:p>
      <text:p text:style-name="P79">66. SALARY_SUM_CONFIRMED (0.027530)</text:p>
      <text:p text:style-name="P79">67. DEALER_POINT_TYPE (0.027011)</text:p>
      <text:p text:style-name="P79">68. PRODUCT_PROGRAM_NAME_"Автопробег" (на покупку иностранных марок) (0.026943)</text:p>
      <text:p text:style-name="P79">69. CLIENT_EDUCATION_Среднеспециальное (0.026129)</text:p>
      <text:p text:style-name="P79">70. NBKI_RATING_SCORING_Нейтральная КИ (0.025313)</text:p>
      <text:p text:style-name="P79">71. CAR_INFO_MODEL_PTS_Seltos (0.023582)</text:p>
      <text:p text:style-name="P79">72. CLIENT_EDUCATION_Высшее (0.022413)</text:p>
      <text:p text:style-name="P79">73. CLIENT_WI_JOB_STATUS_Специалист (0.022400)</text:p>
      <text:p text:style-name="P79">74. CLIENT_WI_JOB_STATUS_Руководитель подразделения (0.022234)</text:p>
      <text:p text:style-name="P79">75. CLIENT_WI_JOB_TYPE_Договор подряда (0.019870)</text:p>
      <text:p text:style-name="P79">76. CLIENT_WI_JOB_STATUS_Высококвалифицированный специалист (0.019745)</text:p>
      <text:p text:style-name="P79">77. OPTIONAL_LIFE_NAME_ООО "Капитал Лайф Страхование Жизни" (0.019493)</text:p>
      <text:p text:style-name="P79">78. МБКИ_адрес (0.019166)</text:p>
      <text:p text:style-name="P79">79. CAR_INFO_PRODUCTION (0.019025)</text:p>
      <text:p text:style-name="P79">80. PRODUCT_PROGRAM_NAME_"Автолюбитель" (на покупку отечественных марок) (0.018989)</text:p>
      <text:p text:style-name="P79">81. МБКИ_невыполнена (0.018904)</text:p>
      <text:p text:style-name="P79">82. CAR_INFO_MODEL_PTS_Sportage (0.018138)</text:p>
      <text:p text:style-name="P79">83. CAR_INFO_MODEL_PTS_Ceed (0.017477)</text:p>
      <text:p text:style-name="P79">84. CAR_INFO_MODEL_PTS_K5 (0.017029)</text:p>
      <text:p text:style-name="P79">85. CLIENT_WI_JOB_STATUS_Заместитель руководителя подразделения (0.016938)</text:p>
      <text:p text:style-name="P79">86. EQUIFAX_RATING_SCORING_Нейтральная КИ (0.015762)</text:p>
      <text:p text:style-name="P79">87. CAR_INFO_MODEL_PTS_Rio (0.014217)</text:p>
      <text:p text:style-name="P79">88. PRODUCT_PROGRAM_NAME_"Автопробег" (на покупку отечественных марок) (0.013679)</text:p>
      <text:p text:style-name="P79">89. OTHER_INCOMES_TOTAL (0.013633)</text:p>
      <text:p text:style-name="P79">90. CAR_INFO_MODEL_PTS_Solaris (0.013076)</text:p>
      <text:p text:style-name="P79">91. CLIENT_WI_JOB_STATUS_Заместитель руководителя организации (0.010971)</text:p>
      <text:p text:style-name="P79">92. EQUIFAX_RATING_SCORING_Ошибка выполнения (0.009199)</text:p>
      <text:p text:style-name="P79">93. CLIENT_EDUCATION_Несколько высших (0.009148)</text:p>
      <text:p text:style-name="P79">94. OPTIONAL_LIFE_NAME_ООО "МАКС-Жизнь" (0.009029)</text:p>
      <text:p text:style-name="P79">95. CLIENT_WI_JOB_STATUS_Неквалифицированный рабочий (0.000568)</text:p>
      <text:p text:style-name="P79"><text:soft-page-break/>96. CLIENT_SOCIAL_STATUS_Работаю/служу (0.000517)</text:p>
      <text:p text:style-name="P79">97. CLIENT_EDUCATION_Неполное высшее (0.000333)</text:p>
      <text:p text:style-name="P79">98. CLIENT_SOCIAL_STATUS_Работающий военный пенсионер (0.000283)</text:p>
      <text:p text:style-name="P79">99. CLIENT_WI_JOB_TYPE_Срочный трудовой договор (0.000279)</text:p>
      <text:p text:style-name="P79">100. OKB_RATING_SCORING_Ошибка выполнения (0.000152)</text:p>
      <text:p text:style-name="P79">101. CLIENT_SOCIAL_STATUS_Работающий пенсионер (0.000148)</text:p>
      <text:p text:style-name="P79">102. CLIENT_EDUCATION_Среднее (0.000144)</text:p>
      <text:p text:style-name="P79">103. OPTIONAL_ULTRA24_PAYMTD (0.000065)</text:p>
      <text:p text:style-name="P79">104. OKB_RATING_SCORING_Произошла ошибка. (0.000000)</text:p>
      <text:p text:style-name="P79">105. OPTIONAL_LIFE_NAME_ООО "Магистраль ДМ Центр" (0.000000)</text:p>
      <text:p text:style-name="P79">106. NBKI_RATING_SCORING_Произошла ошибка. (0.000000)</text:p>
      <text:p text:style-name="P76"/>
      <text:p text:style-name="P76"/>
      <text:p text:style-name="P76"/>
      <text:p text:style-name="P80">popitka 2 </text:p>
      <text:p text:style-name="P80">1. Оплата за автомобиль, <text:s/>(5.880000)</text:p>
      <text:p text:style-name="P80">2. Цена автомобиля (утвер (2.602208)</text:p>
      <text:p text:style-name="P80">3. Электронный ПТС (2.139423)</text:p>
      <text:p text:style-name="P80">4. Скоринг Бюро Эквифакс <text:s/>(1.112215)</text:p>
      <text:p text:style-name="P80">5. sum_43 (1.067416)</text:p>
      <text:p text:style-name="P80">6. Оценка КИ ОКБ^ (0.890139)</text:p>
      <text:p text:style-name="P80">7. OKB_RATING_SCORING_Хорошая КИ (0.784633)</text:p>
      <text:p text:style-name="P80">8. Оплата за доп оборудов (0.730391)</text:p>
      <text:p text:style-name="P80">9. OKB_RATING_SCORING_КИ отсутствует (0.726882)</text:p>
      <text:p text:style-name="P80">10. Ultra24 сумма (0.543771)</text:p>
      <text:p text:style-name="P80">11. Страхование жизни, сум (0.491974)</text:p>
      <text:p text:style-name="P80">12. Скоринговый балл ОКБ (0.480483)</text:p>
      <text:p text:style-name="P80">13. Стаж в организации (ме (0.476224)</text:p>
      <text:p text:style-name="P80">14. NBKI_SCORING (0.465273)</text:p>
      <text:p text:style-name="P80">15. Страхование жизни и зд (0.456203)</text:p>
      <text:p text:style-name="P80">16. МБКИ_тапоМБКИ (0.405289)</text:p>
      <text:p text:style-name="P80">17. Down Payment Rate (% П (0.307302)</text:p>
      <text:p text:style-name="P80">18. Срок кредита контрактн (0.294787)</text:p>
      <text:p text:style-name="P80">19. NBKI_RATING_SCORING_КИ отсутствует (0.280365)</text:p>
      <text:p text:style-name="P80">20. Страхование жизни и зд (0.277243)</text:p>
      <text:p text:style-name="P80">21. Первоначальный взнос / (0.245193)</text:p>
      <text:p text:style-name="P80">22. Оценка КИ НБКИ^ (0.236293)</text:p>
      <text:p text:style-name="P80">23. Первоначальный взнос (0.202008)</text:p>
      <text:p text:style-name="P80">24. Месяц создания заявки (0.186892)</text:p>
      <text:p text:style-name="P80">25. Модель автомобиля (0.186279)</text:p>
      <text:p text:style-name="P80">26. Скоринговый балл клиен (0.180361)</text:p>
      <text:p text:style-name="P80">27. Оценка КИ Эквифакс^ (0.176210)</text:p>
      <text:p text:style-name="P80">28. Семейное положение (0.170592)</text:p>
      <text:p text:style-name="P80">29. Процентная ставка (дей (0.148733)</text:p>
      <text:p text:style-name="P80">30. NBKI_RATING_SCORING_Хорошая КИ (0.143097)</text:p>
      <text:p text:style-name="P80">31. МБКИ_исп_пр (0.139199)</text:p>
      <text:p text:style-name="P80">32. Скоринг Мегафон (0.138218)</text:p>
      <text:p text:style-name="P80">33. Оплата за автомобиль с (0.135039)</text:p>
      <text:p text:style-name="P80">34. Размер кредита (в валю (0.129099)</text:p>
      <text:p text:style-name="P80">35. Цена автомобиля запрош (0.126126)</text:p>
      <text:p text:style-name="P80">36. Скоринг МБКИ (0.125089)</text:p>
      <text:p text:style-name="P80">37. CAR_INFO_MODEL_PTS_other (0.118428)</text:p>
      <text:p text:style-name="P80"><text:soft-page-break/>38. ФИО АНД принявшего пос (0.118332)</text:p>
      <text:p text:style-name="P80">39. МБКИ_неогр (0.117027)</text:p>
      <text:p text:style-name="P80">40. Цена АВТО (0.114453)</text:p>
      <text:p text:style-name="P80">41. Час создания заявки (0.104242)</text:p>
      <text:p text:style-name="P80">42. CLIENT_WI_JOB_TYPE_Предприниматель (0.101358)</text:p>
      <text:p text:style-name="P80">43. Тип авто (Б/У, Новый) (0.101085)</text:p>
      <text:p text:style-name="P80">44. Возраст клиента на дат (0.091970)</text:p>
      <text:p text:style-name="P80">45. PRODUCT_PROGRAM_NAME_"Автолюбитель" (на покупку иностранных марок) (0.082106)</text:p>
      <text:p text:style-name="P80">46. CAR_INFO_MODEL_PTS_Creta (0.079278)</text:p>
      <text:p text:style-name="P80">47. <text:tab/>Марка автомобиля (0.074076)</text:p>
      <text:p text:style-name="P80">48. МБКИ_недост (0.073454)</text:p>
      <text:p text:style-name="P80">49. EQUIFAX_RATING_SCORING_КИ отсутствует (0.070193)</text:p>
      <text:p text:style-name="P80">50. CLIENT_WI_JOB_TYPE_Бессрочный трудовой договор (0.068244)</text:p>
      <text:p text:style-name="P80">51. EQUIFAX_RATING_SCORING_Хорошая КИ (0.062962)</text:p>
      <text:p text:style-name="P80">52. Пол клиента (0.060580)</text:p>
      <text:p text:style-name="P80">53. Наличие других кредито (0.055420)</text:p>
      <text:p text:style-name="P80">54. Кол-во иждивенцев (0.054551)</text:p>
      <text:p text:style-name="P80">55. CLIENT_EDUCATION_Среднеспециальное (0.053009)</text:p>
      <text:p text:style-name="P80">56. Тип дилера (официальны (0.048346)</text:p>
      <text:p text:style-name="P80">57. Доход клиента (0.048179)</text:p>
      <text:p text:style-name="P80">58. CAR_INFO_MODEL_PTS_Rio (0.047297)</text:p>
      <text:p text:style-name="P80">59. CLIENT_WI_JOB_STATUS_Заместитель руководителя подразделения (0.046523)</text:p>
      <text:p text:style-name="P80">60. CLIENT_EDUCATION_Высшее (0.046286)</text:p>
      <text:p text:style-name="P80">61. NBKI_RATING_SCORING_Нейтральная КИ (0.045665)</text:p>
      <text:p text:style-name="P80">62. PRODUCT_PROGRAM_NAME_"Автопробег" (на покупку иностранных марок) (0.044356)</text:p>
      <text:p text:style-name="P80">63. OKB_RATING_SCORING_Нейтральная КИ (0.043971)</text:p>
      <text:p text:style-name="P80">64. День недели (0.043228)</text:p>
      <text:p text:style-name="P80">65. CLIENT_WI_JOB_STATUS_Заместитель руководителя организации (0.042128)</text:p>
      <text:p text:style-name="P80">66. Доходы, итого (0.042097)</text:p>
      <text:p text:style-name="P80">67. CAR_INFO_MODEL_PTS_Seltos (0.041721)</text:p>
      <text:p text:style-name="P80">68. Зарплата по основному <text:s/>(0.041117)</text:p>
      <text:p text:style-name="P80">69. CLIENT_WI_JOB_STATUS_Руководитель организации (0.041023)</text:p>
      <text:p text:style-name="P80">70. CLIENT_WI_JOB_STATUS_Руководитель подразделения (0.040650)</text:p>
      <text:p text:style-name="P80">71. CLIENT_WI_JOB_STATUS_Специалист (0.038230)</text:p>
      <text:p text:style-name="P80">72. МБКИ_адрес (0.038042)</text:p>
      <text:p text:style-name="P80">73. CLIENT_WI_JOB_STATUS_Высококвалифицированный специалист (0.037796)</text:p>
      <text:p text:style-name="P80">74. CAR_INFO_MODEL_PTS_K5 (0.037044)</text:p>
      <text:p text:style-name="P80">75. CAR_INFO_MODEL_PTS_Ceed (0.034428)</text:p>
      <text:p text:style-name="P80">76. МБКИ_невыполнена (0.033407)</text:p>
      <text:p text:style-name="P80">77. Тип авто (иностранный, (0.033286)</text:p>
      <text:p text:style-name="P80">78. PRODUCT_PROGRAM_NAME_"Автолюбитель" (на покупку отечественных марок) (0.033194)</text:p>
      <text:p text:style-name="P80">79. CLIENT_WI_JOB_TYPE_Договор подряда (0.032155)</text:p>
      <text:p text:style-name="P80">80. CAR_INFO_MODEL_PTS_Solaris (0.027506)</text:p>
      <text:p text:style-name="P80">81. NBKI_RATING_SCORING_Ошибка выполнения (0.026624)</text:p>
      <text:p text:style-name="P80">82. CAR_INFO_MODEL_PTS_Sportage (0.026611)</text:p>
      <text:p text:style-name="P80">83. EQUIFAX_RATING_SCORING_Ошибка выполнения (0.018914)</text:p>
      <text:p text:style-name="P80">84. PRODUCT_PROGRAM_NAME_"Автопробег" (на покупку отечественных марок) (0.018682)</text:p>
      <text:p text:style-name="P80">85. EQUIFAX_RATING_SCORING_Нейтральная КИ (0.018076)</text:p>
      <text:p text:style-name="P80"><text:soft-page-break/>86. CLIENT_EDUCATION_Несколько высших (0.016244)</text:p>
      <text:p text:style-name="P80">87. CLIENT_WI_JOB_STATUS_Неквалифицированный рабочий (0.000779)</text:p>
      <text:p text:style-name="P80">88. OKB_RATING_SCORING_Ошибка выполнения (0.000585)</text:p>
      <text:p text:style-name="P80">89. CLIENT_SOCIAL_STATUS_Работаю/служу (0.000582)</text:p>
      <text:p text:style-name="P80">90. CLIENT_WI_JOB_TYPE_Срочный трудовой договор (0.000486)</text:p>
      <text:p text:style-name="P80">91. CLIENT_EDUCATION_Среднее (0.000319)</text:p>
      <text:p text:style-name="P80">92. CLIENT_EDUCATION_Неполное высшее (0.000261)</text:p>
      <text:p text:style-name="P80">93. CLIENT_SOCIAL_STATUS_Работающий военный пенсионер (0.000234)</text:p>
      <text:p text:style-name="P80">94. CLIENT_SOCIAL_STATUS_Работающий пенсионер (0.000132)</text:p>
      <text:p text:style-name="P80">95. Ultra24 метод оплаты (0.000000)</text:p>
      <text:p text:style-name="P80">96. OKB_RATING_SCORING_Произошла ошибка. (0.000000)</text:p>
      <text:p text:style-name="P80">97. NBKI_RATING_SCORING_Произошла ошибка. (0.000000)</text:p>
      <text:p text:style-name="P76"/>
      <text:p text:style-name="P76"/>
      <text:p text:style-name="P76">1. <text:bookmark-start text:name="__DdeLink__18335_1567223482"/>PAY_FOR_CAR_RICIPIENT<text:bookmark-end text:name="__DdeLink__18335_1567223482"/> (0.010000)</text:p>
      <text:p text:style-name="P76">2. CAR_INFO_IS_EPTS (0.004008)</text:p>
      <text:p text:style-name="P76">3. AD_CAR_COST_CONFIRMED (0.001705)</text:p>
      <text:p text:style-name="P76">4. OKB_RATING_SCORING_Хорошая КИ (0.001092)</text:p>
      <text:p text:style-name="P76">5. Оценка КИ ОКБ^ (0.000980)</text:p>
      <text:p text:style-name="P76">6. МБКИ_тапоМБКИ (0.000823)</text:p>
      <text:p text:style-name="P76">7. OPTIONAL_COST (0.000629)</text:p>
      <text:p text:style-name="P76">8. OKB_RATING_SCORING_КИ отсутствует (0.000480)</text:p>
      <text:p text:style-name="P76">9. MEGAFON_SCORING (0.000397)</text:p>
      <text:p text:style-name="P76">10. NBKI_RATING_SCORING_КИ отсутствует (0.000345)</text:p>
      <text:p text:style-name="P76">11. OPTIONAL_ULTRA24_COST (0.000325)</text:p>
      <text:p text:style-name="P76">12. OPTIONAL_LIFE_TERM (0.000316)</text:p>
      <text:p text:style-name="P76">13. CLIENT_WI_JOB_TYPE_Предприниматель (0.000312)</text:p>
      <text:p text:style-name="P76">14. CAR_INFO_CONDITION (0.000278)</text:p>
      <text:p text:style-name="P76">15. CLIENT_MARITAL_STATUS (0.000276)</text:p>
      <text:p text:style-name="P76">16. OKB_SCORING (0.000245)</text:p>
      <text:p text:style-name="P76">17. Оценка КИ Эквифакс^ (0.000243)</text:p>
      <text:p text:style-name="P76">18. OPTIONAL_LIFE_TARIFF (0.000240)</text:p>
      <text:p text:style-name="P76">19. МБКИ_недост (0.000234)</text:p>
      <text:p text:style-name="P76">20. sum_43 (0.000224)</text:p>
      <text:p text:style-name="P76">21. EQUIFAX_SCORING (0.000217)</text:p>
      <text:p text:style-name="P76">22. AUTO_DEAL_TERM (0.000205)</text:p>
      <text:p text:style-name="P76">23. МБКИ_неогр (0.000204)</text:p>
      <text:p text:style-name="P76">24. МБКИ_исп_пр (0.000202)</text:p>
      <text:p text:style-name="P76">25. Оценка КИ НБКИ^ (0.000199)</text:p>
      <text:p text:style-name="P76">26. CLIENT_WI_JOB_TYPE_Бессрочный трудовой договор (0.000198)</text:p>
      <text:p text:style-name="P76">27. PRODUCT_PROGRAM_NAME_"Автолюбитель" (на покупку иностранных марок) (0.000189)</text:p>
      <text:p text:style-name="P76">28. CLIENT_EDUCATION_Среднеспециальное (0.000173)</text:p>
      <text:p text:style-name="P76">29. CLIENT_WI_EXPERIENCE (0.000166)</text:p>
      <text:p text:style-name="P76">30. OPTIONAL_LIFE_COST (0.000165)</text:p>
      <text:p text:style-name="P76">31. INITIAL_FEE_DIV_CAR_PRICE (0.000165)</text:p>
      <text:p text:style-name="P76">32. CLIENT_GENDER (0.000160)</text:p>
      <text:p text:style-name="P76">33. CAR_INFO_MODEL_PTS_Rio (0.000156)</text:p>
      <text:p text:style-name="P76">34. NBKI_SCORING (0.000154)</text:p>
      <text:p text:style-name="P76">35. CLIENT_DEPENDENTS_COUNT (0.000153)</text:p>
      <text:p text:style-name="P76">36. Месяц создания заявки (0.000152)</text:p>
      <text:p text:style-name="P76">37. PRC_UNDER_FIO (0.000150)</text:p>
      <text:p text:style-name="P76"><text:soft-page-break/>38. CLIENT_WI_JOB_STATUS_Заместитель руководителя подразделения (0.000149)</text:p>
      <text:p text:style-name="P76">39. CLIENT_EDUCATION_Высшее (0.000149)</text:p>
      <text:p text:style-name="P76">40. CAR_INFO_MODEL_PTS_other (0.000142)</text:p>
      <text:p text:style-name="P76">41. CLIENT_WI_JOB_STATUS_Заместитель руководителя организации (0.000140)</text:p>
      <text:p text:style-name="P76">42. CAR_INFO_MODEL_PTS_Seltos (0.000139)</text:p>
      <text:p text:style-name="P76">43. NBKI_RATING_SCORING_Хорошая КИ (0.000130)</text:p>
      <text:p text:style-name="P76">44. NBKI_RATING_SCORING_Нейтральная КИ (0.000127)</text:p>
      <text:p text:style-name="P76">45. MBKI_SCORING (0.000124)</text:p>
      <text:p text:style-name="P76">46. CAR_INFO_MODEL_PTS_K5 (0.000123)</text:p>
      <text:p text:style-name="P76">47. DEAL_INTEREST_RATE (0.000122)</text:p>
      <text:p text:style-name="P76">48. CLIENT_WI_JOB_STATUS_Руководитель подразделения (0.000120)</text:p>
      <text:p text:style-name="P76">49. CAR_INFO_MODEL (0.000119)</text:p>
      <text:p text:style-name="P76">50. CAR_INFO_MODEL_PTS_Creta (0.000119)</text:p>
      <text:p text:style-name="P76">51. CLIENT_WI_JOB_STATUS_Руководитель организации (0.000118)</text:p>
      <text:p text:style-name="P76">52. AD_INITIAL_FEE_PERCENT (0.000118)</text:p>
      <text:p text:style-name="P76">53. SALARY_SUM (0.000118)</text:p>
      <text:p text:style-name="P76">54. AUTO_DEAL_INITIAL_FEE (0.000117)</text:p>
      <text:p text:style-name="P76">55. PAY_FOR_CAR_SUM (0.000115)</text:p>
      <text:p text:style-name="P76">56. OKB_RATING_SCORING_Нейтральная КИ (0.000115)</text:p>
      <text:p text:style-name="P76">57. PRODUCT_PROGRAM_NAME_"Автопробег" (на покупку иностранных марок) (0.000114)</text:p>
      <text:p text:style-name="P76">58. CHARGES_TOTAL (0.000112)</text:p>
      <text:p text:style-name="P76">59. AUTO_DEAL_COST_REQUESTED (0.000111)</text:p>
      <text:p text:style-name="P76">60. EQUIFAX_RATING_SCORING_КИ отсутствует (0.000111)</text:p>
      <text:p text:style-name="P76">61. CAR_INFO_MODEL_PTS_Ceed (0.000110)</text:p>
      <text:p text:style-name="P76">62. CLIENT_WI_JOB_STATUS_Специалист (0.000108)</text:p>
      <text:p text:style-name="P76">63. Час создания заявки (0.000108)</text:p>
      <text:p text:style-name="P76">64. AD_CAR_COST_REQUESTED (0.000108)</text:p>
      <text:p text:style-name="P76">65. CLIENT_WI_JOB_TYPE_Договор подряда (0.000106)</text:p>
      <text:p text:style-name="P76">66. CAR_INFO_BRAND (0.000106)</text:p>
      <text:p text:style-name="P76">67. DEALER_POINT_TYPE (0.000105)</text:p>
      <text:p text:style-name="P76">68. МБКИ_невыполнена (0.000105)</text:p>
      <text:p text:style-name="P76">69. INCOMES_TOTAL (0.000105)</text:p>
      <text:p text:style-name="P76">70. CLIENT_AGE (0.000103)</text:p>
      <text:p text:style-name="P76">71. EQUIFAX_RATING_SCORING_Хорошая КИ (0.000100)</text:p>
      <text:p text:style-name="P76">72. SALARY_SUM_CONFIRMED (0.000100)</text:p>
      <text:p text:style-name="P76">73. ANKETA_SCORING (0.000100)</text:p>
      <text:p text:style-name="P76">74. AUTO_DEAL_CAR_PRICE (0.000099)</text:p>
      <text:p text:style-name="P76">75. PRODUCT_PROGRAM_NAME_"Автолюбитель" (на покупку отечественных марок) (0.000098)</text:p>
      <text:p text:style-name="P76">76. МБКИ_адрес (0.000094)</text:p>
      <text:p text:style-name="P76">77. CAR_INFO_PRODUCTION (0.000094)</text:p>
      <text:p text:style-name="P76">78. CLIENT_WI_JOB_STATUS_Высококвалифицированный специалист (0.000093)</text:p>
      <text:p text:style-name="P76">79. CAR_INFO_MODEL_PTS_Solaris (0.000091)</text:p>
      <text:p text:style-name="P76">80. День недели (0.000090)</text:p>
      <text:p text:style-name="P76">81. CAR_INFO_MODEL_PTS_Sportage (0.000087)</text:p>
      <text:p text:style-name="P76">82. NBKI_RATING_SCORING_Ошибка выполнения (0.000086)</text:p>
      <text:p text:style-name="P76">83. EQUIFAX_RATING_SCORING_Ошибка выполнения (0.000062)</text:p>
      <text:p text:style-name="P76">84. PRODUCT_PROGRAM_NAME_"Автопробег" (на покупку отечественных марок) (0.000055)</text:p>
      <text:p text:style-name="P76">85. CLIENT_EDUCATION_Несколько высших (0.000054)</text:p>
      <text:p text:style-name="P76">86. EQUIFAX_RATING_SCORING_Нейтральная КИ (0.000050)</text:p>
      <text:p text:style-name="P76"><text:soft-page-break/>Accuracy: 0.784736</text:p>
      <text:p text:style-name="P76">AUC: 0.845462</text:p>
      <text:p text:style-name="P77">1. <text:bookmark-start text:name="__DdeLink__18337_1567223482"/>CAR_INFO_IS_EPTS<text:bookmark-end text:name="__DdeLink__18337_1567223482"/> (0.0</text:p>
      <text:p text:style-name="P77">10000)</text:p>
      <text:p text:style-name="P76">2. Оценка КИ ОКБ^ (0.001046)</text:p>
      <text:p text:style-name="P76">3. МБКИ_тапоМБКИ (0.001033)</text:p>
      <text:p text:style-name="P76">4. OKB_RATING_SCORING_Хорошая КИ (0.000920)</text:p>
      <text:p text:style-name="P76">5. OKB_RATING_SCORING_КИ отсутствует (0.000787)</text:p>
      <text:p text:style-name="P76">6. <text:bookmark-start text:name="__DdeLink__18339_1567223482"/>OPTIONAL_LIFE_TERM<text:bookmark-end text:name="__DdeLink__18339_1567223482"/> (0.000552)</text:p>
      <text:p text:style-name="P76">7. <text:bookmark-start text:name="__DdeLink__18341_1567223482"/>OPTIONAL_ULTRA24_COST<text:bookmark-end text:name="__DdeLink__18341_1567223482"/> (0.000492)</text:p>
      <text:p text:style-name="P76">8. <text:bookmark-start text:name="__DdeLink__18343_1567223482"/>AUTO_DEAL_TERM<text:bookmark-end text:name="__DdeLink__18343_1567223482"/> (0.000455)</text:p>
      <text:p text:style-name="P76">9. <text:bookmark-start text:name="__DdeLink__18346_1567223482"/><text:bookmark-start text:name="__DdeLink__18348_1567223482"/>CAR_INFO_CONDITION<text:bookmark-end text:name="__DdeLink__18346_1567223482"/><text:bookmark-end text:name="__DdeLink__18348_1567223482"/> (0.000400)</text:p>
      <text:p text:style-name="P76">10. CLIENT_MARITAL_STATUS (0.000386)</text:p>
      <text:p text:style-name="P76">11. OKB_SCORING (0.000368)</text:p>
      <text:p text:style-name="P76">12. OPTIONAL_LIFE_TARIFF (0.000362)</text:p>
      <text:p text:style-name="P76">13. МБКИ_недост (0.000351)</text:p>
      <text:p text:style-name="P76">14. sum_43 (0.000345)</text:p>
      <text:p text:style-name="P76">15. CLIENT_EDUCATION_Среднеспециальное (0.000342)</text:p>
      <text:p text:style-name="P76">16. CLIENT_WI_JOB_TYPE_Предприниматель (0.000336)</text:p>
      <text:p text:style-name="P76">17. МБКИ_неогр (0.000305)</text:p>
      <text:p text:style-name="P76">18. CLIENT_WI_JOB_TYPE_Бессрочный трудовой договор (0.000272)</text:p>
      <text:p text:style-name="P76">19. Оценка КИ НБКИ^ (0.000255)</text:p>
      <text:p text:style-name="P76">20. EQUIFAX_SCORING (0.000246)</text:p>
      <text:p text:style-name="P76">21. CAR_INFO_MODEL (0.000239)</text:p>
      <text:p text:style-name="P76">22. NBKI_RATING_SCORING_Хорошая КИ (0.000239)</text:p>
      <text:p text:style-name="P76">23. PRODUCT_PROGRAM_NAME_"Автопробег" (на покупку иностранных марок) (0.000235)</text:p>
      <text:p text:style-name="P76">24. NBKI_RATING_SCORING_КИ отсутствует (0.000234)</text:p>
      <text:p text:style-name="P76">25. INITIAL_FEE_DIV_CAR_PRICE (0.000229)</text:p>
      <text:p text:style-name="P76">26. CLIENT_WI_EXPERIENCE (0.000218)</text:p>
      <text:p text:style-name="P76">27. OPTIONAL_LIFE_COST (0.000218)</text:p>
      <text:p text:style-name="P76">28. Месяц создания заявки (0.000212)</text:p>
      <text:p text:style-name="P76">29. CAR_INFO_MODEL_PTS_other (0.000212)</text:p>
      <text:p text:style-name="P76">30. CLIENT_GENDER (0.000211)</text:p>
      <text:p text:style-name="P76">31. NBKI_RATING_SCORING_Нейтральная КИ (0.000208)</text:p>
      <text:p text:style-name="P76">32. Оценка КИ Эквифакс^ (0.000207)</text:p>
      <text:p text:style-name="P76">33. CAR_INFO_MODEL_PTS_Creta (0.000205)</text:p>
      <text:p text:style-name="P76">34. PRC_UNDER_FIO (0.000203)</text:p>
      <text:p text:style-name="P76">35. CAR_INFO_MODEL_PTS_Rio (0.000200)</text:p>
      <text:p text:style-name="P76">36. CLIENT_EDUCATION_Высшее (0.000200)</text:p>
      <text:p text:style-name="P76">37. PRODUCT_PROGRAM_NAME_"Автолюбитель" (на покупку иностранных марок) (0.000198)</text:p>
      <text:p text:style-name="P76">38. DEAL_INTEREST_RATE (0.000197)</text:p>
      <text:p text:style-name="P76">39. CAR_INFO_MODEL_PTS_Seltos (0.000197)</text:p>
      <text:p text:style-name="P76">40. CLIENT_DEPENDENTS_COUNT (0.000196)</text:p>
      <text:p text:style-name="P76">41. МБКИ_исп_пр (0.000191)</text:p>
      <text:p text:style-name="P76">42. NBKI_SCORING (0.000184)</text:p>
      <text:p text:style-name="P76">43. МБКИ_невыполнена (0.000180)</text:p>
      <text:p text:style-name="P76">44. AD_INITIAL_FEE_PERCENT (0.000173)</text:p>
      <text:p text:style-name="P76">45. PRODUCT_PROGRAM_NAME_"Автопробег" (на покупку отечественных марок) (0.000172)</text:p>
      <text:p text:style-name="P76">46. CLIENT_WI_JOB_STATUS_Руководитель подразделения (0.000167)</text:p>
      <text:p text:style-name="P76"><text:soft-page-break/>47. CLIENT_WI_JOB_STATUS_Руководитель организации (0.000167)</text:p>
      <text:p text:style-name="P76">48. CAR_INFO_MODEL_PTS_K5 (0.000164)</text:p>
      <text:p text:style-name="P76">49. PAY_FOR_CAR_SUM (0.000163)</text:p>
      <text:p text:style-name="P76">50. CAR_INFO_BRAND (0.000163)</text:p>
      <text:p text:style-name="P76">51. MBKI_SCORING (0.000161)</text:p>
      <text:p text:style-name="P76">52. AUTO_DEAL_COST_REQUESTED (0.000160)</text:p>
      <text:p text:style-name="P76">53. CAR_INFO_MODEL_PTS_Sportage (0.000156)</text:p>
      <text:p text:style-name="P76">54. CHARGES_TOTAL (0.000156)</text:p>
      <text:p text:style-name="P76">55. SALARY_SUM (0.000156)</text:p>
      <text:p text:style-name="P76">56. SALARY_SUM_CONFIRMED (0.000155)</text:p>
      <text:p text:style-name="P76">57. INCOMES_TOTAL (0.000153)</text:p>
      <text:p text:style-name="P76">58. Час создания заявки (0.000152)</text:p>
      <text:p text:style-name="P76">59. AD_CAR_COST_REQUESTED (0.000152)</text:p>
      <text:p text:style-name="P76">60. AUTO_DEAL_INITIAL_FEE (0.000151)</text:p>
      <text:p text:style-name="P76">61. ANKETA_SCORING (0.000151)</text:p>
      <text:p text:style-name="P76">62. PRODUCT_PROGRAM_NAME_"Автолюбитель" (на покупку отечественных марок) (0.000150)</text:p>
      <text:p text:style-name="P76">63. CLIENT_WI_JOB_STATUS_Специалист (0.000149)</text:p>
      <text:p text:style-name="P76">64. AUTO_DEAL_CAR_PRICE (0.000146)</text:p>
      <text:p text:style-name="P76">65. CAR_INFO_MODEL_PTS_Solaris (0.000145)</text:p>
      <text:p text:style-name="P76">66. EQUIFAX_RATING_SCORING_КИ отсутствует (0.000143)</text:p>
      <text:p text:style-name="P76">67. CLIENT_AGE (0.000142)</text:p>
      <text:p text:style-name="P76">68. DEALER_POINT_TYPE (0.000141)</text:p>
      <text:p text:style-name="P76">69. CLIENT_WI_JOB_STATUS_Высококвалифицированный специалист (0.000138)</text:p>
      <text:p text:style-name="P76">70. OKB_RATING_SCORING_Нейтральная КИ (0.000137)</text:p>
      <text:p text:style-name="P76">71. CLIENT_WI_JOB_TYPE_Договор подряда (0.000137)</text:p>
      <text:p text:style-name="P76">72. CAR_INFO_PRODUCTION (0.000136)</text:p>
      <text:p text:style-name="P76">73. МБКИ_адрес (0.000134)</text:p>
      <text:p text:style-name="P76">74. CLIENT_WI_JOB_STATUS_Заместитель руководителя подразделения (0.000131)</text:p>
      <text:p text:style-name="P76">75. EQUIFAX_RATING_SCORING_Хорошая КИ (0.000129)</text:p>
      <text:p text:style-name="P76">76. День недели (0.000126)</text:p>
      <text:p text:style-name="P76">77. CLIENT_EDUCATION_Несколько высших (0.000123)</text:p>
      <text:p text:style-name="P76">78. EQUIFAX_RATING_SCORING_Нейтральная КИ (0.000122)</text:p>
      <text:p text:style-name="P76">79. CLIENT_WI_JOB_STATUS_Заместитель руководителя организации (0.000121)</text:p>
      <text:p text:style-name="P76">80. CAR_INFO_MODEL_PTS_Ceed (0.000091)</text:p>
      <text:p text:style-name="P76">81. OKB_RATING_SCORING_Ошибка выполнения (0.000000)</text:p>
      <text:p text:style-name="P76">82. NBKI_RATING_SCORING_Произошла ошибка. (0.000000)</text:p>
      <text:p text:style-name="P76">83. CLIENT_EDUCATION_Неполное высшее (0.000000)</text:p>
      <text:p text:style-name="P76">84. NBKI_RATING_SCORING_Ошибка выполнения (0.000000)</text:p>
      <text:p text:style-name="P76">85. CLIENT_EDUCATION_Среднее (0.000000)</text:p>
      <text:p text:style-name="P76">86. CLIENT_SOCIAL_STATUS_Работаю/служу (0.000000)</text:p>
      <text:p text:style-name="P76">87. CLIENT_SOCIAL_STATUS_Работающий военный пенсионер (0.000000)</text:p>
      <text:p text:style-name="P76">88. CLIENT_SOCIAL_STATUS_Работающий пенсионер (0.000000)</text:p>
      <text:p text:style-name="P76">89. CLIENT_WI_JOB_STATUS_Неквалифицированный рабочий (0.000000)</text:p>
      <text:p text:style-name="P76">90. OPTIONAL_ULTRA24_PAYMTD (0.000000)</text:p>
      <text:p text:style-name="P76">91. CLIENT_WI_JOB_TYPE_Срочный трудовой договор (0.000000)</text:p>
      <text:p text:style-name="P76">92. EQUIFAX_RATING_SCORING_Ошибка выполнения (0.000000)</text:p>
      <text:p text:style-name="P76">93. OKB_RATING_SCORING_Произошла ошибка. (0.000000)</text:p>
      <text:p text:style-name="P74"/>
      <text:p text:style-name="P74"/>
      <text:p text:style-name="P74"/>
      <text:p text:style-name="P81">last</text:p>
      <text:p text:style-name="P81"><text:soft-page-break/>Accuracy: 0.784736</text:p>
      <text:p text:style-name="P81">AUC: 0.845462</text:p>
      <text:p text:style-name="P81">Feature ranking:</text:p>
      <text:p text:style-name="P81">(93,)</text:p>
      <text:p text:style-name="P81">1. CAR_INFO_IS_EPTS (0.010000)</text:p>
      <text:p text:style-name="P81">2. Оценка КИ ОКБ^ (0.001046)</text:p>
      <text:p text:style-name="P81">3. МБКИ_тапоМБКИ (0.001033)</text:p>
      <text:p text:style-name="P81">4. OKB_RATING_SCORING_Хорошая КИ (0.000920)</text:p>
      <text:p text:style-name="P81">5. OKB_RATING_SCORING_КИ отсутствует (0.000787)</text:p>
      <text:p text:style-name="P81">6. OPTIONAL_LIFE_TERM (0.000552)</text:p>
      <text:p text:style-name="P81">7. OPTIONAL_ULTRA24_COST (0.000492)</text:p>
      <text:p text:style-name="P81">8. AUTO_DEAL_TERM (0.000455)</text:p>
      <text:p text:style-name="P81">9. CAR_INFO_CONDITION (0.000400)</text:p>
      <text:p text:style-name="P81">10. CLIENT_MARITAL_STATUS (0.000386)</text:p>
      <text:p text:style-name="P81">11. OKB_SCORING (0.000368)</text:p>
      <text:p text:style-name="P81">12. OPTIONAL_LIFE_TARIFF (0.000362)</text:p>
      <text:p text:style-name="P81">13. МБКИ_недост (0.000351)</text:p>
      <text:p text:style-name="P81">14. sum_43 (0.000345)</text:p>
      <text:p text:style-name="P81">15. CLIENT_EDUCATION_Среднеспециальное (0.000342)</text:p>
      <text:p text:style-name="P81">16. CLIENT_WI_JOB_TYPE_Предприниматель (0.000336)</text:p>
      <text:p text:style-name="P81">17. МБКИ_неогр (0.000305)</text:p>
      <text:p text:style-name="P81">18. CLIENT_WI_JOB_TYPE_Бессрочный трудовой договор (0.000272)</text:p>
      <text:p text:style-name="P81">19. Оценка КИ НБКИ^ (0.000255)</text:p>
      <text:p text:style-name="P81">20. EQUIFAX_SCORING (0.000246)</text:p>
      <text:p text:style-name="P81">21. CAR_INFO_MODEL (0.000239)</text:p>
      <text:p text:style-name="P81">22. NBKI_RATING_SCORING_Хорошая КИ (0.000239)</text:p>
      <text:p text:style-name="P81">23. PRODUCT_PROGRAM_NAME_"Автопробег" (на покупку иностранных марок) (0.000235)</text:p>
      <text:p text:style-name="P81">24. NBKI_RATING_SCORING_КИ отсутствует (0.000234)</text:p>
      <text:p text:style-name="P81">25. INITIAL_FEE_DIV_CAR_PRICE (0.000229)</text:p>
      <text:p text:style-name="P81">26. CLIENT_WI_EXPERIENCE (0.000218)</text:p>
      <text:p text:style-name="P81">27. OPTIONAL_LIFE_COST (0.000218)</text:p>
      <text:p text:style-name="P81">28. Месяц создания заявки (0.000212)</text:p>
      <text:p text:style-name="P81">29. CAR_INFO_MODEL_PTS_other (0.000212)</text:p>
      <text:p text:style-name="P81">30. CLIENT_GENDER (0.000211)</text:p>
      <text:p text:style-name="P81">31. NBKI_RATING_SCORING_Нейтральная КИ (0.000208)</text:p>
      <text:p text:style-name="P81">32. Оценка КИ Эквифакс^ (0.000207)</text:p>
      <text:p text:style-name="P81">33. CAR_INFO_MODEL_PTS_Creta (0.000205)</text:p>
      <text:p text:style-name="P81">34. PRC_UNDER_FIO (0.000203)</text:p>
      <text:p text:style-name="P81">35. CAR_INFO_MODEL_PTS_Rio (0.000200)</text:p>
      <text:p text:style-name="P81">36. CLIENT_EDUCATION_Высшее (0.000200)</text:p>
      <text:p text:style-name="P81">37. PRODUCT_PROGRAM_NAME_"Автолюбитель" (на покупку иностранных марок) (0.000198)</text:p>
      <text:p text:style-name="P81">38. DEAL_INTEREST_RATE (0.000197)</text:p>
      <text:p text:style-name="P81">39. CAR_INFO_MODEL_PTS_Seltos (0.000197)</text:p>
      <text:p text:style-name="P81">40. CLIENT_DEPENDENTS_COUNT (0.000196)</text:p>
      <text:p text:style-name="P81">41. МБКИ_исп_пр (0.000191)</text:p>
      <text:p text:style-name="P81">42. NBKI_SCORING (0.000184)</text:p>
      <text:p text:style-name="P81">43. МБКИ_невыполнена (0.000180)</text:p>
      <text:p text:style-name="P81">44. AD_INITIAL_FEE_PERCENT (0.000173)</text:p>
      <text:p text:style-name="P81">45. PRODUCT_PROGRAM_NAME_"Автопробег" (на покупку отечественных марок) (0.000172)</text:p>
      <text:p text:style-name="P81"><text:soft-page-break/>46. CLIENT_WI_JOB_STATUS_Руководитель подразделения (0.000167)</text:p>
      <text:p text:style-name="P81">47. CLIENT_WI_JOB_STATUS_Руководитель организации (0.000167)</text:p>
      <text:p text:style-name="P81">48. CAR_INFO_MODEL_PTS_K5 (0.000164)</text:p>
      <text:p text:style-name="P81">49. PAY_FOR_CAR_SUM (0.000163)</text:p>
      <text:p text:style-name="P81">50. CAR_INFO_BRAND (0.000163)</text:p>
      <text:p text:style-name="P81">51. MBKI_SCORING (0.000161)</text:p>
      <text:p text:style-name="P81">52. AUTO_DEAL_COST_REQUESTED (0.000160)</text:p>
      <text:p text:style-name="P81">53. CAR_INFO_MODEL_PTS_Sportage (0.000156)</text:p>
      <text:p text:style-name="P81">54. CHARGES_TOTAL (0.000156)</text:p>
      <text:p text:style-name="P81">55. SALARY_SUM (0.000156)</text:p>
      <text:p text:style-name="P81">56. SALARY_SUM_CONFIRMED (0.000155)</text:p>
      <text:p text:style-name="P81">57. INCOMES_TOTAL (0.000153)</text:p>
      <text:p text:style-name="P81">58. Час создания заявки (0.000152)</text:p>
      <text:p text:style-name="P81">59. AD_CAR_COST_REQUESTED (0.000152)</text:p>
      <text:p text:style-name="P81">60. AUTO_DEAL_INITIAL_FEE (0.000151)</text:p>
      <text:p text:style-name="P81">61. ANKETA_SCORING (0.000151)</text:p>
      <text:p text:style-name="P81">62. PRODUCT_PROGRAM_NAME_"Автолюбитель" (на покупку отечественных марок) (0.000150)</text:p>
      <text:p text:style-name="P81">63. CLIENT_WI_JOB_STATUS_Специалист (0.000149)</text:p>
      <text:p text:style-name="P81">64. AUTO_DEAL_CAR_PRICE (0.000146)</text:p>
      <text:p text:style-name="P81">65. CAR_INFO_MODEL_PTS_Solaris (0.000145)</text:p>
      <text:p text:style-name="P81">66. EQUIFAX_RATING_SCORING_КИ отсутствует (0.000143)</text:p>
      <text:p text:style-name="P81">67. CLIENT_AGE (0.000142)</text:p>
      <text:p text:style-name="P81">68. DEALER_POINT_TYPE (0.000141)</text:p>
      <text:p text:style-name="P81">69. CLIENT_WI_JOB_STATUS_Высококвалифицированный специалист (0.000138)</text:p>
      <text:p text:style-name="P81">70. OKB_RATING_SCORING_Нейтральная КИ (0.000137)</text:p>
      <text:p text:style-name="P81">71. CLIENT_WI_JOB_TYPE_Договор подряда (0.000137)</text:p>
      <text:p text:style-name="P81">72. CAR_INFO_PRODUCTION (0.000136)</text:p>
      <text:p text:style-name="P81">73. МБКИ_адрес (0.000134)</text:p>
      <text:p text:style-name="P81">74. CLIENT_WI_JOB_STATUS_Заместитель руководителя подразделения (0.000131)</text:p>
      <text:p text:style-name="P81">75. EQUIFAX_RATING_SCORING_Хорошая КИ (0.000129)</text:p>
      <text:p text:style-name="P81">76. День недели (0.000126)</text:p>
      <text:p text:style-name="P81">77. CLIENT_EDUCATION_Несколько высших (0.000123)</text:p>
      <text:p text:style-name="P81">78. EQUIFAX_RATING_SCORING_Нейтральная КИ (0.000122)</text:p>
      <text:p text:style-name="P81">79. CLIENT_WI_JOB_STATUS_Заместитель руководителя организации (0.000121)</text:p>
      <text:p text:style-name="P81">80. CAR_INFO_MODEL_PTS_Ceed (0.000091)</text:p>
      <text:p text:style-name="P81">81. OKB_RATING_SCORING_Ошибка выполнения (0.000000)</text:p>
      <text:p text:style-name="P81">82. NBKI_RATING_SCORING_Произошла ошибка. (0.000000)</text:p>
      <text:p text:style-name="P81">83. CLIENT_EDUCATION_Неполное высшее (0.000000)</text:p>
      <text:p text:style-name="P81">84. NBKI_RATING_SCORING_Ошибка выполнения (0.000000)</text:p>
      <text:p text:style-name="P81">85. CLIENT_EDUCATION_Среднее (0.000000)</text:p>
      <text:p text:style-name="P81">86. CLIENT_SOCIAL_STATUS_Работаю/служу (0.000000)</text:p>
      <text:p text:style-name="P81">87. CLIENT_SOCIAL_STATUS_Работающий военный пенсионер (0.000000)</text:p>
      <text:p text:style-name="P81">88. CLIENT_SOCIAL_STATUS_Работающий пенсионер (0.000000)</text:p>
      <text:p text:style-name="P81">89. CLIENT_WI_JOB_STATUS_Неквалифицированный рабочий (0.000000)</text:p>
      <text:p text:style-name="P81">90. OPTIONAL_ULTRA24_PAYMTD (0.000000)</text:p>
      <text:p text:style-name="P81">91. CLIENT_WI_JOB_TYPE_Срочный трудовой договор (0.000000)</text:p>
      <text:p text:style-name="P81">92. EQUIFAX_RATING_SCORING_Ошибка выполнения (0.000000)</text:p>
      <text:p text:style-name="P81">93. OKB_RATING_SCORING_Произошла ошибка. (0.000000)</text:p>
      <text:p text:style-name="P81">1. Электронный ПТС (5.880000)</text:p>
      <text:p text:style-name="P81">2. sum_43 (1.993974)</text:p>
      <text:p text:style-name="P81">3. Скоринг Бюро Эквифакс <text:s/>(1.846387)</text:p>
      <text:p text:style-name="P81"><text:soft-page-break/>4. Оценка КИ ОКБ^ (1.384805)</text:p>
      <text:p text:style-name="P81">5. OKB_RATING_SCORING_КИ отсутствует (1.245642)</text:p>
      <text:p text:style-name="P81">6. Ultra24 сумма (1.167540)</text:p>
      <text:p text:style-name="P81">7. OKB_RATING_SCORING_Хорошая КИ (1.097322)</text:p>
      <text:p text:style-name="P81">8. Скоринговый балл ОКБ (1.046599)</text:p>
      <text:p text:style-name="P81">9. Страхование жизни, сум (1.000405)</text:p>
      <text:p text:style-name="P81">10. Страхование жизни и зд (0.966672)</text:p>
      <text:p text:style-name="P81">11. Стаж в организации (ме (0.870636)</text:p>
      <text:p text:style-name="P81">12. Срок кредита контрактн (0.826532)</text:p>
      <text:p text:style-name="P81">13. NBKI_SCORING (0.773975)</text:p>
      <text:p text:style-name="P81">14. Страхование жизни и зд (0.646890)</text:p>
      <text:p text:style-name="P81">15. МБКИ_тапоМБКИ (0.645886)</text:p>
      <text:p text:style-name="P81">16. Down Payment Rate (% П (0.576485)</text:p>
      <text:p text:style-name="P81">17. Первоначальный взнос / (0.512587)</text:p>
      <text:p text:style-name="P81">18. Модель автомобиля (0.475064)</text:p>
      <text:p text:style-name="P81">19. Оценка КИ НБКИ^ (0.454224)</text:p>
      <text:p text:style-name="P81">20. NBKI_RATING_SCORING_КИ отсутствует (0.400007)</text:p>
      <text:p text:style-name="P81">21. Первоначальный взнос (0.376340)</text:p>
      <text:p text:style-name="P81">22. Месяц создания заявки (0.335010)</text:p>
      <text:p text:style-name="P81">23. NBKI_RATING_SCORING_Хорошая КИ (0.319905)</text:p>
      <text:p text:style-name="P81">24. Процентная ставка (дей (0.310005)</text:p>
      <text:p text:style-name="P81">25. Скоринговый балл клиен (0.308642)</text:p>
      <text:p text:style-name="P81">26. Семейное положение (0.302070)</text:p>
      <text:p text:style-name="P81">27. Оплата за автомобиль с (0.260901)</text:p>
      <text:p text:style-name="P81">28. Размер кредита (в валю (0.251355)</text:p>
      <text:p text:style-name="P81">29. CAR_INFO_MODEL_PTS_other (0.245313)</text:p>
      <text:p text:style-name="P81">30. ФИО АНД принявшего пос (0.218933)</text:p>
      <text:p text:style-name="P81">31. Цена АВТО (0.218478)</text:p>
      <text:p text:style-name="P81">32. Цена автомобиля запрош (0.215629)</text:p>
      <text:p text:style-name="P81">33. Оценка КИ Эквифакс^ (0.202699)</text:p>
      <text:p text:style-name="P81">34. МБКИ_неогр (0.191572)</text:p>
      <text:p text:style-name="P81">35. МБКИ_исп_пр (0.189410)</text:p>
      <text:p text:style-name="P81">36. Скоринг МБКИ (0.182153)</text:p>
      <text:p text:style-name="P81">37. Тип авто (Б/У, Новый) (0.180026)</text:p>
      <text:p text:style-name="P81">38. <text:tab/>Марка автомобиля (0.179408)</text:p>
      <text:p text:style-name="P81">39. Час создания заявки (0.177915)</text:p>
      <text:p text:style-name="P81">40. Возраст клиента на дат (0.162590)</text:p>
      <text:p text:style-name="P81">41. CAR_INFO_MODEL_PTS_Creta (0.142633)</text:p>
      <text:p text:style-name="P81">42. EQUIFAX_RATING_SCORING_КИ отсутствует (0.121332)</text:p>
      <text:p text:style-name="P81">43. CLIENT_WI_JOB_TYPE_Предприниматель (0.118782)</text:p>
      <text:p text:style-name="P81">44. МБКИ_недост (0.110348)</text:p>
      <text:p text:style-name="P81">45. CLIENT_EDUCATION_Среднеспециальное (0.106498)</text:p>
      <text:p text:style-name="P81">46. EQUIFAX_RATING_SCORING_Хорошая КИ (0.105002)</text:p>
      <text:p text:style-name="P81">47. PRODUCT_PROGRAM_NAME_"Автолюбитель" (на покупку иностранных марок) (0.104818)</text:p>
      <text:p text:style-name="P81">48. CLIENT_WI_JOB_TYPE_Бессрочный трудовой договор (0.102896)</text:p>
      <text:p text:style-name="P81">49. PRODUCT_PROGRAM_NAME_"Автопробег" (на покупку иностранных марок) (0.099228)</text:p>
      <text:p text:style-name="P81">50. Пол клиента (0.092260)</text:p>
      <text:p text:style-name="P81">51. Наличие других кредито (0.088923)</text:p>
      <text:p text:style-name="P81">52. Кол-во иждивенцев (0.079899)</text:p>
      <text:p text:style-name="P81">53. NBKI_RATING_SCORING_Нейтральная КИ (0.074019)</text:p>
      <text:p text:style-name="P81"><text:soft-page-break/>54. Зарплата по основному <text:s/>(0.073393)</text:p>
      <text:p text:style-name="P81">55. Доход клиента (0.072304)</text:p>
      <text:p text:style-name="P81">56. День недели (0.070401)</text:p>
      <text:p text:style-name="P81">57. Доходы, итого (0.069776)</text:p>
      <text:p text:style-name="P81">58. CLIENT_EDUCATION_Высшее (0.066297)</text:p>
      <text:p text:style-name="P81">59. Тип дилера (официальны (0.065889)</text:p>
      <text:p text:style-name="P81">60. CAR_INFO_MODEL_PTS_Rio (0.062523)</text:p>
      <text:p text:style-name="P81">61. CLIENT_WI_JOB_STATUS_Руководитель организации (0.060678)</text:p>
      <text:p text:style-name="P81">62. CLIENT_WI_JOB_STATUS_Руководитель подразделения (0.060627)</text:p>
      <text:p text:style-name="P81">63. CAR_INFO_MODEL_PTS_Seltos (0.059852)</text:p>
      <text:p text:style-name="P81">64. PRODUCT_PROGRAM_NAME_"Автопробег" (на покупку отечественных марок) (0.059415)</text:p>
      <text:p text:style-name="P81">65. OKB_RATING_SCORING_Нейтральная КИ (0.058322)</text:p>
      <text:p text:style-name="P81">66. МБКИ_невыполнена (0.058029)</text:p>
      <text:p text:style-name="P81">67. МБКИ_адрес (0.056622)</text:p>
      <text:p text:style-name="P81">68. PRODUCT_PROGRAM_NAME_"Автолюбитель" (на покупку отечественных марок) (0.053080)</text:p>
      <text:p text:style-name="P81">69. CAR_INFO_MODEL_PTS_K5 (0.051503)</text:p>
      <text:p text:style-name="P81">70. CLIENT_WI_JOB_STATUS_Специалист (0.050942)</text:p>
      <text:p text:style-name="P81">71. CAR_INFO_MODEL_PTS_Sportage (0.048986)</text:p>
      <text:p text:style-name="P81">72. CLIENT_WI_JOB_STATUS_Высококвалифицированный специалист (0.048972)</text:p>
      <text:p text:style-name="P81">73. Тип авто (иностранный, (0.048367)</text:p>
      <text:p text:style-name="P81">74. CAR_INFO_MODEL_PTS_Solaris (0.044535)</text:p>
      <text:p text:style-name="P81">75. CLIENT_WI_JOB_STATUS_Заместитель руководителя подразделения (0.043017)</text:p>
      <text:p text:style-name="P81">76. CLIENT_WI_JOB_TYPE_Договор подряда (0.042576)</text:p>
      <text:p text:style-name="P81">77. EQUIFAX_RATING_SCORING_Нейтральная КИ (0.041041)</text:p>
      <text:p text:style-name="P81">78. CLIENT_EDUCATION_Несколько высших (0.037569)</text:p>
      <text:p text:style-name="P81">79. CLIENT_WI_JOB_STATUS_Заместитель руководителя организации (0.037357)</text:p>
      <text:p text:style-name="P81">80. CAR_INFO_MODEL_PTS_Ceed (0.028087)</text:p>
      <text:p text:style-name="P81">81. NBKI_RATING_SCORING_Ошибка выполнения (0.001078)</text:p>
      <text:p text:style-name="P81">82. CLIENT_WI_JOB_STATUS_Неквалифицированный рабочий (0.000970)</text:p>
      <text:p text:style-name="P81">83. EQUIFAX_RATING_SCORING_Ошибка выполнения (0.000938)</text:p>
      <text:p text:style-name="P81">84. CLIENT_SOCIAL_STATUS_Работаю/служу (0.000777)</text:p>
      <text:p text:style-name="P81">85. OKB_RATING_SCORING_Ошибка выполнения (0.000775)</text:p>
      <text:p text:style-name="P81">86. CLIENT_WI_JOB_TYPE_Срочный трудовой договор (0.000702)</text:p>
      <text:p text:style-name="P81">87. CLIENT_EDUCATION_Неполное высшее (0.000546)</text:p>
      <text:p text:style-name="P81">88. CLIENT_SOCIAL_STATUS_Работающий военный пенсионер (0.000435)</text:p>
      <text:p text:style-name="P81">89. CLIENT_SOCIAL_STATUS_Работающий пенсионер (0.000394)</text:p>
      <text:p text:style-name="P81">90. CLIENT_EDUCATION_Среднее (0.000212)</text:p>
      <text:p text:style-name="P81">91. NBKI_RATING_SCORING_Произошла ошибка. (0.000000)</text:p>
      <text:p text:style-name="P81">92. Ultra24 метод оплаты (0.000000)</text:p>
      <text:p text:style-name="P81">93. OKB_RATING_SCORING_Произошла ошибка. (0.000000)</text:p>
      <text:p text:style-name="P73"/>
      <text:p text:style-name="P73"/>
      <text:p text:style-name="P73"/>
      <text:p text:style-name="P73"/>
      <text:p text:style-name="P73"/>
      <text:p text:style-name="P73"/>
      <text:p text:style-name="P86">Есть две техники обучения и тестирования Hold-out и кросс-валидация:</text:p>
      <text:p text:style-name="P86"/>
      <text:p text:style-name="P82"><text:span text:style-name="T263">Hold-out </text:span><text:span text:style-name="T264">старая практика - </text:span><text:span text:style-name="T263">заключается в разбиении данных на два множества </text:span><text:span text:style-name="T264">обучения и валидации/тестирования</text:span><text:span text:style-name="T263">.</text:span></text:p>
      <text:p text:style-name="P87"><text:soft-page-break/>Разбиение делается для того, чтобы оценить модель.</text:p>
      <text:p text:style-name="P83"/>
      <text:p text:style-name="P232"><text:span text:style-name="T79">Характеризуется отношением кол-во строк обучающей <text:s/>к количеству строк проверочной. </text:span><text:span text:style-name="T78">Это отношение чаще всего бурет </text:span><text:span text:style-name="T82">от </text:span><text:span text:style-name="T78">1/3 </text:span><text:span text:style-name="T82">до 1/5</text:span><text:span text:style-name="T78">—</text:span><text:span text:style-name="T80"> тестовые данные ко всему датасету</text:span><text:span text:style-name="T78">.</text:span></text:p>
      <text:p text:style-name="P82"/>
      <text:p text:style-name="P233"><text:span text:style-name="T78">Чем больше тестовая доля — тем </text:span><text:span text:style-name="T81">объективнее оценка, но и</text:span><text:span text:style-name="T78"> меньше возможности для обобщения данных моделью.</text:span></text:p>
      <text:p text:style-name="P234"><text:span text:style-name="T78">О</text:span><text:span text:style-name="T18">ценить объективность разделения </text:span><text:span text:style-name="T83">сложно, используют несколько запусков и смотрят на разброс</text:span><text:span text:style-name="T18">.</text:span></text:p>
      <text:p text:style-name="P82"/>
      <text:p text:style-name="P88">Стратификация — разбиение сохраняющее отношение в целевых классах (при классификации), <text:span text:style-name="T268">применяется если в датасете есть класс в датасете распределен неравномерно.</text:span></text:p>
      <text:p text:style-name="P85"/>
      <text:p text:style-name="P236"><text:span text:style-name="T84">Кросс-валидация </text:span><text:span text:style-name="T86">(скользящий контроль)</text:span><text:span text:style-name="T84"> — </text:span><text:span text:style-name="T80">стандартная практика тестирования, </text:span><text:span text:style-name="T84">позволяет эффективнее </text:span><text:span text:style-name="T85">использовать датасет </text:span><text:span text:style-name="T80">и более </text:span><text:span text:style-name="T83">объективно</text:span><text:span text:style-name="T80"> оценивать модели. </text:span></text:p>
      <text:p text:style-name="P236"><text:span text:style-name="T86">В</text:span><text:span text:style-name="T85">место одного разбиения используется несколько разбиени</text:span><text:span text:style-name="T80">й и вычисляется средняя оценка по ним. </text:span></text:p>
      <text:p text:style-name="P94">Главный недостаток — это сложнее во всех отношениях.</text:p>
      <text:p text:style-name="P235"><text:span text:style-name="T83">В</text:span><text:span text:style-name="T18">ыбор количества «разбиений/</text:span><text:span text:style-name="T88">итераций</text:span><text:span text:style-name="T18">» - чем больше, тем лучше, но и вычислительно сложнее.</text:span></text:p>
      <text:p text:style-name="P86"/>
      <text:p text:style-name="P237"><text:span text:style-name="T89">H</text:span><text:span text:style-name="T87">азновидности:</text:span></text:p>
      <text:p text:style-name="P90">- K-Fold (q-fold) — самый распространенный вариант, количество итераций равно количеству разбиений, разбиения скользят по датасету.</text:p>
      <text:p text:style-name="P90">- leave-one-out CV(LOO) — в каждой итерации в тестовой выборке берется только один эллемент. Вычислительно очень трудоемко, <text:span text:style-name="T268">но показывает лучшие результаты на малых датасетах</text:span>.</text:p>
      <text:p text:style-name="P90">- <text:span text:style-name="T266">Shuffle q-fold — на каждой итерации разбиение делается на перестановленном датасете. Позволяет зафиксировать отношение тестовых к обучающим данным и выбрать количество итераций.</text:span></text:p>
      <text:p text:style-name="P238"><text:span text:style-name="T87">- </text:span><text:span text:style-name="T89">TimeSeriesSplit — </text:span><text:span text:style-name="T90">оценка модели происходит по более </text:span><text:span text:style-name="T91">поздним записям, испольузется при наличии автокорреляции.</text:span></text:p>
      <text:p text:style-name="P104"/>
      <text:p text:style-name="P89">Кроме этого из данных можно отобрать дополнительное множество для сравнения тюнингованных моделей между собой или проверки работы в условиях продакшена.</text:p>
      <text:p text:style-name="P73"/>
      <text:p text:style-name="P92">Прежде всего необходимо <text:span text:style-name="T267">в</text:span>ыяснить есть <text:span text:style-name="T267">ли автокорреляция(корреляция между близкими записями).</text:span></text:p>
      <text:p text:style-name="P92"/>
      <text:p text:style-name="P93"><text:span text:style-name="T270">Корреляции не обнаружено, поэтому для подбора параметров модели будем использовать стратифицированный K-Fold, </text:span><text:span text:style-name="T272">с количеством сплитов равных 2, что позволит перебрать большее количество параметров.</text:span><text:span text:style-name="T271"> </text:span><text:span text:style-name="T272">Последнюю проверку модели будем производить </text:span><text:span text:style-name="T271">на сохраненном Hold-out 20 процентах последних заявок.</text:span></text:p>
      <text:p text:style-name="P92"/>
      <text:p text:style-name="P84"><text:span text:style-name="T265">К</text:span>ритерии <text:span text:style-name="T263">для разбиения</text:span></text:p>
      <text:p text:style-name="P84">1 Вычислительная сложность при обучении - <text:span text:style-name="T269">малая</text:span></text:p>
      <text:p text:style-name="P84">2 Вычислительная сложность при проверке - <text:span text:style-name="T269">малая</text:span></text:p>
      <text:p text:style-name="P84">3 репрезентативность обучающей выборки</text:p>
      <text:p text:style-name="P84">4 репрезентативность проверяющей выборки</text:p>
      <text:p text:style-name="P95">5 наличие автокорреляции в датасете</text:p>
      <text:p text:style-name="P95"/>
      <text:p text:style-name="P241"><text:soft-page-break/>ДЕРЕВО ПРИНЯТИЯ РЕШЕНИЙ</text:p>
      <text:p text:style-name="P241"/>
      <text:p text:style-name="P2"/>
      <text:p text:style-name="P2">Синтез</text:p>
      <text:p text:style-name="P95"/>
      <text:p text:style-name="P96">SHAP композитная диаграмма — <text:span text:style-name="T273">показывает важность признаков по убыванию, <text:s/>распределение значений и вляение каждого значения.</text:span></text:p>
      <text:p text:style-name="P96"/>
      <text:p text:style-name="P96">OKB_RATING_SCORING_КИ отсутствует <text:span text:style-name="T274">= 1 — отклонение</text:span></text:p>
      <text:p text:style-name="P97">OKB_RATING_SCORING_КИ отсутствует <text:span text:style-name="T274">= 0 — одобрение</text:span></text:p>
      <text:p text:style-name="P97"/>
      <text:p text:style-name="P96"/>
      <text:p text:style-name="P98">Теперь нам необходимо определить распределение и влияние значений внутри обработанного класса.</text:p>
      <text:p text:style-name="P99">Итак, мы видим, что </text:p>
      <text:p text:style-name="P98">'OKB_RATING_SCORING_КИ отсутствует' <text:span text:style-name="T275">и 'EQUIFAX_SCORING' свяаны незначительно.</text:span></text:p>
      <text:p text:style-name="P98"/>
      <text:p text:style-name="P243">x-900/(900-550) = y-<text:span text:style-name="T277">(-0.3)/(0.4-(-0.3))</text:span></text:p>
      <text:p text:style-name="P244">x-900/350 = y+0.3/0.7</text:p>
      <text:p text:style-name="P244">x/350 — 2.57 = y/0.7 + 0.43</text:p>
      <text:p text:style-name="P244">(x/350 — 3)*0.7 = y</text:p>
      <text:p text:style-name="P244"><text:span text:style-name="T278">y= x*0.7/245 <text:s/>- </text:span>2.1</text:p>
      <text:p text:style-name="P244"/>
      <text:p text:style-name="P98"/>
      <text:p text:style-name="P73"/>
      <text:p text:style-name="P91"/>
      <text:p text:style-name="P102"/>
      <text:p text:style-name="P102"/>
      <text:p text:style-name="P100"/>
      <text:p text:style-name="P101">СЫРОЙ</text:p>
      <text:p text:style-name="P103">ЦЕЛЬ:</text:p>
      <text:p text:style-name="P103">предоставить в виде диапозонов</text:p>
      <text:p text:style-name="P103"/>
      <text:p text:style-name="P101">Беру все сочетания всех диапозоны всех столбцов. Диапозон, это </text:p>
      <text:p text:style-name="P102">Пример:</text:p>
      <text:p text:style-name="P102">- берем</text:p>
      <text:p text:style-name="P102"/>
      <text:p text:style-name="P105">Accuracy — средняя корректность решения</text:p>
      <text:p text:style-name="P105">Precision — корректность одобренных моделью заявок</text:p>
      <text:p text:style-name="P105">Recall <text:s/>- <text:s/><text:span text:style-name="T276">охват хороших заявок</text:span></text:p>
      <text:p text:style-name="P102"/>
      <text:p text:style-name="P102"/>
      <text:p text:style-name="P102"/>
      <text:p text:style-name="P73"/>
      <text:p text:style-name="P23"><text:span text:style-name="T256">Промежуточная ц</text:span>ель бизнеса: Рассмотреть максимальные значения существенных признаков в которых <text:s/><text:span text:style-name="T4">андеррайтер с наибольшей вероятностью принимает положительное решение.</text:span></text:p>
      <text:p text:style-name="P4"><text:span text:style-name="T6">Цель: </text:span>Найти область значений в данных, в которых андеррайтер с наибольшей вероятностью принимает положительное решение <text:span text:style-name="T6">c целью выявить связки признаков или прошлкалировать признак и определить его вес.</text:span></text:p>
      <text:p text:style-name="P4"/>
      <text:p text:style-name="P69"><text:span text:style-name="T4">Есть 3 группы </text:span><text:span text:style-name="T5">признаков</text:span><text:span text:style-name="T4"> с условными приоритетами для андеррайтера, </text:span><text:span text:style-name="T5">от большего к меньшемy:</text:span></text:p>
      <text:p text:style-name="P4"><text:soft-page-break/>1) Кредитные истории – имеют шкалу от благоприятной к отрицательной<text:tab/></text:p>
      <text:p text:style-name="P4">2) Скоринги, в том числе Анкетный скоринг – имеют шкалу</text:p>
      <text:p text:style-name="P4">3) Все остальные — <text:span text:style-name="T92">цель проверить на закономерность (функциональную зависимость от одобренных)</text:span></text:p>
      <text:p text:style-name="P4"><text:tab/>1. <text:span text:style-name="T92">Прослеживается закономерность</text:span></text:p>
      <text:p text:style-name="P4"><text:tab/>2. <text:span text:style-name="T92">Не прослеживается</text:span></text:p>
      <text:p text:style-name="P7"><text:tab/>3. Имеют <text:span text:style-name="T92">закономерность</text:span> в связке с другими</text:p>
      <text:p text:style-name="P7"/>
      <text:p text:style-name="P7">Есть история заявок с установленным признаком ”одобренными”, “отклоненными” и “отказом клиента”.</text:p>
      <text:p text:style-name="P69"/>
      <text:p text:style-name="P7">Что можно проверить:</text:p>
      <text:p text:style-name="P69"><text:span text:style-name="T5">- Определить шкалу для одного признака путем сра</text:span><text:span text:style-name="T16">в</text:span><text:span text:style-name="T5">нения количества для одобренных и отклоненным</text:span></text:p>
      <text:p text:style-name="P7">- Попробовать оценить веротность того что признак имеет шкалу</text:p>
      <text:p text:style-name="P7">- Если это получиться, то проверить сочетания признаков</text:p>
      <text:p text:style-name="P69"/>
      <text:p text:style-name="P69"><text:span text:style-name="T6">Результат ожидается в виде</text:span><text:span text:style-name="T5">: </text:span><text:span text:style-name="T117">область максимальных значений или </text:span><text:span text:style-name="T6">новые связки и признаки и их </text:span><text:span text:style-name="T5">визуально</text:span><text:span text:style-name="T6">е</text:span><text:span text:style-name="T5"> </text:span><text:span text:style-name="T6">подтверждение.</text:span></text:p>
      <text:p text:style-name="P11"/>
      <text:p text:style-name="P11">Этапы</text:p>
      <text:p text:style-name="P69"/>
      <text:p text:style-name="P69"><text:span text:style-name="T1">1) </text:span><text:span text:style-name="T6">Визаульно зафиксировать распределения в признаке по 5 разрезам (для руководства):</text:span></text:p>
      <text:p text:style-name="P69"/>
      <text:p text:style-name="P69"><text:span text:style-name="T1">в разрезе одного показателя – </text:span><text:span text:style-name="T3">ядерные оценки плотности</text:span><text:span text:style-name="T2"> – каждого параметра </text:span><text:span text:style-name="T3">в 5 разрезах</text:span><text:span text:style-name="T2">.</text:span></text:p>
      <text:p text:style-name="P14"/>
      <text:p text:style-name="P16">2) <text:span text:style-name="T6">Визуально зафиксировать п</text:span>опарн<text:span text:style-name="T6">ые гистограммы и рассе</text:span><text:span text:style-name="T7">я</text:span><text:span text:style-name="T6">ния для существенных признаков (для руководства).</text:span></text:p>
      <text:p text:style-name="P16"><text:span text:style-name="T211">3) </text:span><text:span text:style-name="T212">Провести анализ</text:span></text:p>
      <text:p text:style-name="P111">Содержание</text:p>
      <text:p text:style-name="P189"/>
      <text:p text:style-name="P189"/>
      <text:p text:style-name="P189"/>
      <text:p text:style-name="P189"><text:span text:style-name="T16">1. </text:span>Описание проблемы</text:p>
      <text:p text:style-name="P190"><text:span text:style-name="T16">2. </text:span>Анализ по частоте <text:span text:style-name="T16">одобренных и отклоненных (без отказов клиента)</text:span></text:p>
      <text:p text:style-name="P190"><text:span text:style-name="T16">2.</text:span><text:span text:style-name="T234">1</text:span><text:span text:style-name="T16"> </text:span>Столбцы с количеством значений <text:span text:style-name="T235">меньше</text:span> <text:span text:style-name="T235">40</text:span></text:p>
      <text:p text:style-name="P190"><text:span text:style-name="T16">2.</text:span><text:span text:style-name="T234">2</text:span><text:span text:style-name="T16"> </text:span>Столбцы с количеством значений больше <text:span text:style-name="T235">40 (гистограммы в приложении)</text:span></text:p>
      <text:p text:style-name="P191"><text:span text:style-name="T231">3</text:span><text:bookmark-start text:name="__DdeLink__3050_26485790731"/><text:span text:style-name="T232">. </text:span><text:span text:style-name="T233">Синтез пар признаков</text:span><text:bookmark-end text:name="__DdeLink__3050_26485790731"/></text:p>
      <text:p text:style-name="P191"><text:span text:style-name="T228">4</text:span><text:span text:style-name="T232">. </text:span><text:span text:style-name="T233">Анализ максимальных значений</text:span></text:p>
      <text:p text:style-name="P191"><text:span text:style-name="T228">4</text:span><text:span text:style-name="T236">.1 </text:span><text:span text:style-name="T237">Простая сумма Скори</text:span><text:span text:style-name="T238">н</text:span><text:span text:style-name="T237">гов и КИ</text:span></text:p>
      <text:p text:style-name="P188"><text:span text:style-name="T228">4</text:span><text:span text:style-name="T236">.</text:span><text:span text:style-name="T239">2</text:span><text:span text:style-name="T236"> </text:span><text:span text:style-name="T239">Сумма по </text:span><text:span text:style-name="T240">отношению</text:span><text:span text:style-name="T239"> одобренных к отклоненным</text:span></text:p>
      <text:p text:style-name="P186">Вывод <text:span text:style-name="T230">по проделанной работе</text:span></text:p>
      <text:p text:style-name="P107"/>
      <text:p text:style-name="P107"/>
      <text:p text:style-name="P107"><text:span text:style-name="T16">1. </text:span>Описание проблемы</text:p>
      <text:p text:style-name="P3"/>
      <text:p text:style-name="P50">Итоговая цель: Автоматизация андеррайтера, поиск весомых сочетаний признаков.</text:p>
      <text:p text:style-name="P22"><text:span text:style-name="T256">Промежуточная ц</text:span>ель бизнеса: Рассмотреть максимальные значения существенных признаков в которых <text:s/><text:span text:style-name="T4">андеррайтер с наибольшей вероятностью принимает положительное решение.</text:span></text:p>
      <text:p text:style-name="P3"><text:soft-page-break/><text:span text:style-name="T6">Цель: </text:span>Найти область значений в данных, в которых андеррайтер с наибольшей вероятностью принимает положительное решение <text:span text:style-name="T6">c целью выявить связки признаков или прошлкалировать признак и определить его вес.</text:span></text:p>
      <text:p text:style-name="P3"/>
      <text:p text:style-name="P5"><text:span text:style-name="T4">Есть 3 группы </text:span><text:span text:style-name="T5">признаков</text:span><text:span text:style-name="T4"> с условными приоритетами для андеррайтера, </text:span><text:span text:style-name="T5">от большего к меньшемy:</text:span></text:p>
      <text:p text:style-name="P3">1) Кредитные истории – имеют шкалу от благоприятной к отрицательной</text:p>
      <text:p text:style-name="P3">2) Скоринги, в том числе Анкетный скоринг – имеют шкалу</text:p>
      <text:p text:style-name="P3">3) Все остальные — <text:span text:style-name="T92">цель проверить на закономерность (функциональную зависимость от одобренных)</text:span></text:p>
      <text:p text:style-name="P3"><text:tab/>1. <text:span text:style-name="T92">Прослеживается закономерность</text:span></text:p>
      <text:p text:style-name="P3"><text:tab/>2. <text:span text:style-name="T92">Не прослеживается</text:span></text:p>
      <text:p text:style-name="P6"><text:tab/>3. Имеют <text:span text:style-name="T92">закономерность</text:span> в связке с другими</text:p>
      <text:p text:style-name="P6"/>
      <text:p text:style-name="P6">Есть история заявок с установленным признаком ”одобренными”, “отклоненными” и “отказом клиента”.</text:p>
      <text:p text:style-name="P8"/>
      <text:p text:style-name="P6">Что можно проверить:</text:p>
      <text:p text:style-name="P9"><text:span text:style-name="T5">- Определить шкалу для одного признака путем сра</text:span><text:span text:style-name="T16">в</text:span><text:span text:style-name="T5">нения количества для одобренных и отклоненным</text:span></text:p>
      <text:p text:style-name="P6">- Попробовать оценить веротность того что признак имеет шкалу</text:p>
      <text:p text:style-name="P6">- Если это получиться, то проверить сочетания признаков</text:p>
      <text:p text:style-name="P8"/>
      <text:p text:style-name="P9"><text:span text:style-name="T6">Результат ожидается в виде</text:span><text:span text:style-name="T5">: </text:span><text:span text:style-name="T117">область максимальных значений или </text:span><text:span text:style-name="T6">новые связки и признаки и их </text:span><text:span text:style-name="T5">визуально</text:span><text:span text:style-name="T6">е</text:span><text:span text:style-name="T5"> </text:span><text:span text:style-name="T6">подтверждение.</text:span></text:p>
      <text:p text:style-name="P10"/>
      <text:p text:style-name="P10">Этапы</text:p>
      <text:p text:style-name="P12"/>
      <text:p text:style-name="P12"><text:span text:style-name="T1">1) </text:span><text:span text:style-name="T6">Визаульно зафиксировать распределения в признаке по 5 разрезам (для руководства):</text:span></text:p>
      <text:p text:style-name="P12"/>
      <text:p text:style-name="P12"><text:span text:style-name="T1">в разрезе одного показателя – </text:span><text:span text:style-name="T3">ядерные оценки плотности</text:span><text:span text:style-name="T2"> – каждого параметра </text:span><text:span text:style-name="T3">в 5 разрезах</text:span><text:span text:style-name="T2">.</text:span></text:p>
      <text:p text:style-name="P13"/>
      <text:p text:style-name="P15">2) <text:span text:style-name="T6">Визуально зафиксировать п</text:span>опарн<text:span text:style-name="T6">ые гистограммы и рассе</text:span><text:span text:style-name="T7">я</text:span><text:span text:style-name="T6">ния для существенных признаков (для руководства).</text:span></text:p>
      <text:p text:style-name="P10">3) <text:span text:style-name="T7">Провести анализ</text:span></text:p>
      <text:p text:style-name="P65"/>
      <text:p text:style-name="P18"/>
      <text:p text:style-name="P18"/>
      <text:p text:style-name="P106"><text:span text:style-name="T16">2. </text:span>Анализ по частоте <text:span text:style-name="T16">одобренных и отклоненных (без отказов клиента)</text:span></text:p>
      <text:p text:style-name="P1"/>
      <text:p text:style-name="P24">Найдем сумму для каждого значения и разделим на общее количество записей.</text:p>
      <text:p text:style-name="P26">Нами определена «Сумма к. историй», как сумма значений по приоритету:</text:p>
      <text:p text:style-name="P24">repl = ((0, 'Плохая КИ'),</text:p>
      <text:p text:style-name="P24"><text:s text:c="12"/>(1, 'Произошла ошибка'),</text:p>
      <text:p text:style-name="P24"><text:s text:c="12"/>(1, 'Ошибка выполнения проверки'),</text:p>
      <text:p text:style-name="P24"><text:s text:c="12"/>(2, 'КИ отсутствует'),</text:p>
      <text:p text:style-name="P24"><text:s text:c="12"/>(3, 'Нейтральная КИ'),</text:p>
      <text:p text:style-name="P24"><text:s text:c="12"/>(4, 'Хорошая КИ'))</text:p>
      <text:p text:style-name="P25"><text:s text:c="12"/>(1, <text:span text:style-name="T94">Не задано</text:span>),</text:p>
      <text:p text:style-name="P26"/>
      <text:p text:style-name="P26">«Сумма скорингов», как сумма шкалированных к [0,1] скорингов.</text:p>
      <text:p text:style-name="P26"><text:soft-page-break/></text:p>
      <text:p text:style-name="P1"/>
      <text:p text:style-name="P39"><text:span text:style-name="T106">2.</text:span><text:span text:style-name="T107">1</text:span><text:span text:style-name="T106"> </text:span><text:span text:style-name="T108">Столбцы с количеством значений </text:span><text:span text:style-name="T109">меньше</text:span><text:span text:style-name="T108"> </text:span><text:span text:style-name="T109">40</text:span></text:p>
      <text:p text:style-name="P19"/>
      <text:p text:style-name="P47"><text:tab/>Определим</text:p>
      <text:p text:style-name="P47"/>
      <text:p text:style-name="P113"><text:span text:style-name="T24">О</text:span><text:span text:style-name="T22">тношение </text:span><text:span text:style-name="T28">кол-ва</text:span><text:span text:style-name="T22"> — </text:span><text:span text:style-name="T26">log( </text:span><text:span text:style-name="T23">v / z </text:span><text:span text:style-name="T26">) </text:span><text:span text:style-name="T75">промежуток (</text:span><text:span text:style-name="T27">-inf, +inf</text:span><text:span text:style-name="T75">)</text:span><text:span text:style-name="T23">, где</text:span></text:p>
      <text:p text:style-name="P114"><text:span text:style-name="T23">v = количество по значению признака / кол-во всех одобренных </text:span><text:span text:style-name="T25">[0,1]</text:span><text:span text:style-name="T23">,</text:span></text:p>
      <text:p text:style-name="P34">z = количество по значению признака / кол-во всех отклоненных <text:span text:style-name="T120">[0,1]</text:span>.</text:p>
      <text:p text:style-name="P37"/>
      <text:p text:style-name="P119"><text:span text:style-name="T29">Значения </text:span><text:span text:style-name="T19">больше </text:span><text:span text:style-name="T30">0</text:span><text:span text:style-name="T19"> показывают большее количество одобрений, чем значения меньше </text:span><text:span text:style-name="T30">0</text:span><text:span text:style-name="T19">. </text:span><text:span text:style-name="T30">Например, значение 1 — показывает, что </text:span><text:span text:style-name="T73">v </text:span><text:span text:style-name="T30">одобрений в 2.7182 раза больше количества отказов </text:span><text:span text:style-name="T73">z</text:span><text:span text:style-name="T30">.</text:span></text:p>
      <text:p text:style-name="P120"><text:span text:style-name="T30">Например, значение </text:span><text:span text:style-name="T31">-</text:span><text:span text:style-name="T30">1 — показывает, что </text:span><text:span text:style-name="T73">z </text:span><text:span text:style-name="T31">отказов</text:span><text:span text:style-name="T30"> в 2.7182 раза больше количества о</text:span><text:span text:style-name="T31">тклоненных </text:span><text:span text:style-name="T73">v</text:span><text:span text:style-name="T30">.</text:span></text:p>
      <text:p text:style-name="P37"/>
      <text:p text:style-name="P38"><text:span text:style-name="T119">Рассматриваем одобренны</text:span><text:span text:style-name="T243">е и</text:span> <text:span text:style-name="T119">отклоненны</text:span><text:span text:style-name="T243">е заявки: 12719, 31337</text:span>.</text:p>
      <text:p text:style-name="P35"/>
      <text:p text:style-name="P36"/>
      <text:p text:style-name="P222"><text:span text:style-name="T23">Столбцы: </text:span><text:span text:style-name="T68">Уникальное значение, к</text:span><text:span text:style-name="T22">оличество одобренных, количество отклоненных, отношение </text:span><text:span text:style-name="T28">кол-ва</text:span><text:span text:style-name="T22">.</text:span></text:p>
      <text:p text:style-name="P21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2">Тип машины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Новая</text:p>
          </table:table-cell>
          <table:table-cell table:style-name="Table2.A1" office:value-type="string">
            <text:p text:style-name="P223">10582</text:p>
          </table:table-cell>
          <table:table-cell table:style-name="Table2.A1" office:value-type="string">
            <text:p text:style-name="P223">26940</text:p>
          </table:table-cell>
          <table:table-cell table:style-name="Table2.A1" office:value-type="string">
            <text:p text:style-name="P223">-0.03276</text:p>
          </table:table-cell>
        </table:table-row>
        <table:table-row table:style-name="Table2.1">
          <table:table-cell table:style-name="Table2.A1" office:value-type="string">
            <text:p text:style-name="P210">Подержаная</text:p>
          </table:table-cell>
          <table:table-cell table:style-name="Table2.A1" office:value-type="string">
            <text:p text:style-name="P223">2137</text:p>
          </table:table-cell>
          <table:table-cell table:style-name="Table2.A1" office:value-type="string">
            <text:p text:style-name="P223">4397</text:p>
          </table:table-cell>
          <table:table-cell table:style-name="Table2.A1" office:value-type="string">
            <text:p text:style-name="P223">0.18018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Мегафон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-1 – <text:span text:style-name="T242">Значение отстуствует или произощла ошибка</text:span></text:p>
          </table:table-cell>
          <table:table-cell table:style-name="Table2.A1" office:value-type="string">
            <text:p text:style-name="P223">10071</text:p>
          </table:table-cell>
          <table:table-cell table:style-name="Table2.A1" office:value-type="string">
            <text:p text:style-name="P223">26275</text:p>
          </table:table-cell>
          <table:table-cell table:style-name="Table2.A1" office:value-type="string">
            <text:p text:style-name="P223">-0.05726</text:p>
          </table:table-cell>
        </table:table-row>
        <table:table-row table:style-name="Table2.1">
          <table:table-cell table:style-name="Table2.A1" office:value-type="string">
            <text:p text:style-name="P226">7 <text:span text:style-name="T69">- Необходим легендированный звонок на работу или звонок по альтернативному рабочему телефону.</text:span></text:p>
          </table:table-cell>
          <table:table-cell table:style-name="Table2.A1" office:value-type="string">
            <text:p text:style-name="P223">24</text:p>
          </table:table-cell>
          <table:table-cell table:style-name="Table2.A1" office:value-type="string">
            <text:p text:style-name="P223">26</text:p>
          </table:table-cell>
          <table:table-cell table:style-name="Table2.A1" office:value-type="string">
            <text:p text:style-name="P223">0.82166</text:p>
          </table:table-cell>
        </table:table-row>
        <table:table-row table:style-name="Table2.1">
          <table:table-cell table:style-name="Table2.A1" office:value-type="string">
            <text:p text:style-name="P224">8<text:span text:style-name="T69">- Необходим легендированный звонок на работу. С даты активации абонентского номера прошло - более 3 лет</text:span></text:p>
          </table:table-cell>
          <table:table-cell table:style-name="Table2.A1" office:value-type="string">
            <text:p text:style-name="P223">72</text:p>
          </table:table-cell>
          <table:table-cell table:style-name="Table2.A1" office:value-type="string">
            <text:p text:style-name="P223">177</text:p>
          </table:table-cell>
          <table:table-cell table:style-name="Table2.A1" office:value-type="string">
            <text:p text:style-name="P223">0.00222</text:p>
          </table:table-cell>
        </table:table-row>
        <table:table-row table:style-name="Table2.1">
          <table:table-cell table:style-name="Table2.A1" office:value-type="string">
            <text:p text:style-name="P224">9<text:span text:style-name="T69">- Необходим легендированный звонок на работу. С даты активации абонентского номера прошло - от 1 года до 3 лет</text:span></text:p>
          </table:table-cell>
          <table:table-cell table:style-name="Table2.A1" office:value-type="string">
            <text:p text:style-name="P223">124</text:p>
          </table:table-cell>
          <table:table-cell table:style-name="Table2.A1" office:value-type="string">
            <text:p text:style-name="P223">443</text:p>
          </table:table-cell>
          <table:table-cell table:style-name="Table2.A1" office:value-type="string">
            <text:p text:style-name="P223">-0.37159</text:p>
          </table:table-cell>
        </table:table-row>
        <table:table-row table:style-name="Table2.1">
          <table:table-cell table:style-name="Table2.A1" office:value-type="string">
            <text:p text:style-name="P224">10<text:span text:style-name="T69">- Необходим легендированный звонок на работу. С даты активации абонентского номера прошло - от 3 до 6 месяцев</text:span></text:p>
          </table:table-cell>
          <table:table-cell table:style-name="Table2.A1" office:value-type="string">
            <text:p text:style-name="P223">15</text:p>
          </table:table-cell>
          <table:table-cell table:style-name="Table2.A1" office:value-type="string">
            <text:p text:style-name="P223">19</text:p>
          </table:table-cell>
          <table:table-cell table:style-name="Table2.A1" office:value-type="string">
            <text:p text:style-name="P223">0.66531</text:p>
          </table:table-cell>
        </table:table-row>
        <table:table-row table:style-name="Table2.1">
          <table:table-cell table:style-name="Table2.A1" office:value-type="string">
            <text:p text:style-name="P224">11<text:span text:style-name="T69">- Необходим легендированный звонок на работу. С даты активации абонентского номера прошло - от 6 до 12 месяцев</text:span></text:p>
          </table:table-cell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0.9017</text:p>
          </table:table-cell>
        </table:table-row>
        <table:table-row table:style-name="Table2.1">
          <table:table-cell table:style-name="Table2.A1" office:value-type="string">
            <text:p text:style-name="P224">12<text:span text:style-name="T69">- Нет ограничений</text:span></text:p>
          </table:table-cell>
          <table:table-cell table:style-name="Table2.A1" office:value-type="string">
            <text:p text:style-name="P223">1552</text:p>
          </table:table-cell>
          <table:table-cell table:style-name="Table2.A1" office:value-type="string">
            <text:p text:style-name="P223">1993</text:p>
          </table:table-cell>
          <table:table-cell table:style-name="Table2.A1" office:value-type="string">
            <text:p text:style-name="P223">0.65161</text:p>
          </table:table-cell>
        </table:table-row>
        <table:table-row table:style-name="Table2.1">
          <table:table-cell table:style-name="Table2.A1" office:value-type="string">
            <text:p text:style-name="P224">13<text:span text:style-name="T69">- Ошибка выполнения проверки</text:span>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0.20856</text:p>
          </table:table-cell>
        </table:table-row>
        <text:soft-page-break/>
        <table:table-row table:style-name="Table2.1">
          <table:table-cell table:style-name="Table2.A1" office:value-type="string">
            <text:p text:style-name="P224">14<text:span text:style-name="T69">- Проверка не выполнена. Первоначальный взнос больше 40% и/или класс заемщика не в допустимом диапазоне.</text:span></text:p>
          </table:table-cell>
          <table:table-cell table:style-name="Table2.A1" office:value-type="string">
            <text:p text:style-name="P223">119</text:p>
          </table:table-cell>
          <table:table-cell table:style-name="Table2.A1" office:value-type="string">
            <text:p text:style-name="P223">109</text:p>
          </table:table-cell>
          <table:table-cell table:style-name="Table2.A1" office:value-type="string">
            <text:p text:style-name="P223">0.98948</text:p>
          </table:table-cell>
        </table:table-row>
        <table:table-row table:style-name="Table2.1">
          <table:table-cell table:style-name="Table2.A1" office:value-type="string">
            <text:p text:style-name="P224">15<text:span text:style-name="T69">- Точка продаж не соответсвует разрешенному</text:span></text:p>
          </table:table-cell>
          <table:table-cell table:style-name="Table2.A1" office:value-type="string">
            <text:p text:style-name="P223">726</text:p>
          </table:table-cell>
          <table:table-cell table:style-name="Table2.A1" office:value-type="string">
            <text:p text:style-name="P223">1758</text:p>
          </table:table-cell>
          <table:table-cell table:style-name="Table2.A1" office:value-type="string">
            <text:p text:style-name="P223">0.01732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МБК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Error</text:p>
          </table:table-cell>
          <table:table-cell table:style-name="Table2.A1" office:value-type="string">
            <text:p text:style-name="P223">132</text:p>
          </table:table-cell>
          <table:table-cell table:style-name="Table2.A1" office:value-type="string">
            <text:p text:style-name="P223">264</text:p>
          </table:table-cell>
          <table:table-cell table:style-name="Table2.A1" office:value-type="string">
            <text:p text:style-name="P223">0.20856</text:p>
          </table:table-cell>
        </table:table-row>
        <table:table-row table:style-name="Table2.1">
          <table:table-cell table:style-name="Table2.A1" office:value-type="string">
            <text:p text:style-name="P210">Данные по клиенту не найдены</text:p>
          </table:table-cell>
          <table:table-cell table:style-name="Table2.A1" office:value-type="string">
            <text:p text:style-name="P223">39</text:p>
          </table:table-cell>
          <table:table-cell table:style-name="Table2.A1" office:value-type="string">
            <text:p text:style-name="P223">374</text:p>
          </table:table-cell>
          <table:table-cell table:style-name="Table2.A1" office:value-type="string">
            <text:p text:style-name="P223">-1.35899</text:p>
          </table:table-cell>
        </table:table-row>
        <table:table-row table:style-name="Table2.1">
          <table:table-cell table:style-name="Table2.A1" office:value-type="string">
            <text:p text:style-name="P210">Недостаточно данных для выполнения проверки</text:p>
          </table:table-cell>
          <table:table-cell table:style-name="Table2.A1" office:value-type="string">
            <text:p text:style-name="P223">171</text:p>
          </table:table-cell>
          <table:table-cell table:style-name="Table2.A1" office:value-type="string">
            <text:p text:style-name="P223">529</text:p>
          </table:table-cell>
          <table:table-cell table:style-name="Table2.A1" office:value-type="string">
            <text:p text:style-name="P223">-0.22762</text:p>
          </table:table-cell>
        </table:table-row>
        <table:table-row table:style-name="Table2.1">
          <table:table-cell table:style-name="Table2.A1" office:value-type="string">
            <text:p text:style-name="P210">Нет ограничений</text:p>
          </table:table-cell>
          <table:table-cell table:style-name="Table2.A1" office:value-type="string">
            <text:p text:style-name="P223">2142</text:p>
          </table:table-cell>
          <table:table-cell table:style-name="Table2.A1" office:value-type="string">
            <text:p text:style-name="P223">3781</text:p>
          </table:table-cell>
          <table:table-cell table:style-name="Table2.A1" office:value-type="string">
            <text:p text:style-name="P223">0.33345</text:p>
          </table:table-cell>
        </table:table-row>
        <table:table-row table:style-name="Table2.1">
          <table:table-cell table:style-name="Table2.A1" office:value-type="string">
            <text:p text:style-name="P210">Проверка не выполнена. Первоначальный взнос больше 40% и/или класс заемщика не в допустимом диапазоне.</text:p>
          </table:table-cell>
          <table:table-cell table:style-name="Table2.A1" office:value-type="string">
            <text:p text:style-name="P223">479</text:p>
          </table:table-cell>
          <table:table-cell table:style-name="Table2.A1" office:value-type="string">
            <text:p text:style-name="P223">730</text:p>
          </table:table-cell>
          <table:table-cell table:style-name="Table2.A1" office:value-type="string">
            <text:p text:style-name="P223">0.48036</text:p>
          </table:table-cell>
        </table:table-row>
        <table:table-row table:style-name="Table2.1">
          <table:table-cell table:style-name="Table2.A1" office:value-type="string">
            <text:p text:style-name="P210">Требуется проверка адреса регистрации/фактического проживания</text:p>
          </table:table-cell>
          <table:table-cell table:style-name="Table2.A1" office:value-type="string">
            <text:p text:style-name="P223">2419</text:p>
          </table:table-cell>
          <table:table-cell table:style-name="Table2.A1" office:value-type="string">
            <text:p text:style-name="P223">4250</text:p>
          </table:table-cell>
          <table:table-cell table:style-name="Table2.A1" office:value-type="string">
            <text:p text:style-name="P223">0.33814</text:p>
          </table:table-cell>
        </table:table-row>
        <table:table-row table:style-name="Table2.24">
          <table:table-cell table:style-name="Table2.A1" office:value-type="string">
            <text:p text:style-name="P210">Требуется проверка адреса регистрации/фактического проживания<text:line-break/></text:p>
          </table:table-cell>
          <table:table-cell table:style-name="Table2.A1" office:value-type="string">
            <text:p text:style-name="P223">213</text:p>
          </table:table-cell>
          <table:table-cell table:style-name="Table2.A1" office:value-type="string">
            <text:p text:style-name="P223">576</text:p>
          </table:table-cell>
          <table:table-cell table:style-name="Table2.A1" office:value-type="string">
            <text:p text:style-name="P223">-0.09311</text:p>
          </table:table-cell>
        </table:table-row>
        <table:table-row table:style-name="Table2.24">
          <table:table-cell table:style-name="Table2.A1" office:value-type="string">
            <text:p text:style-name="P210">Требуется проверка адреса регистрации/фактического проживания<text:line-break/>Требуется проверка данных о наличии исполнительных производств</text:p>
          </table:table-cell>
          <table:table-cell table:style-name="Table2.A1" office:value-type="string">
            <text:p text:style-name="P223">3036</text:p>
          </table:table-cell>
          <table:table-cell table:style-name="Table2.A1" office:value-type="string">
            <text:p text:style-name="P223">8791</text:p>
          </table:table-cell>
          <table:table-cell table:style-name="Table2.A1" office:value-type="string">
            <text:p text:style-name="P223">-0.16149</text:p>
          </table:table-cell>
        </table:table-row>
        <table:table-row table:style-name="Table2.1">
          <table:table-cell table:style-name="Table2.A1" office:value-type="string">
            <text:p text:style-name="P210">Требуется проверка данных о наличии исполнительных производств</text:p>
          </table:table-cell>
          <table:table-cell table:style-name="Table2.A1" office:value-type="string">
            <text:p text:style-name="P223">3197</text:p>
          </table:table-cell>
          <table:table-cell table:style-name="Table2.A1" office:value-type="string">
            <text:p text:style-name="P223">9216</text:p>
          </table:table-cell>
          <table:table-cell table:style-name="Table2.A1" office:value-type="string">
            <text:p text:style-name="P223">-0.15703</text:p>
          </table:table-cell>
        </table:table-row>
        <table:table-row table:style-name="Table2.24">
          <table:table-cell table:style-name="Table2.A1" office:value-type="string">
            <text:p text:style-name="P210">Требуется проверка данных о наличии исполнительных производств<text:line-break/></text:p>
          </table:table-cell>
          <table:table-cell table:style-name="Table2.A1" office:value-type="string">
            <text:p text:style-name="P223">34</text:p>
          </table:table-cell>
          <table:table-cell table:style-name="Table2.A1" office:value-type="string">
            <text:p text:style-name="P223">188</text:p>
          </table:table-cell>
          <table:table-cell table:style-name="Table2.A1" office:value-type="string">
            <text:p text:style-name="P223">-0.80838</text:p>
          </table:table-cell>
        </table:table-row>
        <table:table-row table:style-name="Table2.24">
          <table:table-cell table:style-name="Table2.A1" office:value-type="string">
            <text:p text:style-name="P210">Требуется проверка данных о наличии исполнительных производств<text:line-break/>Требуется проверка адреса регистрации/фактического проживания</text:p>
          </table:table-cell>
          <table:table-cell table:style-name="Table2.A1" office:value-type="string">
            <text:p text:style-name="P223">543</text:p>
          </table:table-cell>
          <table:table-cell table:style-name="Table2.A1" office:value-type="string">
            <text:p text:style-name="P223">1087</text:p>
          </table:table-cell>
          <table:table-cell table:style-name="Table2.A1" office:value-type="string">
            <text:p text:style-name="P223">0.20764</text:p>
          </table:table-cell>
        </table:table-row>
        <table:table-row table:style-name="Table2.29">
          <table:table-cell table:style-name="Table2.A1" office:value-type="string">
            <text:p text:style-name="P210">Требуется проверка данных о наличии исполнительных производств<text:line-break/>Требуется проверка адреса регистрации/фактического проживания<text:line-break/></text:p>
          </table:table-cell>
          <table:table-cell table:style-name="Table2.A1" office:value-type="string">
            <text:p text:style-name="P223">96</text:p>
          </table:table-cell>
          <table:table-cell table:style-name="Table2.A1" office:value-type="string">
            <text:p text:style-name="P223">357</text:p>
          </table:table-cell>
          <table:table-cell table:style-name="Table2.A1" office:value-type="string">
            <text:p text:style-name="P223">-0.41169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Оценка кредитной истории ОКБ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ext:soft-page-break/>
        <table:table-row table:style-name="Table2.1">
          <table:table-cell table:style-name="Table2.A1" office:value-type="string">
            <text:p text:style-name="P210">КИ отсутствует</text:p>
          </table:table-cell>
          <table:table-cell table:style-name="Table2.A1" office:value-type="string">
            <text:p text:style-name="P223">6137</text:p>
          </table:table-cell>
          <table:table-cell table:style-name="Table2.A1" office:value-type="string">
            <text:p text:style-name="P223">21780</text:p>
          </table:table-cell>
          <table:table-cell table:style-name="Table2.A1" office:value-type="string">
            <text:p text:style-name="P223">-0.36495</text:p>
          </table:table-cell>
        </table:table-row>
        <table:table-row table:style-name="Table2.1">
          <table:table-cell table:style-name="Table2.A1" office:value-type="string">
            <text:p text:style-name="P210">Нейтральная КИ</text:p>
          </table:table-cell>
          <table:table-cell table:style-name="Table2.A1" office:value-type="string">
            <text:p text:style-name="P223">325</text:p>
          </table:table-cell>
          <table:table-cell table:style-name="Table2.A1" office:value-type="string">
            <text:p text:style-name="P223">400</text:p>
          </table:table-cell>
          <table:table-cell table:style-name="Table2.A1" office:value-type="string">
            <text:p text:style-name="P223">0.69406</text:p>
          </table:table-cell>
        </table:table-row>
        <table:table-row table:style-name="Table2.1">
          <table:table-cell table:style-name="Table2.A1" office:value-type="string">
            <text:p text:style-name="P210">Ошибка выполнения проверки</text:p>
          </table:table-cell>
          <table:table-cell table:style-name="Table2.A1" office:value-type="string">
            <text:p text:style-name="P223">35</text:p>
          </table:table-cell>
          <table:table-cell table:style-name="Table2.A1" office:value-type="string">
            <text:p text:style-name="P223">97</text:p>
          </table:table-cell>
          <table:table-cell table:style-name="Table2.A1" office:value-type="string">
            <text:p text:style-name="P223">-0.11766</text:p>
          </table:table-cell>
        </table:table-row>
        <table:table-row table:style-name="Table2.1">
          <table:table-cell table:style-name="Table2.A1" office:value-type="string">
            <text:p text:style-name="P210">Плохая КИ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0.9017</text:p>
          </table:table-cell>
        </table:table-row>
        <table:table-row table:style-name="Table2.1">
          <table:table-cell table:style-name="Table2.A1" office:value-type="string">
            <text:p text:style-name="P210">Хорошая КИ</text:p>
          </table:table-cell>
          <table:table-cell table:style-name="Table2.A1" office:value-type="string">
            <text:p text:style-name="P223">6213</text:p>
          </table:table-cell>
          <table:table-cell table:style-name="Table2.A1" office:value-type="string">
            <text:p text:style-name="P223">8599</text:p>
          </table:table-cell>
          <table:table-cell table:style-name="Table2.A1" office:value-type="string">
            <text:p text:style-name="P223">0.5767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Оценка кредитной истории НБК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КИ отсутствует</text:p>
          </table:table-cell>
          <table:table-cell table:style-name="Table2.A1" office:value-type="string">
            <text:p text:style-name="P223">5337</text:p>
          </table:table-cell>
          <table:table-cell table:style-name="Table2.A1" office:value-type="string">
            <text:p text:style-name="P223">18383</text:p>
          </table:table-cell>
          <table:table-cell table:style-name="Table2.A1" office:value-type="string">
            <text:p text:style-name="P223">-0.33506</text:p>
          </table:table-cell>
        </table:table-row>
        <table:table-row table:style-name="Table2.1">
          <table:table-cell table:style-name="Table2.A1" office:value-type="string">
            <text:p text:style-name="P210">Нейтральная КИ</text:p>
          </table:table-cell>
          <table:table-cell table:style-name="Table2.A1" office:value-type="string">
            <text:p text:style-name="P223">346</text:p>
          </table:table-cell>
          <table:table-cell table:style-name="Table2.A1" office:value-type="string">
            <text:p text:style-name="P223">488</text:p>
          </table:table-cell>
          <table:table-cell table:style-name="Table2.A1" office:value-type="string">
            <text:p text:style-name="P223">0.55783</text:p>
          </table:table-cell>
        </table:table-row>
        <table:table-row table:style-name="Table2.1">
          <table:table-cell table:style-name="Table2.A1" office:value-type="string">
            <text:p text:style-name="P210">Ошибка выполнения проверки</text:p>
          </table:table-cell>
          <table:table-cell table:style-name="Table2.A1" office:value-type="string">
            <text:p text:style-name="P223">11</text:p>
          </table:table-cell>
          <table:table-cell table:style-name="Table2.A1" office:value-type="string">
            <text:p text:style-name="P223">48</text:p>
          </table:table-cell>
          <table:table-cell table:style-name="Table2.A1" office:value-type="string">
            <text:p text:style-name="P223">-0.5716</text:p>
          </table:table-cell>
        </table:table-row>
        <table:table-row table:style-name="Table2.1">
          <table:table-cell table:style-name="Table2.A1" office:value-type="string">
            <text:p text:style-name="P210">Хорошая КИ</text:p>
          </table:table-cell>
          <table:table-cell table:style-name="Table2.A1" office:value-type="string">
            <text:p text:style-name="P223">7018</text:p>
          </table:table-cell>
          <table:table-cell table:style-name="Table2.A1" office:value-type="string">
            <text:p text:style-name="P223">11958</text:p>
          </table:table-cell>
          <table:table-cell table:style-name="Table2.D42" office:value-type="float" office:value="0.36878">
            <text:p text:style-name="P223">0,37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Оценка кредитной истории Эквифакс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КИ отсутствует</text:p>
          </table:table-cell>
          <table:table-cell table:style-name="Table2.A1" office:value-type="string">
            <text:p text:style-name="P223">7330</text:p>
          </table:table-cell>
          <table:table-cell table:style-name="Table2.A1" office:value-type="string">
            <text:p text:style-name="P223">21068</text:p>
          </table:table-cell>
          <table:table-cell table:style-name="Table2.A1" office:value-type="string">
            <text:p text:style-name="P223">-0.15408</text:p>
          </table:table-cell>
        </table:table-row>
        <table:table-row table:style-name="Table2.1">
          <table:table-cell table:style-name="Table2.A1" office:value-type="string">
            <text:p text:style-name="P210">Нейтральная КИ</text:p>
          </table:table-cell>
          <table:table-cell table:style-name="Table2.A1" office:value-type="string">
            <text:p text:style-name="P223">249</text:p>
          </table:table-cell>
          <table:table-cell table:style-name="Table2.A1" office:value-type="string">
            <text:p text:style-name="P223">339</text:p>
          </table:table-cell>
          <table:table-cell table:style-name="Table2.A1" office:value-type="string">
            <text:p text:style-name="P223">0.59316</text:p>
          </table:table-cell>
        </table:table-row>
        <table:table-row table:style-name="Table2.1">
          <table:table-cell table:style-name="Table2.A1" office:value-type="string">
            <text:p text:style-name="P210">Ошибка выполнения проверки</text:p>
          </table:table-cell>
          <table:table-cell table:style-name="Table2.A1" office:value-type="string">
            <text:p text:style-name="P223">81</text:p>
          </table:table-cell>
          <table:table-cell table:style-name="Table2.A1" office:value-type="string">
            <text:p text:style-name="P223">255</text:p>
          </table:table-cell>
          <table:table-cell table:style-name="Table2.A1" office:value-type="string">
            <text:p text:style-name="P223">-0.24511</text:p>
          </table:table-cell>
        </table:table-row>
        <table:table-row table:style-name="Table2.1">
          <table:table-cell table:style-name="Table2.A1" office:value-type="string">
            <text:p text:style-name="P210">Плохая КИ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-0.35106</text:p>
          </table:table-cell>
        </table:table-row>
        <table:table-row table:style-name="Table2.1">
          <table:table-cell table:style-name="Table2.A1" office:value-type="string">
            <text:p text:style-name="P210">Хорошая КИ</text:p>
          </table:table-cell>
          <table:table-cell table:style-name="Table2.A1" office:value-type="string">
            <text:p text:style-name="P223">4446</text:p>
          </table:table-cell>
          <table:table-cell table:style-name="Table2.A1" office:value-type="string">
            <text:p text:style-name="P223">7492</text:p>
          </table:table-cell>
          <table:table-cell table:style-name="Table2.A1" office:value-type="string">
            <text:p text:style-name="P223">0.37987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Статус заявк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5">0- <text:span text:style-name="T70">gos_fill_info</text:span></text:p>
            <text:p text:style-name="P33"/>
          </table:table-cell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26</text:p>
          </table:table-cell>
          <table:table-cell table:style-name="Table2.A1" office:value-type="string">
            <text:p text:style-name="P223">-0.9701</text:p>
          </table:table-cell>
        </table:table-row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22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36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5</text:p>
          </table:table-cell>
          <table:table-cell table:style-name="Table2.A1" office:value-type="string">
            <text:p text:style-name="P223">2286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6- <text:span text:style-name="T161">Заявка отменена</text:span></text:p>
          </table:table-cell>
          <table:table-cell table:style-name="Table2.A1" office:value-type="string">
            <text:p text:style-name="P223">2220</text:p>
          </table:table-cell>
          <table:table-cell table:style-name="Table2.A1" office:value-type="string">
            <text:p text:style-name="P223">31012</text:p>
          </table:table-cell>
          <table:table-cell table:style-name="Table2.A1" office:value-type="string">
            <text:p text:style-name="P223">-1.73516</text:p>
          </table:table-cell>
        </table:table-row>
        <table:table-row table:style-name="Table2.1">
          <table:table-cell table:style-name="Table2.A1" office:value-type="string">
            <text:p text:style-name="P225">7 <text:span text:style-name="T70">Заявка пророчена</text:span></text:p>
          </table:table-cell>
          <table:table-cell table:style-name="Table2.A1" office:value-type="string">
            <text:p text:style-name="P223">6283</text:p>
          </table:table-cell>
          <table:table-cell table:style-name="Table2.A1" office:value-type="string">
            <text:p text:style-name="P223">291</text:p>
          </table:table-cell>
          <table:table-cell table:style-name="Table2.A1" office:value-type="string">
            <text:p text:style-name="P223">3.97398</text:p>
          </table:table-cell>
        </table:table-row>
        <table:table-row table:style-name="Table2.1">
          <table:table-cell table:style-name="Table2.A1" office:value-type="string">
            <text:p text:style-name="P223">8</text:p>
          </table:table-cell>
          <table:table-cell table:style-name="Table2.A1" office:value-type="string">
            <text:p text:style-name="P223">36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5">9 <text:span text:style-name="T70">На Андерайтере</text:span></text:p>
          </table:table-cell>
          <table:table-cell table:style-name="Table2.A1" office:value-type="string">
            <text:p text:style-name="P223">9</text:p>
          </table:table-cell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1.15302</text:p>
          </table:table-cell>
        </table:table-row>
        <table:table-row table:style-name="Table2.1">
          <table:table-cell table:style-name="Table2.A1" office:value-type="string">
            <text:p text:style-name="P225">10 <text:span text:style-name="T70">На доработке ГОЗ</text:span></text:p>
          </table:table-cell>
          <table:table-cell table:style-name="Table2.A1" office:value-type="string">
            <text:p text:style-name="P223">11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3.2996</text:p>
          </table:table-cell>
        </table:table-row>
        <table:table-row table:style-name="Table2.1">
          <table:table-cell table:style-name="Table2.A1" office:value-type="string">
            <text:p text:style-name="P223">12</text:p>
          </table:table-cell>
          <table:table-cell table:style-name="Table2.A1" office:value-type="string">
            <text:p text:style-name="P223">140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13</text:p>
          </table:table-cell>
          <table:table-cell table:style-name="Table2.A1" office:value-type="string">
            <text:p text:style-name="P223">417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14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15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16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3">17</text:p>
          </table:table-cell>
          <table:table-cell table:style-name="Table2.A1" office:value-type="string">
            <text:p text:style-name="P223">1246</text:p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Час создания заявк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19</text:p>
          </table:table-cell>
          <table:table-cell table:style-name="Table2.A1" office:value-type="string">
            <text:p text:style-name="P223">-0.65644</text:p>
          </table:table-cell>
        </table:table-row>
        <table:table-row table:style-name="Table2.1">
          <table:table-cell table:style-name="Table2.A1" office:value-type="string">
            <text:p text:style-name="P223">5</text:p>
          </table:table-cell>
          <table:table-cell table:style-name="Table2.A1" office:value-type="string">
            <text:p text:style-name="P223">57</text:p>
          </table:table-cell>
          <table:table-cell table:style-name="Table2.A1" office:value-type="string">
            <text:p text:style-name="P223">118</text:p>
          </table:table-cell>
          <table:table-cell table:style-name="Table2.A1" office:value-type="string">
            <text:p text:style-name="P223">0.17407</text:p>
          </table:table-cell>
        </table:table-row>
        <table:table-row table:style-name="Table2.1">
          <table:table-cell table:style-name="Table2.A1" office:value-type="string">
            <text:p text:style-name="P223">6</text:p>
          </table:table-cell>
          <table:table-cell table:style-name="Table2.A1" office:value-type="string">
            <text:p text:style-name="P223">112</text:p>
          </table:table-cell>
          <table:table-cell table:style-name="Table2.A1" office:value-type="string">
            <text:p text:style-name="P223">286</text:p>
          </table:table-cell>
          <table:table-cell table:style-name="Table2.A1" office:value-type="string">
            <text:p text:style-name="P223">-0.03579</text:p>
          </table:table-cell>
        </table:table-row>
        <table:table-row table:style-name="Table2.1"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346</text:p>
          </table:table-cell>
          <table:table-cell table:style-name="Table2.A1" office:value-type="string">
            <text:p text:style-name="P223">643</text:p>
          </table:table-cell>
          <table:table-cell table:style-name="Table2.A1" office:value-type="string">
            <text:p text:style-name="P223">0.282</text:p>
          </table:table-cell>
        </table:table-row>
        <table:table-row table:style-name="Table2.1">
          <table:table-cell table:style-name="Table2.A1" office:value-type="string">
            <text:p text:style-name="P223">8</text:p>
          </table:table-cell>
          <table:table-cell table:style-name="Table2.A1" office:value-type="string">
            <text:p text:style-name="P223">729</text:p>
          </table:table-cell>
          <table:table-cell table:style-name="Table2.A1" office:value-type="string">
            <text:p text:style-name="P223">1325</text:p>
          </table:table-cell>
          <table:table-cell table:style-name="Table2.A1" office:value-type="string">
            <text:p text:style-name="P223">0.30421</text:p>
          </table:table-cell>
        </table:table-row>
        <table:table-row table:style-name="Table2.1">
          <table:table-cell table:style-name="Table2.A1" office:value-type="string">
            <text:p text:style-name="P223">9</text:p>
          </table:table-cell>
          <table:table-cell table:style-name="Table2.A1" office:value-type="string">
            <text:p text:style-name="P223">1446</text:p>
          </table:table-cell>
          <table:table-cell table:style-name="Table2.A1" office:value-type="string">
            <text:p text:style-name="P223">2601</text:p>
          </table:table-cell>
          <table:table-cell table:style-name="Table2.A1" office:value-type="string">
            <text:p text:style-name="P223">0.31461</text:p>
          </table:table-cell>
        </table:table-row>
        <table:table-row table:style-name="Table2.1">
          <table:table-cell table:style-name="Table2.A1" office:value-type="string">
            <text:p text:style-name="P223">10</text:p>
          </table:table-cell>
          <table:table-cell table:style-name="Table2.A1" office:value-type="string">
            <text:p text:style-name="P223">1769</text:p>
          </table:table-cell>
          <table:table-cell table:style-name="Table2.A1" office:value-type="string">
            <text:p text:style-name="P223">3596</text:p>
          </table:table-cell>
          <table:table-cell table:style-name="Table2.A1" office:value-type="string">
            <text:p text:style-name="P223">0.19229</text:p>
          </table:table-cell>
        </table:table-row>
        <table:table-row table:style-name="Table2.1">
          <table:table-cell table:style-name="Table2.A1" office:value-type="string">
            <text:p text:style-name="P223">11</text:p>
          </table:table-cell>
          <table:table-cell table:style-name="Table2.A1" office:value-type="string">
            <text:p text:style-name="P223">1543</text:p>
          </table:table-cell>
          <table:table-cell table:style-name="Table2.A1" office:value-type="string">
            <text:p text:style-name="P223">3664</text:p>
          </table:table-cell>
          <table:table-cell table:style-name="Table2.A1" office:value-type="string">
            <text:p text:style-name="P223">0.03688</text:p>
          </table:table-cell>
        </table:table-row>
        <table:table-row table:style-name="Table2.1">
          <table:table-cell table:style-name="Table2.A1" office:value-type="string">
            <text:p text:style-name="P223">12</text:p>
          </table:table-cell>
          <table:table-cell table:style-name="Table2.A1" office:value-type="string">
            <text:p text:style-name="P223">1298</text:p>
          </table:table-cell>
          <table:table-cell table:style-name="Table2.A1" office:value-type="string">
            <text:p text:style-name="P223">3317</text:p>
          </table:table-cell>
          <table:table-cell table:style-name="Table2.A1" office:value-type="string">
            <text:p text:style-name="P223">-0.03653</text:p>
          </table:table-cell>
        </table:table-row>
        <table:table-row table:style-name="Table2.1">
          <table:table-cell table:style-name="Table2.A1" office:value-type="string">
            <text:p text:style-name="P223">13</text:p>
          </table:table-cell>
          <table:table-cell table:style-name="Table2.A1" office:value-type="string">
            <text:p text:style-name="P223">1193</text:p>
          </table:table-cell>
          <table:table-cell table:style-name="Table2.A1" office:value-type="string">
            <text:p text:style-name="P223">3207</text:p>
          </table:table-cell>
          <table:table-cell table:style-name="Table2.A1" office:value-type="string">
            <text:p text:style-name="P223">-0.08716</text:p>
          </table:table-cell>
        </table:table-row>
        <text:soft-page-break/>
        <table:table-row table:style-name="Table2.1">
          <table:table-cell table:style-name="Table2.A1" office:value-type="string">
            <text:p text:style-name="P223">14</text:p>
          </table:table-cell>
          <table:table-cell table:style-name="Table2.A1" office:value-type="string">
            <text:p text:style-name="P223">1029</text:p>
          </table:table-cell>
          <table:table-cell table:style-name="Table2.A1" office:value-type="string">
            <text:p text:style-name="P223">3013</text:p>
          </table:table-cell>
          <table:table-cell table:style-name="Table2.A1" office:value-type="string">
            <text:p text:style-name="P223">-0.17265</text:p>
          </table:table-cell>
        </table:table-row>
        <table:table-row table:style-name="Table2.1">
          <table:table-cell table:style-name="Table2.A1" office:value-type="string">
            <text:p text:style-name="P223">15</text:p>
          </table:table-cell>
          <table:table-cell table:style-name="Table2.A1" office:value-type="string">
            <text:p text:style-name="P223">952</text:p>
          </table:table-cell>
          <table:table-cell table:style-name="Table2.A1" office:value-type="string">
            <text:p text:style-name="P223">2555</text:p>
          </table:table-cell>
          <table:table-cell table:style-name="Table2.A1" office:value-type="string">
            <text:p text:style-name="P223">-0.08554</text:p>
          </table:table-cell>
        </table:table-row>
        <table:table-row table:style-name="Table2.1">
          <table:table-cell table:style-name="Table2.A1" office:value-type="string">
            <text:p text:style-name="P223">16</text:p>
          </table:table-cell>
          <table:table-cell table:style-name="Table2.A1" office:value-type="string">
            <text:p text:style-name="P223">830</text:p>
          </table:table-cell>
          <table:table-cell table:style-name="Table2.A1" office:value-type="string">
            <text:p text:style-name="P223">2375</text:p>
          </table:table-cell>
          <table:table-cell table:style-name="Table2.A1" office:value-type="string">
            <text:p text:style-name="P223">-0.14962</text:p>
          </table:table-cell>
        </table:table-row>
        <table:table-row table:style-name="Table2.1">
          <table:table-cell table:style-name="Table2.A1" office:value-type="string">
            <text:p text:style-name="P223">17</text:p>
          </table:table-cell>
          <table:table-cell table:style-name="Table2.A1" office:value-type="string">
            <text:p text:style-name="P223">613</text:p>
          </table:table-cell>
          <table:table-cell table:style-name="Table2.A1" office:value-type="string">
            <text:p text:style-name="P223">1986</text:p>
          </table:table-cell>
          <table:table-cell table:style-name="Table2.A1" office:value-type="string">
            <text:p text:style-name="P223">-0.27381</text:p>
          </table:table-cell>
        </table:table-row>
        <table:table-row table:style-name="Table2.1">
          <table:table-cell table:style-name="Table2.A1" office:value-type="string">
            <text:p text:style-name="P223">18</text:p>
          </table:table-cell>
          <table:table-cell table:style-name="Table2.A1" office:value-type="string">
            <text:p text:style-name="P223">428</text:p>
          </table:table-cell>
          <table:table-cell table:style-name="Table2.A1" office:value-type="string">
            <text:p text:style-name="P223">1459</text:p>
          </table:table-cell>
          <table:table-cell table:style-name="Table2.A1" office:value-type="string">
            <text:p text:style-name="P223">-0.32468</text:p>
          </table:table-cell>
        </table:table-row>
        <table:table-row table:style-name="Table2.1">
          <table:table-cell table:style-name="Table2.A1" office:value-type="string">
            <text:p text:style-name="P223">19</text:p>
          </table:table-cell>
          <table:table-cell table:style-name="Table2.A1" office:value-type="string">
            <text:p text:style-name="P223">253</text:p>
          </table:table-cell>
          <table:table-cell table:style-name="Table2.A1" office:value-type="string">
            <text:p text:style-name="P223">816</text:p>
          </table:table-cell>
          <table:table-cell table:style-name="Table2.A1" office:value-type="string">
            <text:p text:style-name="P223">-0.26932</text:p>
          </table:table-cell>
        </table:table-row>
        <table:table-row table:style-name="Table2.1">
          <table:table-cell table:style-name="Table2.A1" office:value-type="string">
            <text:p text:style-name="P223">20</text:p>
          </table:table-cell>
          <table:table-cell table:style-name="Table2.A1" office:value-type="string">
            <text:p text:style-name="P223">94</text:p>
          </table:table-cell>
          <table:table-cell table:style-name="Table2.A1" office:value-type="string">
            <text:p text:style-name="P223">296</text:p>
          </table:table-cell>
          <table:table-cell table:style-name="Table2.A1" office:value-type="string">
            <text:p text:style-name="P223">-0.24536</text:p>
          </table:table-cell>
        </table:table-row>
        <table:table-row table:style-name="Table2.1">
          <table:table-cell table:style-name="Table2.A1" office:value-type="string">
            <text:p text:style-name="P223">21</text:p>
          </table:table-cell>
          <table:table-cell table:style-name="Table2.A1" office:value-type="string">
            <text:p text:style-name="P223">23</text:p>
          </table:table-cell>
          <table:table-cell table:style-name="Table2.A1" office:value-type="string">
            <text:p text:style-name="P223">61</text:p>
          </table:table-cell>
          <table:table-cell table:style-name="Table2.A1" office:value-type="string">
            <text:p text:style-name="P223">-0.07368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Месяц создания заявк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1326</text:p>
          </table:table-cell>
          <table:table-cell table:style-name="Table2.A1" office:value-type="string">
            <text:p text:style-name="P223">3352</text:p>
          </table:table-cell>
          <table:table-cell table:style-name="Table2.A1" office:value-type="string">
            <text:p text:style-name="P223">-0.02569</text:p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1380</text:p>
          </table:table-cell>
          <table:table-cell table:style-name="Table2.A1" office:value-type="string">
            <text:p text:style-name="P223">3331</text:p>
          </table:table-cell>
          <table:table-cell table:style-name="Table2.A1" office:value-type="string">
            <text:p text:style-name="P223">0.02051</text:p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1634</text:p>
          </table:table-cell>
          <table:table-cell table:style-name="Table2.A1" office:value-type="string">
            <text:p text:style-name="P223">3386</text:p>
          </table:table-cell>
          <table:table-cell table:style-name="Table2.A1" office:value-type="string">
            <text:p text:style-name="P223">0.17308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1199</text:p>
          </table:table-cell>
          <table:table-cell table:style-name="Table2.A1" office:value-type="string">
            <text:p text:style-name="P223">2673</text:p>
          </table:table-cell>
          <table:table-cell table:style-name="Table2.A1" office:value-type="string">
            <text:p text:style-name="P223">0.09999</text:p>
          </table:table-cell>
        </table:table-row>
        <table:table-row table:style-name="Table2.1">
          <table:table-cell table:style-name="Table2.A1" office:value-type="string">
            <text:p text:style-name="P223">5</text:p>
          </table:table-cell>
          <table:table-cell table:style-name="Table2.A1" office:value-type="string">
            <text:p text:style-name="P223">347</text:p>
          </table:table-cell>
          <table:table-cell table:style-name="Table2.A1" office:value-type="string">
            <text:p text:style-name="P223">994</text:p>
          </table:table-cell>
          <table:table-cell table:style-name="Table2.A1" office:value-type="string">
            <text:p text:style-name="P223">-0.15071</text:p>
          </table:table-cell>
        </table:table-row>
        <table:table-row table:style-name="Table2.1">
          <table:table-cell table:style-name="Table2.A1" office:value-type="string">
            <text:p text:style-name="P223">6</text:p>
          </table:table-cell>
          <table:table-cell table:style-name="Table2.A1" office:value-type="string">
            <text:p text:style-name="P223">563</text:p>
          </table:table-cell>
          <table:table-cell table:style-name="Table2.A1" office:value-type="string">
            <text:p text:style-name="P223">1164</text:p>
          </table:table-cell>
          <table:table-cell table:style-name="Table2.A1" office:value-type="string">
            <text:p text:style-name="P223">0.17536</text:p>
          </table:table-cell>
        </table:table-row>
        <table:table-row table:style-name="Table2.1"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1029</text:p>
          </table:table-cell>
          <table:table-cell table:style-name="Table2.A1" office:value-type="string">
            <text:p text:style-name="P223">2544</text:p>
          </table:table-cell>
          <table:table-cell table:style-name="Table2.A1" office:value-type="string">
            <text:p text:style-name="P223">-0.00345</text:p>
          </table:table-cell>
        </table:table-row>
        <table:table-row table:style-name="Table2.1">
          <table:table-cell table:style-name="Table2.A1" office:value-type="string">
            <text:p text:style-name="P223">8</text:p>
          </table:table-cell>
          <table:table-cell table:style-name="Table2.A1" office:value-type="string">
            <text:p text:style-name="P223">965</text:p>
          </table:table-cell>
          <table:table-cell table:style-name="Table2.A1" office:value-type="string">
            <text:p text:style-name="P223">2722</text:p>
          </table:table-cell>
          <table:table-cell table:style-name="Table2.A1" office:value-type="string">
            <text:p text:style-name="P223">-0.13529</text:p>
          </table:table-cell>
        </table:table-row>
        <table:table-row table:style-name="Table2.1">
          <table:table-cell table:style-name="Table2.A1" office:value-type="string">
            <text:p text:style-name="P223">9</text:p>
          </table:table-cell>
          <table:table-cell table:style-name="Table2.A1" office:value-type="string">
            <text:p text:style-name="P223">1054</text:p>
          </table:table-cell>
          <table:table-cell table:style-name="Table2.A1" office:value-type="string">
            <text:p text:style-name="P223">2679</text:p>
          </table:table-cell>
          <table:table-cell table:style-name="Table2.A1" office:value-type="string">
            <text:p text:style-name="P223">-0.03115</text:p>
          </table:table-cell>
        </table:table-row>
        <table:table-row table:style-name="Table2.1">
          <table:table-cell table:style-name="Table2.A1" office:value-type="string">
            <text:p text:style-name="P223">10</text:p>
          </table:table-cell>
          <table:table-cell table:style-name="Table2.A1" office:value-type="string">
            <text:p text:style-name="P223">1078</text:p>
          </table:table-cell>
          <table:table-cell table:style-name="Table2.A1" office:value-type="string">
            <text:p text:style-name="P223">2912</text:p>
          </table:table-cell>
          <table:table-cell table:style-name="Table2.A1" office:value-type="string">
            <text:p text:style-name="P223">-0.09203</text:p>
          </table:table-cell>
        </table:table-row>
        <table:table-row table:style-name="Table2.1">
          <table:table-cell table:style-name="Table2.A1" office:value-type="string">
            <text:p text:style-name="P223">11</text:p>
          </table:table-cell>
          <table:table-cell table:style-name="Table2.A1" office:value-type="string">
            <text:p text:style-name="P223">1023</text:p>
          </table:table-cell>
          <table:table-cell table:style-name="Table2.A1" office:value-type="string">
            <text:p text:style-name="P223">2551</text:p>
          </table:table-cell>
          <table:table-cell table:style-name="Table2.A1" office:value-type="string">
            <text:p text:style-name="P223">-0.01204</text:p>
          </table:table-cell>
        </table:table-row>
        <table:table-row table:style-name="Table2.1">
          <table:table-cell table:style-name="Table2.A1" office:value-type="string">
            <text:p text:style-name="P223">12</text:p>
          </table:table-cell>
          <table:table-cell table:style-name="Table2.A1" office:value-type="string">
            <text:p text:style-name="P223">1121</text:p>
          </table:table-cell>
          <table:table-cell table:style-name="Table2.A1" office:value-type="string">
            <text:p text:style-name="P223">3029</text:p>
          </table:table-cell>
          <table:table-cell table:style-name="Table2.A1" office:value-type="string">
            <text:p text:style-name="P223">-0.09231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122">День недели</text:p>
          </table:table-cell>
          <table:table-cell table:style-name="Table2.A1" office:value-type="string">
            <text:p text:style-name="P122">Одобренных</text:p>
          </table:table-cell>
          <table:table-cell table:style-name="Table2.A1" office:value-type="string">
            <text:p text:style-name="P122">Отклоненных</text:p>
          </table:table-cell>
          <table:table-cell table:style-name="Table2.A1" office:value-type="string">
            <text:p text:style-name="P122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0</text:p>
          </table:table-cell>
          <table:table-cell table:style-name="Table2.A1" office:value-type="string">
            <text:p text:style-name="P223">1380</text:p>
          </table:table-cell>
          <table:table-cell table:style-name="Table2.A1" office:value-type="string">
            <text:p text:style-name="P223">3611</text:p>
          </table:table-cell>
          <table:table-cell table:style-name="Table2.A1" office:value-type="string">
            <text:p text:style-name="P223">-0.0602</text:p>
          </table:table-cell>
        </table:table-row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1594</text:p>
          </table:table-cell>
          <table:table-cell table:style-name="Table2.A1" office:value-type="string">
            <text:p text:style-name="P223">4185</text:p>
          </table:table-cell>
          <table:table-cell table:style-name="Table2.A1" office:value-type="string">
            <text:p text:style-name="P223">-0.06356</text:p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1685</text:p>
          </table:table-cell>
          <table:table-cell table:style-name="Table2.A1" office:value-type="string">
            <text:p text:style-name="P223">4085</text:p>
          </table:table-cell>
          <table:table-cell table:style-name="Table2.A1" office:value-type="string">
            <text:p text:style-name="P223">0.01615</text:p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1652</text:p>
          </table:table-cell>
          <table:table-cell table:style-name="Table2.A1" office:value-type="string">
            <text:p text:style-name="P223">4164</text:p>
          </table:table-cell>
          <table:table-cell table:style-name="Table2.A1" office:value-type="string">
            <text:p text:style-name="P223">-0.02279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1683</text:p>
          </table:table-cell>
          <table:table-cell table:style-name="Table2.A1" office:value-type="string">
            <text:p text:style-name="P223">4090</text:p>
          </table:table-cell>
          <table:table-cell table:style-name="Table2.A1" office:value-type="string">
            <text:p text:style-name="P223">0.01374</text:p>
          </table:table-cell>
        </table:table-row>
        <table:table-row table:style-name="Table2.1">
          <table:table-cell table:style-name="Table2.A1" office:value-type="string">
            <text:p text:style-name="P223">5</text:p>
          </table:table-cell>
          <table:table-cell table:style-name="Table2.A1" office:value-type="string">
            <text:p text:style-name="P223">2773</text:p>
          </table:table-cell>
          <table:table-cell table:style-name="Table2.A1" office:value-type="string">
            <text:p text:style-name="P223">6257</text:p>
          </table:table-cell>
          <table:table-cell table:style-name="Table2.A1" office:value-type="string">
            <text:p text:style-name="P223">0.08793</text:p>
          </table:table-cell>
        </table:table-row>
        <table:table-row table:style-name="Table2.1">
          <table:table-cell table:style-name="Table2.A1" office:value-type="string">
            <text:p text:style-name="P223">6</text:p>
          </table:table-cell>
          <table:table-cell table:style-name="Table2.A1" office:value-type="string">
            <text:p text:style-name="P223">1952</text:p>
          </table:table-cell>
          <table:table-cell table:style-name="Table2.A1" office:value-type="string">
            <text:p text:style-name="P223">4945</text:p>
          </table:table-cell>
          <table:table-cell table:style-name="Table2.A1" office:value-type="string">
            <text:p text:style-name="P223">-0.02782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7">Сумма КИ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300</text:p>
          </table:table-cell>
          <table:table-cell table:style-name="Table2.A1" office:value-type="string">
            <text:p text:style-name="P223">8</text:p>
          </table:table-cell>
          <table:table-cell table:style-name="Table2.A1" office:value-type="string">
            <text:p text:style-name="P223">461</text:p>
          </table:table-cell>
          <table:table-cell table:style-name="Table2.A1" office:value-type="string">
            <text:p text:style-name="P223">-3.15225</text:p>
          </table:table-cell>
        </table:table-row>
        <table:table-row table:style-name="Table2.1">
          <table:table-cell table:style-name="Table2.A1" office:value-type="string">
            <text:p text:style-name="P223">400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13</text:p>
          </table:table-cell>
          <table:table-cell table:style-name="Table2.A1" office:value-type="string">
            <text:p text:style-name="P223">-0.56463</text:p>
          </table:table-cell>
        </table:table-row>
        <table:table-row table:style-name="Table2.1">
          <table:table-cell table:style-name="Table2.A1" office:value-type="string">
            <text:p text:style-name="P223">500</text:p>
          </table:table-cell>
          <table:table-cell table:style-name="Table2.A1" office:value-type="string">
            <text:p text:style-name="P223">255</text:p>
          </table:table-cell>
          <table:table-cell table:style-name="Table2.A1" office:value-type="string">
            <text:p text:style-name="P223">1228</text:p>
          </table:table-cell>
          <table:table-cell table:style-name="Table2.A1" office:value-type="string">
            <text:p text:style-name="P223">-0.67018</text:p>
          </table:table-cell>
        </table:table-row>
        <table:table-row table:style-name="Table2.1">
          <table:table-cell table:style-name="Table2.A1" office:value-type="string">
            <text:p text:style-name="P223">600</text:p>
          </table:table-cell>
          <table:table-cell table:style-name="Table2.A1" office:value-type="string">
            <text:p text:style-name="P223">3707</text:p>
          </table:table-cell>
          <table:table-cell table:style-name="Table2.A1" office:value-type="string">
            <text:p text:style-name="P223">15561</text:p>
          </table:table-cell>
          <table:table-cell table:style-name="Table2.A1" office:value-type="string">
            <text:p text:style-name="P223">-0.53284</text:p>
          </table:table-cell>
        </table:table-row>
        <table:table-row table:style-name="Table2.1">
          <table:table-cell table:style-name="Table2.A1" office:value-type="string">
            <text:p text:style-name="P223">700</text:p>
          </table:table-cell>
          <table:table-cell table:style-name="Table2.A1" office:value-type="string">
            <text:p text:style-name="P223">446</text:p>
          </table:table-cell>
          <table:table-cell table:style-name="Table2.A1" office:value-type="string">
            <text:p text:style-name="P223">730</text:p>
          </table:table-cell>
          <table:table-cell table:style-name="Table2.A1" office:value-type="string">
            <text:p text:style-name="P223">0.40898</text:p>
          </table:table-cell>
        </table:table-row>
        <table:table-row table:style-name="Table2.1">
          <table:table-cell table:style-name="Table2.A1" office:value-type="string">
            <text:p text:style-name="P223">800</text:p>
          </table:table-cell>
          <table:table-cell table:style-name="Table2.A1" office:value-type="string">
            <text:p text:style-name="P223">2236</text:p>
          </table:table-cell>
          <table:table-cell table:style-name="Table2.A1" office:value-type="string">
            <text:p text:style-name="P223">3818</text:p>
          </table:table-cell>
          <table:table-cell table:style-name="Table2.A1" office:value-type="string">
            <text:p text:style-name="P223">0.36666</text:p>
          </table:table-cell>
        </table:table-row>
        <table:table-row table:style-name="Table2.1">
          <table:table-cell table:style-name="Table2.A1" office:value-type="string">
            <text:p text:style-name="P223">900</text:p>
          </table:table-cell>
          <table:table-cell table:style-name="Table2.A1" office:value-type="string">
            <text:p text:style-name="P223">469</text:p>
          </table:table-cell>
          <table:table-cell table:style-name="Table2.A1" office:value-type="string">
            <text:p text:style-name="P223">631</text:p>
          </table:table-cell>
          <table:table-cell table:style-name="Table2.A1" office:value-type="string">
            <text:p text:style-name="P223">0.605</text:p>
          </table:table-cell>
        </table:table-row>
        <table:table-row table:style-name="Table2.1">
          <table:table-cell table:style-name="Table2.A1" office:value-type="string">
            <text:p text:style-name="P223">1000</text:p>
          </table:table-cell>
          <table:table-cell table:style-name="Table2.A1" office:value-type="string">
            <text:p text:style-name="P223">1964</text:p>
          </table:table-cell>
          <table:table-cell table:style-name="Table2.A1" office:value-type="string">
            <text:p text:style-name="P223">3500</text:p>
          </table:table-cell>
          <table:table-cell table:style-name="Table2.A1" office:value-type="string">
            <text:p text:style-name="P223">0.32392</text:p>
          </table:table-cell>
        </table:table-row>
        <table:table-row table:style-name="Table2.1">
          <table:table-cell table:style-name="Table2.A1" office:value-type="string">
            <text:p text:style-name="P223">1100</text:p>
          </table:table-cell>
          <table:table-cell table:style-name="Table2.A1" office:value-type="string">
            <text:p text:style-name="P223">167</text:p>
          </table:table-cell>
          <table:table-cell table:style-name="Table2.A1" office:value-type="string">
            <text:p text:style-name="P223">160</text:p>
          </table:table-cell>
          <table:table-cell table:style-name="Table2.A1" office:value-type="string">
            <text:p text:style-name="P223">0.94452</text:p>
          </table:table-cell>
        </table:table-row>
        <table:table-row table:style-name="Table2.1">
          <table:table-cell table:style-name="Table2.A1" office:value-type="string">
            <text:p text:style-name="P223">1200</text:p>
          </table:table-cell>
          <table:table-cell table:style-name="Table2.A1" office:value-type="string">
            <text:p text:style-name="P223">3464</text:p>
          </table:table-cell>
          <table:table-cell table:style-name="Table2.A1" office:value-type="string">
            <text:p text:style-name="P223">5233</text:p>
          </table:table-cell>
          <table:table-cell table:style-name="Table2.A1" office:value-type="string">
            <text:p text:style-name="P223">0.48914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7">Оценка кредитной истории ОКБ^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0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0.9017</text:p>
          </table:table-cell>
        </table:table-row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43</text:p>
          </table:table-cell>
          <table:table-cell table:style-name="Table2.A1" office:value-type="string">
            <text:p text:style-name="P223">557</text:p>
          </table:table-cell>
          <table:table-cell table:style-name="Table2.A1" office:value-type="string">
            <text:p text:style-name="P223">-1.65966</text:p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6137</text:p>
          </table:table-cell>
          <table:table-cell table:style-name="Table2.A1" office:value-type="string">
            <text:p text:style-name="P223">21780</text:p>
          </table:table-cell>
          <table:table-cell table:style-name="Table2.A1" office:value-type="string">
            <text:p text:style-name="P223">-0.36495</text:p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325</text:p>
          </table:table-cell>
          <table:table-cell table:style-name="Table2.A1" office:value-type="string">
            <text:p text:style-name="P223">400</text:p>
          </table:table-cell>
          <table:table-cell table:style-name="Table2.A1" office:value-type="string">
            <text:p text:style-name="P223">0.69406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6213</text:p>
          </table:table-cell>
          <table:table-cell table:style-name="Table2.A1" office:value-type="string">
            <text:p text:style-name="P223">8599</text:p>
          </table:table-cell>
          <table:table-cell table:style-name="Table2.A1" office:value-type="string">
            <text:p text:style-name="P223">0.5767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7">Оценка кредитной истории НБКИ^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ext:soft-page-break/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18</text:p>
          </table:table-cell>
          <table:table-cell table:style-name="Table2.A1" office:value-type="string">
            <text:p text:style-name="P223">507</text:p>
          </table:table-cell>
          <table:table-cell table:style-name="Table2.A1" office:value-type="string">
            <text:p text:style-name="P223">-2.43644</text:p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5337</text:p>
          </table:table-cell>
          <table:table-cell table:style-name="Table2.A1" office:value-type="string">
            <text:p text:style-name="P223">18383</text:p>
          </table:table-cell>
          <table:table-cell table:style-name="Table2.A1" office:value-type="string">
            <text:p text:style-name="P223">-0.33506</text:p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346</text:p>
          </table:table-cell>
          <table:table-cell table:style-name="Table2.A1" office:value-type="string">
            <text:p text:style-name="P223">488</text:p>
          </table:table-cell>
          <table:table-cell table:style-name="Table2.A1" office:value-type="string">
            <text:p text:style-name="P223">0.55783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7018</text:p>
          </table:table-cell>
          <table:table-cell table:style-name="Table2.A1" office:value-type="string">
            <text:p text:style-name="P223">11958</text:p>
          </table:table-cell>
          <table:table-cell table:style-name="Table2.A1" office:value-type="string">
            <text:p text:style-name="P223">0.36878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7">Оценка кредитной истории Эквифакс^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23">0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7</text:p>
          </table:table-cell>
          <table:table-cell table:style-name="Table2.A1" office:value-type="string">
            <text:p text:style-name="P223">-0.35106</text:p>
          </table:table-cell>
        </table:table-row>
        <table:table-row table:style-name="Table2.1"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3">692</text:p>
          </table:table-cell>
          <table:table-cell table:style-name="Table2.A1" office:value-type="string">
            <text:p text:style-name="P223">2431</text:p>
          </table:table-cell>
          <table:table-cell table:style-name="Table2.A1" office:value-type="string">
            <text:p text:style-name="P223">-0.35477</text:p>
          </table:table-cell>
        </table:table-row>
        <table:table-row table:style-name="Table2.1"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3">7330</text:p>
          </table:table-cell>
          <table:table-cell table:style-name="Table2.A1" office:value-type="string">
            <text:p text:style-name="P223">21068</text:p>
          </table:table-cell>
          <table:table-cell table:style-name="Table2.A1" office:value-type="string">
            <text:p text:style-name="P223">-0.15408</text:p>
          </table:table-cell>
        </table:table-row>
        <table:table-row table:style-name="Table2.1"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3">249</text:p>
          </table:table-cell>
          <table:table-cell table:style-name="Table2.A1" office:value-type="string">
            <text:p text:style-name="P223">339</text:p>
          </table:table-cell>
          <table:table-cell table:style-name="Table2.A1" office:value-type="string">
            <text:p text:style-name="P223">0.59316</text:p>
          </table:table-cell>
        </table:table-row>
        <table:table-row table:style-name="Table2.1">
          <table:table-cell table:style-name="Table2.A1" office:value-type="string">
            <text:p text:style-name="P223">4</text:p>
          </table:table-cell>
          <table:table-cell table:style-name="Table2.A1" office:value-type="string">
            <text:p text:style-name="P223">4446</text:p>
          </table:table-cell>
          <table:table-cell table:style-name="Table2.A1" office:value-type="string">
            <text:p text:style-name="P223">7492</text:p>
          </table:table-cell>
          <table:table-cell table:style-name="Table2.A1" office:value-type="string">
            <text:p text:style-name="P223">0.37987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8">МБКИ_адрес <text:span text:style-name="T69">- Требуется проверка адреса регистрации/фактического </text:span><text:span text:style-name="T71">проживания</text:span>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False</text:p>
          </table:table-cell>
          <table:table-cell table:style-name="Table2.A1" office:value-type="string">
            <text:p text:style-name="P223">6412</text:p>
          </table:table-cell>
          <table:table-cell table:style-name="Table2.A1" office:value-type="string">
            <text:p text:style-name="P223">16276</text:p>
          </table:table-cell>
          <table:table-cell table:style-name="Table2.A1" office:value-type="string">
            <text:p text:style-name="P223">-0.02982</text:p>
          </table:table-cell>
        </table:table-row>
        <table:table-row table:style-name="Table2.1">
          <table:table-cell table:style-name="Table2.A1" office:value-type="string">
            <text:p text:style-name="P210">True</text:p>
          </table:table-cell>
          <table:table-cell table:style-name="Table2.A1" office:value-type="string">
            <text:p text:style-name="P223">6307</text:p>
          </table:table-cell>
          <table:table-cell table:style-name="Table2.A1" office:value-type="string">
            <text:p text:style-name="P223">15061</text:p>
          </table:table-cell>
          <table:table-cell table:style-name="Table2.A1" office:value-type="string">
            <text:p text:style-name="P223">0.03125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8">МБКИ_исп_пр - <text:span text:style-name="T69">Требуется проверка данных о наличии исполнительных про</text:span><text:span text:style-name="T71">изводств</text:span>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False</text:p>
          </table:table-cell>
          <table:table-cell table:style-name="Table2.A1" office:value-type="string">
            <text:p text:style-name="P223">5813</text:p>
          </table:table-cell>
          <table:table-cell table:style-name="Table2.A1" office:value-type="string">
            <text:p text:style-name="P223">11698</text:p>
          </table:table-cell>
          <table:table-cell table:style-name="Table2.A1" office:value-type="string">
            <text:p text:style-name="P223">0.20238</text:p>
          </table:table-cell>
        </table:table-row>
        <table:table-row table:style-name="Table2.1">
          <table:table-cell table:style-name="Table2.A1" office:value-type="string">
            <text:p text:style-name="P210">True</text:p>
          </table:table-cell>
          <table:table-cell table:style-name="Table2.A1" office:value-type="string">
            <text:p text:style-name="P223">6906</text:p>
          </table:table-cell>
          <table:table-cell table:style-name="Table2.A1" office:value-type="string">
            <text:p text:style-name="P223">19639</text:p>
          </table:table-cell>
          <table:table-cell table:style-name="Table2.A1" office:value-type="string">
            <text:p text:style-name="P223">-0.14342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8">МБКИ_неогр - <text:span text:style-name="T69">Нет ограни</text:span><text:span text:style-name="T71">чений</text:span>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False</text:p>
          </table:table-cell>
          <table:table-cell table:style-name="Table2.A1" office:value-type="string">
            <text:p text:style-name="P223">10577</text:p>
          </table:table-cell>
          <table:table-cell table:style-name="Table2.A1" office:value-type="string">
            <text:p text:style-name="P223">27556</text:p>
          </table:table-cell>
          <table:table-cell table:style-name="Table2.A1" office:value-type="string">
            <text:p text:style-name="P223">-0.05584</text:p>
          </table:table-cell>
        </table:table-row>
        <table:table-row table:style-name="Table2.1">
          <table:table-cell table:style-name="Table2.A1" office:value-type="string">
            <text:p text:style-name="P210">True</text:p>
          </table:table-cell>
          <table:table-cell table:style-name="Table2.A1" office:value-type="string">
            <text:p text:style-name="P223">2142</text:p>
          </table:table-cell>
          <table:table-cell table:style-name="Table2.A1" office:value-type="string">
            <text:p text:style-name="P223">3781</text:p>
          </table:table-cell>
          <table:table-cell table:style-name="Table2.A1" office:value-type="string">
            <text:p text:style-name="P223">0.33345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8">МБКИ_недост - <text:span text:style-name="T69">Недостаточно данных для выполнения пр </text:span><text:span text:style-name="T71">или/и Данные по клиенту не найд</text:span><text:span text:style-name="T69"> <text:s text:c="20"/></text:span>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False</text:p>
          </table:table-cell>
          <table:table-cell table:style-name="Table2.A1" office:value-type="string">
            <text:p text:style-name="P223">12509</text:p>
          </table:table-cell>
          <table:table-cell table:style-name="Table2.A1" office:value-type="string">
            <text:p text:style-name="P223">30434</text:p>
          </table:table-cell>
          <table:table-cell table:style-name="Table2.A1" office:value-type="string">
            <text:p text:style-name="P223">0.01259</text:p>
          </table:table-cell>
        </table:table-row>
        <table:table-row table:style-name="Table2.1">
          <table:table-cell table:style-name="Table2.A1" office:value-type="string">
            <text:p text:style-name="P210">True</text:p>
          </table:table-cell>
          <table:table-cell table:style-name="Table2.A1" office:value-type="string">
            <text:p text:style-name="P223">210</text:p>
          </table:table-cell>
          <table:table-cell table:style-name="Table2.A1" office:value-type="string">
            <text:p text:style-name="P223">903</text:p>
          </table:table-cell>
          <table:table-cell table:style-name="Table2.A1" office:value-type="string">
            <text:p text:style-name="P223">-0.55691</text:p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  <table:table-cell table:style-name="Table2.A1" office:value-type="string">
            <text:p text:style-name="P210"/>
          </table:table-cell>
        </table:table-row>
        <table:table-row table:style-name="Table2.1">
          <table:table-cell table:style-name="Table2.A1" office:value-type="string">
            <text:p text:style-name="P228">МБКИ_невыполнена - <text:span text:style-name="T69">Проверка не выполнена</text:span></text:p>
          </table:table-cell>
          <table:table-cell table:style-name="Table2.A1" office:value-type="string">
            <text:p text:style-name="P227">Одобренных</text:p>
          </table:table-cell>
          <table:table-cell table:style-name="Table2.A1" office:value-type="string">
            <text:p text:style-name="P227">Отклоненных</text:p>
          </table:table-cell>
          <table:table-cell table:style-name="Table2.A1" office:value-type="string">
            <text:p text:style-name="P227">Отношение одоб/откл</text:p>
          </table:table-cell>
        </table:table-row>
        <table:table-row table:style-name="Table2.1">
          <table:table-cell table:style-name="Table2.A1" office:value-type="string">
            <text:p text:style-name="P210">False</text:p>
          </table:table-cell>
          <table:table-cell table:style-name="Table2.A1" office:value-type="string">
            <text:p text:style-name="P223">12240</text:p>
          </table:table-cell>
          <table:table-cell table:style-name="Table2.A1" office:value-type="string">
            <text:p text:style-name="P223">30607</text:p>
          </table:table-cell>
          <table:table-cell table:style-name="Table2.A1" office:value-type="string">
            <text:p text:style-name="P223">-0.01482</text:p>
          </table:table-cell>
        </table:table-row>
        <table:table-row table:style-name="Table2.1">
          <table:table-cell table:style-name="Table2.A1" office:value-type="string">
            <text:p text:style-name="P210">True</text:p>
          </table:table-cell>
          <table:table-cell table:style-name="Table2.A1" office:value-type="string">
            <text:p text:style-name="P223">479</text:p>
          </table:table-cell>
          <table:table-cell table:style-name="Table2.A1" office:value-type="string">
            <text:p text:style-name="P223">730</text:p>
          </table:table-cell>
          <table:table-cell table:style-name="Table2.A1" office:value-type="string">
            <text:p text:style-name="P223">0.48036</text:p>
          </table:table-cell>
        </table:table-row>
      </table:table>
      <text:p text:style-name="P17"/>
      <text:p text:style-name="P44"/>
      <text:p text:style-name="P43">Вывод:</text:p>
      <text:p text:style-name="P229"><text:span text:style-name="T19">Наиболее сильную корреляцию с одобренными заявками показывает значение 1</text:span><text:span text:style-name="T20">2</text:span><text:span text:style-name="T19"> Мегафон - </text:span><text:span text:style-name="T69">Нет ограничений</text:span><text:span text:style-name="T19">. </text:span><text:span text:style-name="T20">Другие значения в недостаточном количестве, чтобы считать надежными</text:span><text:span text:style-name="T21">.</text:span></text:p>
      <text:p text:style-name="P46"/>
      <text:p text:style-name="P42"><text:span text:style-name="T15">МБКИ </text:span>Недостаточно данных для выполнения проверки - <text:span text:style-name="T118">вы</text:span><text:span text:style-name="T15">деляется как отри</text:span><text:span text:style-name="T17">ц</text:span><text:span text:style-name="T15">ательный признак.</text:span></text:p>
      <text:p text:style-name="P45"><text:span text:style-name="T15">МБКИ </text:span><text:span text:style-name="T8">Нет ограни</text:span><text:span text:style-name="T93">чений — </text:span><text:span text:style-name="T118">выделяется как положительный признак.</text:span></text:p>
      <text:p text:style-name="P41"/>
      <text:p text:style-name="P40">С 7 до 10 часов утра <text:span text:style-name="T93">заметно </text:span>большее количество положительных решений.</text:p>
      <text:p text:style-name="P40"/>
      <text:p text:style-name="P40"><text:soft-page-break/></text:p>
      <text:p text:style-name="P118"><text:span text:style-name="T95">2.</text:span><text:span text:style-name="T96">2</text:span><text:span text:style-name="T95"> </text:span><text:span text:style-name="T97">Столбцы с количеством значений больше </text:span><text:span text:style-name="T98">40 (гистограммы в приложении)</text:span></text:p>
      <text:p text:style-name="P115"/>
      <text:p text:style-name="P30">Выполнены в matplitlib.pyplot.hist — плотность вероятности <text:s/>= count/sum(counts) * bin_width.</text:p>
      <text:p text:style-name="P32"><text:span text:style-name="T244">(</text:span>Приложение 2.2.<text:span text:style-name="T244">)</text:span></text:p>
      <text:p text:style-name="P30"/>
      <text:p text:style-name="P20"><text:span text:style-name="T9"><text:tab/>Запрошенная сумма кредита</text:span><text:span text:style-name="T10"> – </text:span><text:span text:style-name="T11">до 1200 000р больше одобрений, после - меньше</text:span></text:p>
      <text:p text:style-name="P27"><text:span text:style-name="T9"><text:tab/>Скоринговый балл ОКБ, основной скоринг бюро</text:span> – <text:span text:style-name="T12">до 900 больше отказов, после меньше, </text:span><text:span text:style-name="T13">большое количество отказов на отсутвующем значении.</text:span></text:p>
      <text:p text:style-name="P27"><text:span text:style-name="T9"><text:tab/>Скоринговый балл НБКИ общ</text:span> – <text:span text:style-name="T12">количество одобрений увеличивается только после 750, </text:span><text:span text:style-name="T13">большое количество отказов на отсутвующем значении.</text:span></text:p>
      <text:p text:style-name="P27"><text:span text:style-name="T9"><text:tab/>Эквифакс 4Score</text:span> – <text:span text:style-name="T12">до </text:span><text:span text:style-name="T13">7</text:span><text:span text:style-name="T12">00 больше отказов, после меньше.</text:span></text:p>
      <text:p text:style-name="P27"><text:span text:style-name="T9"><text:tab/>Анкетный скоринг</text:span> - <text:span text:style-name="T13">неоднозначно, рывками, прослеживается динамика в сторону одобрений.</text:span></text:p>
      <text:p text:style-name="P28"><text:span text:style-name="T9"><text:tab/>Сумма скорингов</text:span> – динамика в сторону одобрений, затухающая к концу <text:span text:style-name="T14">(как и в </text:span><text:span text:style-name="T8"><text:s/>Скоринговый балл ОКБ, Анкетный скоринг</text:span><text:span text:style-name="T14">).</text:span></text:p>
      <text:p text:style-name="P29"><text:span text:style-name="T9"><text:tab/></text:span><text:bookmark-start text:name="__DdeLink__1536_1967503527"/><text:span text:style-name="T9">Возраст клиента</text:span><text:bookmark-end text:name="__DdeLink__1536_1967503527"/> — от 42 до 62 больше одобрений, до 42 и после 62 больше отказов.</text:p>
      <text:p text:style-name="P29"/>
      <text:p text:style-name="P118"><text:span text:style-name="T32">Вывод: </text:span><text:span text:style-name="T33">Все признаки показывают закономерность. </text:span><text:span text:style-name="T34">Наиболле</text:span><text:span text:style-name="T35"> явная</text:span><text:span text:style-name="T34"> </text:span><text:span text:style-name="T33">корреляция</text:span><text:span text:style-name="T34"> прослеживается в </text:span><text:span text:style-name="T36">Эквифакс 4Score </text:span><text:span text:style-name="T34">и </text:span><text:span text:style-name="T36">Скоринговый балл ОКБ </text:span><text:span text:style-name="T34">и Сумма скорингов.</text:span></text:p>
      <text:p text:style-name="P31"/>
      <text:p text:style-name="P109"/>
      <text:p text:style-name="P112"><text:span text:style-name="T66">3</text:span><text:bookmark-start text:name="__DdeLink__3050_2648579073"/><text:span text:style-name="T37">. </text:span><text:span text:style-name="T62">Синтез пар признаков</text:span><text:bookmark-end text:name="__DdeLink__3050_2648579073"/></text:p>
      <text:p text:style-name="P143"/>
      <text:p text:style-name="P143"/>
      <text:p text:style-name="P211"><text:span text:style-name="T169">Вы п. 2 ш</text:span><text:span text:style-name="T162">кал</text:span><text:span text:style-name="T169">а</text:span><text:span text:style-name="T162"> для признаков определял</text:span><text:span text:style-name="T169">ась</text:span><text:span text:style-name="T162"> путем анализа признака одобренных и отклоненных. То же самое можно сделать путем регрессии</text:span><text:span text:style-name="T163">. </text:span><text:span text:style-name="T164">Зависимая переменная - это решения андераятера, независимые - это все остальные. Регрессия определяет эту связь. С помощью Случайных Лесов мы </text:span><text:span text:style-name="T161">можем понять</text:span><text:span text:style-name="T164"> </text:span><text:span text:style-name="T161">приоритет признака</text:span><text:span text:style-name="T164">.</text:span><text:span text:style-name="T161"> </text:span><text:span text:style-name="T165">Значения в скобках — приоритет, чем больше, тем </text:span><text:span text:style-name="T166">выше</text:span><text:span text:style-name="T165"> приоритет.</text:span></text:p>
      <text:p text:style-name="P145"/>
      <text:section text:style-name="Sect1" text:name="Section1">
        <text:p text:style-name="P239">С предсказанием пропущенных значений <text:span text:style-name="T207">Ac: </text:span>0.712541</text:p>
        <text:p text:style-name="P125"><text:span text:style-name="T38">1. </text:span><text:bookmark-start text:name="__DdeLink__2971_2648579073"/><text:span text:style-name="T38">Сумма КИ</text:span><text:bookmark-end text:name="__DdeLink__2971_2648579073"/><text:span text:style-name="T38"> (0.170675)</text:span></text:p>
        <text:p text:style-name="P125"><text:span text:style-name="T38">2. </text:span><text:bookmark-start text:name="__DdeLink__2973_2648579073"/><text:bookmark-start text:name="__DdeLink__35591_2424719779"/><text:span text:style-name="T38">Эквифакс 4Score</text:span><text:bookmark-end text:name="__DdeLink__2973_2648579073"/><text:bookmark-end text:name="__DdeLink__35591_2424719779"/><text:span text:style-name="T38"> (0.135041)</text:span></text:p>
        <text:p text:style-name="P145">3. Оценка кредитной истории ОКБ_КИ отсутствует (0.127238)</text:p>
        <text:p text:style-name="P125"><text:span text:style-name="T38">4. </text:span><text:bookmark-start text:name="__DdeLink__2979_2648579073"/><text:span text:style-name="T38">Оценка кредитной истории ОКБ_Хорошая КИ</text:span><text:bookmark-end text:name="__DdeLink__2979_2648579073"/><text:span text:style-name="T38"> (0.123811)</text:span></text:p>
        <text:p text:style-name="P125"><text:span text:style-name="T38">5. </text:span><text:bookmark-start text:name="__DdeLink__2977_2648579073"/><text:span text:style-name="T38">Сумма Скорингов</text:span><text:bookmark-end text:name="__DdeLink__2977_2648579073"/><text:span text:style-name="T38"> (0.088852)</text:span></text:p>
        <text:p text:style-name="P125"><text:span text:style-name="T38">6. </text:span><text:bookmark-start text:name="__DdeLink__2989_2648579073"/><text:span text:style-name="T38">Скоринговый балл ОКБ, основной скоринг бюро</text:span><text:bookmark-end text:name="__DdeLink__2989_2648579073"/><text:span text:style-name="T38"> (0.081933)</text:span></text:p>
        <text:p text:style-name="P145">7. Скоринговый балл НБКИ общ (0.054543)</text:p>
        <text:p text:style-name="P145">8. Оценка кредитной истории НБКИ_Хорошая КИ (0.044281)</text:p>
        <text:p text:style-name="P145">9. Оценка кредитной истории НБКИ_КИ отсутствует (0.040968)</text:p>
        <text:p text:style-name="P125"><text:span text:style-name="T38">10. </text:span><text:bookmark-start text:name="__DdeLink__2969_2648579073"/><text:span text:style-name="T38">МБКИ</text:span><text:bookmark-end text:name="__DdeLink__2969_2648579073"/><text:span text:style-name="T38"> (0.020519)</text:span></text:p>
        <text:p text:style-name="P145"/>
        <text:p text:style-name="P146"/>
        <text:p text:style-name="P121"><text:span text:style-name="T179">Б</text:span><text:span text:style-name="T180">ез </text:span><text:span text:style-name="T181">замены </text:span><text:span text:style-name="T182">Ac: </text:span><text:span text:style-name="T183">0.734518</text:span></text:p>
        <text:p text:style-name="P146">1. МБКИ (0.204146)</text:p>
        <text:p text:style-name="P146">2. Эквифакс 4Score (0.165802)</text:p>
        <text:p text:style-name="P146">3. Сумма КИ (0.125577)</text:p>
        <text:p text:style-name="P126"><text:span text:style-name="T38">4. </text:span><text:bookmark-start text:name="__DdeLink__2975_2648579073"/><text:bookmark-start text:name="__DdeLink__2983_2648579073"/><text:span text:style-name="T38">Оценка кредитной истории ОКБ</text:span><text:bookmark-end text:name="__DdeLink__2975_2648579073"/><text:span text:style-name="T38">_0</text:span><text:bookmark-end text:name="__DdeLink__2983_2648579073"/><text:span text:style-name="T38"> (0.097839)</text:span></text:p>
        <text:p text:style-name="P126"><text:span text:style-name="T38">5. </text:span><text:bookmark-start text:name="__DdeLink__2985_2648579073"/><text:span text:style-name="T38">Оценка кредитной истории Эквифакс_0</text:span><text:bookmark-end text:name="__DdeLink__2985_2648579073"/><text:span text:style-name="T38"> (0.074654)</text:span></text:p>
        <text:p text:style-name="P126"><text:span text:style-name="T38">6. </text:span><text:bookmark-start text:name="__DdeLink__2987_2648579073"/><text:span text:style-name="T38">Оценка кредитной истории ОКБ_КИ отсутствует</text:span><text:bookmark-end text:name="__DdeLink__2987_2648579073"/><text:span text:style-name="T38"> (0.054555)</text:span></text:p>
        <text:p text:style-name="P146">7. Сумма Скорингов (0.050889)</text:p>
        <text:p text:style-name="P146">8. Оценка кредитной истории Эквифакс_КИ отсутствует (0.039549)</text:p>
        <text:p text:style-name="P126"><text:span text:style-name="T38">9. </text:span><text:bookmark-start text:name="__DdeLink__2991_2648579073"/><text:span text:style-name="T38">МБКИ_исп_пр</text:span><text:bookmark-end text:name="__DdeLink__2991_2648579073"/><text:span text:style-name="T38"> (0.022096)</text:span></text:p>
        <text:p text:style-name="P146">10. Оценка кредитной истории НБКИ_КИ отсутствует (0.019840)</text:p>
        <text:p text:style-name="P146"/>
      </text:section>
      <text:p text:style-name="P125"/>
      <text:p text:style-name="P125"/>
      <text:p text:style-name="P127"><text:span text:style-name="T53">Б</text:span><text:span text:style-name="T54">ез </text:span><text:span text:style-name="T55">замены, </text:span><text:span text:style-name="T56">с шкалированными КИ </text:span>Ac: 0.728058</text:p>
      <text:p text:style-name="P125">1. Оценка кредитной истории ОКБ^ + Скоринговый балл ОКБ, основной скоринг бюро (0.092998)</text:p>
      <text:p text:style-name="P125">2. Оценка кредитной истории ОКБ^ (0.077506)</text:p>
      <text:p text:style-name="P125">3. Оценка кредитной истории ОКБ^ + Сумма КИ (0.067188)</text:p>
      <text:p text:style-name="P125">4. Сумма КИ + Эквифакс 4Score (0.051519)</text:p>
      <text:p text:style-name="P125">5. Оценка кредитной истории ОКБ^ + Эквифакс 4Score (0.047886)</text:p>
      <text:p text:style-name="P125">6. Сумма Скорингов + Эквифакс 4Score (0.045166)</text:p>
      <text:p text:style-name="P125">7. Оценка кредитной истории Эквифакс^ + Эквифакс 4Score (0.041426)</text:p>
      <text:p text:style-name="P125">8. Оценка кредитной истории НБКИ^ + Эквифакс 4Score (0.040355)</text:p>
      <text:p text:style-name="P125">9. Эквифакс 4Score (0.039026)</text:p>
      <text:p text:style-name="P125"/>
      <text:p text:style-name="P123"><text:span text:style-name="T38">С</text:span><text:span text:style-name="T39">генерированные </text:span><text:span text:style-name="T41">отношения </text:span><text:span text:style-name="T40">(без замены</text:span><text:span text:style-name="T42">, с</text:span><text:span text:style-name="T43"> </text:span><text:span text:style-name="T44">шкалирование</text:span><text:span text:style-name="T76">м</text:span><text:span text:style-name="T44"> [0,1]</text:span><text:span text:style-name="T45">, цифровые поля</text:span><text:span text:style-name="T40">)</text:span></text:p>
      <text:p text:style-name="P130">1. Сумма КИ + Эквифакс 4Score (0.115427)</text:p>
      <text:p text:style-name="P130">2. Скоринговый балл ОКБ, основной скоринг бюро + Сумма КИ (0.087511)</text:p>
      <text:p text:style-name="P130">3. Сумма КИ (0.083051)</text:p>
      <text:p text:style-name="P130">4. Эквифакс 4Score (0.067652)</text:p>
      <text:p text:style-name="P130">5. Сумма Скорингов + Эквифакс 4Score (0.057434)</text:p>
      <text:p text:style-name="P130">6. Эквифакс 4Score / Скоринговый балл НБКИ общ (0.055603)</text:p>
      <text:p text:style-name="P130">7. Запрошенная сумма кредита + Эквифакс 4Score (0.054304)</text:p>
      <text:p text:style-name="P130">8. Скоринговый балл ОКБ, основной скоринг бюро + Эквифакс 4Score (0.053423)</text:p>
      <text:p text:style-name="P129"/>
      <text:p text:style-name="P149"/>
      <text:p text:style-name="P124"><text:span text:style-name="T38">С</text:span><text:span text:style-name="T39">генерированные </text:span><text:span text:style-name="T41">отношения </text:span><text:span text:style-name="T72">и суммы</text:span><text:span text:style-name="T41"> </text:span><text:span text:style-name="T40">(без замены</text:span><text:span text:style-name="T42">, без стандарти</text:span><text:span text:style-name="T61">ё</text:span><text:span text:style-name="T42">зации</text:span><text:span text:style-name="T45">, цифровые поля</text:span><text:span text:style-name="T40">)</text:span></text:p>
      <text:p text:style-name="P128">1. Сумма КИ + Эквифакс 4Score (0.106053)</text:p>
      <text:p text:style-name="P128">2. Скоринговый балл ОКБ, основной скоринг бюро + Сумма КИ (0.081181)</text:p>
      <text:p text:style-name="P128">3. Сумма Скорингов + Эквифакс 4Score (0.076252)</text:p>
      <text:p text:style-name="P128">4. Сумма КИ + Сумма Скорингов (0.070495)</text:p>
      <text:p text:style-name="P128">5. Сумма КИ (0.067031)</text:p>
      <text:p text:style-name="P128">6. Эквифакс 4Score (0.062582)</text:p>
      <text:p text:style-name="P128">7. Эквифакс 4Score / Скоринговый балл НБКИ общ (0.054983)</text:p>
      <text:p text:style-name="P128"><text:soft-page-break/>8. Анкетный скоринг + Эквифакс 4Score (0.053247)</text:p>
      <text:p text:style-name="P128">9. Эквифакс 4Score / Анкетный скоринг (0.043690)</text:p>
      <text:p text:style-name="P128"/>
      <text:p text:style-name="P132">Можно выделить:</text:p>
      <text:p text:style-name="P131">- Сумма КИ + Эквифакс 4Score</text:p>
      <text:p text:style-name="P133">- <text:span text:style-name="T205">Сумма КИ </text:span><text:span text:style-name="T206">+ </text:span><text:span text:style-name="T205">Скоринговый балл ОКБ, основной скоринг бюро</text:span></text:p>
      <text:p text:style-name="P133">- <text:span text:style-name="T205">Сумма КИ + Сумма Скорингов</text:span></text:p>
      <text:p text:style-name="P133">- <text:span text:style-name="T38">Оценка кредитной истории ОКБ_КИ отсутствует</text:span></text:p>
      <text:p text:style-name="P147"/>
      <text:p text:style-name="P135"><text:span text:style-name="T38">П</text:span><text:span text:style-name="T18">опробуем Синтезировать новый признак:</text:span></text:p>
      <text:p text:style-name="P134"><text:span text:style-name="T49">1. </text:span><text:span text:style-name="T58">A = </text:span><text:bookmark-start text:name="__DdeLink__3038_2648579073"/><text:span text:style-name="T46">Сумма КИ</text:span><text:bookmark-end text:name="__DdeLink__3038_2648579073"/><text:span text:style-name="T46"> + </text:span><text:bookmark-start text:name="__DdeLink__3040_2648579073"/><text:span text:style-name="T46">Эквифакс 4Score</text:span><text:bookmark-end text:name="__DdeLink__3040_2648579073"/><text:span text:style-name="T46"> </text:span><text:span text:style-name="T47">+ </text:span><text:bookmark-start text:name="__DdeLink__3042_2648579073"/><text:span text:style-name="T46">Скоринговый балл ОКБ, основной скоринг бюро</text:span><text:bookmark-end text:name="__DdeLink__3042_2648579073"/><text:span text:style-name="T46"> * </text:span><text:bookmark-start text:name="__DdeLink__3045_2648579073"/><text:span text:style-name="T48">0.8</text:span><text:bookmark-end text:name="__DdeLink__3045_2648579073"/><text:span text:style-name="T61">9</text:span></text:p>
      <text:p text:style-name="P136"><text:span text:style-name="T47">(0.115427 / 0.115427 <text:s/>+ 0.081181 / 0.106053) / 2 = </text:span><text:span text:style-name="T18">0.8</text:span><text:span text:style-name="T59">9</text:span></text:p>
      <text:p text:style-name="P137"><text:span text:style-name="T18">2. </text:span><text:span text:style-name="T58">B = </text:span><text:span text:style-name="T46">Сумма КИ + Эквифакс 4Score <text:s/></text:span><text:span text:style-name="T18">+ </text:span><text:bookmark-start text:name="__DdeLink__3047_2648579073"/><text:span text:style-name="T46">Сумма Скорингов</text:span><text:bookmark-end text:name="__DdeLink__3047_2648579073"/><text:span text:style-name="T46"> * </text:span><text:span text:style-name="T18">0.5</text:span></text:p>
      <text:p text:style-name="P150"/>
      <text:p text:style-name="P137"><text:span text:style-name="T18">Проверим на </text:span><text:span text:style-name="T60">с генератором отношений </text:span><text:span text:style-name="T50">без замены</text:span><text:span text:style-name="T51">, без стандартизации</text:span><text:span text:style-name="T52">, цифровые поля:</text:span></text:p>
      <text:p text:style-name="P137">1. B / Эквифакс 4Score (0.077487)</text:p>
      <text:p text:style-name="P137">2. A + Сумма КИ (0.076907)</text:p>
      <text:p text:style-name="P137">3. Сумма Скорингов + Эквифакс 4Score (0.061014)</text:p>
      <text:p text:style-name="P137">4. B + Эквифакс 4Score (0.057399)</text:p>
      <text:p text:style-name="P137">5. B (0.053651)</text:p>
      <text:p text:style-name="P137">6. B + Сумма Скорингов (0.053244)</text:p>
      <text:p text:style-name="P137">7. B + Сумма КИ (0.049965)</text:p>
      <text:p text:style-name="P137">8. Сумма КИ + Эквифакс 4Score (0.044777)</text:p>
      <text:p text:style-name="P137">9. Эквифакс 4Score (0.040101)</text:p>
      <text:p text:style-name="P137">10. A + B (0.031509)</text:p>
      <text:p text:style-name="P137"/>
      <text:p text:style-name="P68"><text:span text:style-name="T204">Для </text:span><text:span text:style-name="T197">3</text:span><text:span text:style-name="T191"> значений — одобренные, отклоненные <text:s/></text:span><text:span text:style-name="T197">и</text:span><text:span text:style-name="T192"> </text:span><text:span text:style-name="T193">откл. п.</text:span></text:p>
      <text:p text:style-name="P169">1. sum (0.037158)</text:p>
      <text:p text:style-name="P169">2. B (0.022803)</text:p>
      <text:p text:style-name="P169">3. Эквифакс 4Score (0.010354)</text:p>
      <text:p text:style-name="P169">4. Оценка кредитной истории ОКБ^ (0.010154)</text:p>
      <text:p text:style-name="P169"/>
      <text:p text:style-name="P68"><text:span text:style-name="T204">Для </text:span><text:span text:style-name="T203">2</text:span><text:span text:style-name="T191"> значений — одобренные, отклоненные</text:span></text:p>
      <text:p text:style-name="P68">1. B (0.030632)</text:p>
      <text:p text:style-name="P68">2. sum (0.021157)</text:p>
      <text:p text:style-name="P68">3. Сумма КИ (0.012250)</text:p>
      <text:p text:style-name="P169">4. Оценка кредитной истории ОКБ^ (0.011102)</text:p>
      <text:p text:style-name="P169"/>
      <text:p text:style-name="P168">Приоритеты выбранных столбцов <text:span text:style-name="T215">:</text:span></text:p>
      <text:p text:style-name="P158">1. Оценка кредитной истории ОКБ^ (0.248269)</text:p>
      <text:p text:style-name="P158">2. Эквифакс 4Score (0.214002)</text:p>
      <text:p text:style-name="P158">3. МБКИ (0.178503)</text:p>
      <text:p text:style-name="P158">4. Сумма КИ (0.116664)</text:p>
      <text:p text:style-name="P158">5. Оценка кредитной истории Эквифакс^ (0.088984)</text:p>
      <text:p text:style-name="P158">6. Оценка кредитной истории НБКИ^ (0.054765)</text:p>
      <text:p text:style-name="P158">7. Сумма Скорингов (0.036601)</text:p>
      <text:p text:style-name="P158">8. Анкетный скоринг (0.027679)</text:p>
      <text:p text:style-name="P158">9. Запрошенная сумма кредита (0.020715)</text:p>
      <text:p text:style-name="P158">10. <text:bookmark-start text:name="__DdeLink__35593_2424719779"/>Скоринговый балл ОКБ, основной скоринг бюро<text:bookmark-end text:name="__DdeLink__35593_2424719779"/> (0.009849)</text:p>
      <text:p text:style-name="P158">11. <text:bookmark-start text:name="__DdeLink__35595_2424719779"/>Скоринговый балл НБКИ общ<text:bookmark-end text:name="__DdeLink__35595_2424719779"/> (0.003435)</text:p>
      <text:p text:style-name="P158">12. Возраст клиента (0.000534)</text:p>
      <text:p text:style-name="P158"/>
      <text:p text:style-name="P167"><text:soft-page-break/><text:span text:style-name="T9">Выбранные столбцы без суммы</text:span>:</text:p>
      <text:p text:style-name="P158">1. Оценка кредитной истории ОКБ^ (0.324628)</text:p>
      <text:p text:style-name="P158">2. Эквифакс 4Score (0.232034)</text:p>
      <text:p text:style-name="P158">3. Оценка кредитной истории Эквифакс^ (0.173231)</text:p>
      <text:p text:style-name="P158">4. Оценка кредитной истории НБКИ^ (0.136151)</text:p>
      <text:p text:style-name="P158">5. Скоринговый балл ОКБ, основной скоринг бюро (0.044572)</text:p>
      <text:p text:style-name="P158">6. Анкетный скоринг (0.036952)</text:p>
      <text:p text:style-name="P158">7. Запрошенная сумма кредита (0.030063)</text:p>
      <text:p text:style-name="P158">8. Скоринговый балл НБКИ общ (0.022370)</text:p>
      <text:p text:style-name="P154"/>
      <text:p text:style-name="P156"/>
      <text:p text:style-name="P48"><text:span text:style-name="T186">Попробуем п</text:span><text:span text:style-name="T185">рошкалир МБКИ, </text:span><text:span text:style-name="T213">расстави</text:span>в<text:span text:style-name="T213"> знак и просуммировать признак(True = 1 или 0)</text:span></text:p>
      <text:p text:style-name="P48">1. МБКИ_исп_пр (<text:bookmark-start text:name="__DdeLink__1580_1967503527"/>0.429246<text:bookmark-end text:name="__DdeLink__1580_1967503527"/>) -</text:p>
      <text:p text:style-name="P48">2. МБКИ_адрес (<text:bookmark-start text:name="__DdeLink__1582_1967503527"/>0.317792<text:bookmark-end text:name="__DdeLink__1582_1967503527"/>) <text:s/><text:span text:style-name="T214">+</text:span></text:p>
      <text:p text:style-name="P48">3. МБКИ_неогр (<text:bookmark-start text:name="__DdeLink__1584_1967503527"/>0.180987<text:bookmark-end text:name="__DdeLink__1584_1967503527"/>) <text:span text:style-name="T214">+</text:span></text:p>
      <text:p text:style-name="P48">4. МБКИ_невыполнена (<text:bookmark-start text:name="__DdeLink__1586_1967503527"/>0.040498<text:bookmark-end text:name="__DdeLink__1586_1967503527"/>) <text:span text:style-name="T214">+</text:span></text:p>
      <text:p text:style-name="P48">5. МБКИ_недост (<text:bookmark-start text:name="__DdeLink__1588_1967503527"/>0.030610<text:bookmark-end text:name="__DdeLink__1588_1967503527"/>) -</text:p>
      <text:p text:style-name="P48">6. МБКИ_розыск (<text:bookmark-start text:name="__DdeLink__1590_1967503527"/>0.000866<text:bookmark-end text:name="__DdeLink__1590_1967503527"/>) -</text:p>
      <text:p text:style-name="P49">Эксперимент показал неудачу попытки.</text:p>
      <text:p text:style-name="P52"/>
      <text:p text:style-name="P56"><text:span text:style-name="T259">Accuracy</text:span> для <text:span text:style-name="T257">3 значений — одобренные, отклоненные </text:span><text:span text:style-name="T260">(без откл. п.)</text:span><text:span text:style-name="T257"> и </text:span><text:span text:style-name="T260">откл. п.</text:span></text:p>
      <text:p text:style-name="P63"><text:span text:style-name="T187">- Оценка кредитной истории ОКБ</text:span><text:span text:style-name="T201">^</text:span><text:span text:style-name="T187"> 0.574896</text:span></text:p>
      <text:p text:style-name="P159">- Оценка кредитной истории ОКБ 0.574893</text:p>
      <text:p text:style-name="P62">- Эквифакс 4Score 0.571696</text:p>
      <text:p text:style-name="P55">- Запрошенная сумма кредита 0.570152</text:p>
      <text:p text:style-name="P54"><text:span text:style-name="T259">Accuracy</text:span> для <text:span text:style-name="T258">2</text:span><text:span text:style-name="T257"> значений — одобренные, отклоненные </text:span><text:span text:style-name="T260">(без откл. п.)</text:span></text:p>
      <text:p text:style-name="P54"><text:span text:style-name="T187">- Оценка кредитной истории ОКБ </text:span><text:span text:style-name="T195">0.702794</text:span></text:p>
      <text:p text:style-name="P54">- Запрошенная сумма кредита 0.699125</text:p>
      <text:p text:style-name="P56"><text:span text:style-name="T259">Accuracy</text:span> для <text:span text:style-name="T258">2</text:span><text:span text:style-name="T257"> значений — одобренные </text:span><text:span text:style-name="T261">+ </text:span><text:span text:style-name="T260">откл. п.</text:span><text:span text:style-name="T257">, отклоненные </text:span><text:span text:style-name="T260">(без откл. п.)</text:span></text:p>
      <text:p text:style-name="P57"><text:span text:style-name="T187">- Оценка кредитной истории ОКБ </text:span><text:span text:style-name="T189">0.692270</text:span></text:p>
      <text:p text:style-name="P58"><text:span text:style-name="T259">Accuracy</text:span> для <text:span text:style-name="T258">2</text:span><text:span text:style-name="T257"> значений — одобренные, отклоненные <text:s/></text:span><text:span text:style-name="T261">+ </text:span><text:span text:style-name="T260">откл. п.</text:span></text:p>
      <text:p text:style-name="P58"><text:span text:style-name="T187">- Оценка кредитной истории ОКБ </text:span><text:span text:style-name="T188">0.757939</text:span></text:p>
      <text:p text:style-name="P171">- Сумма КИ 0.757930</text:p>
      <text:p text:style-name="P172">- Эквифакс 4Score 0.754273</text:p>
      <text:p text:style-name="P173">- Запрошенная сумма кредита 0.753847</text:p>
      <text:p text:style-name="P174"/>
      <text:p text:style-name="P53"/>
      <text:p text:style-name="P142"><text:span text:style-name="T57">Вывод:</text:span><text:span text:style-name="T65"> Мы построили признаки и у</text:span><text:span text:style-name="T18">види</text:span><text:span text:style-name="T65">ли</text:span><text:span text:style-name="T18">, что признак B оказался полезен. </text:span><text:span text:style-name="T77">Отклоненные пользователем больше похожи на отклоненные андерайтером.</text:span></text:p>
      <text:p text:style-name="P165"/>
      <text:p text:style-name="P165">Можно выделить приоритеты в КИ:</text:p>
      <text:p text:style-name="P140"><text:span text:style-name="T18">1. </text:span><text:span text:style-name="T63">Оценка кредитной истории ОКБ</text:span></text:p>
      <text:p text:style-name="P144">2. <text:s/>Оценка кредитной истории Эквифакс</text:p>
      <text:p text:style-name="P144">3. <text:s/>Оценка кредитной истории НБКИ</text:p>
      <text:p text:style-name="P144"/>
      <text:p text:style-name="P141"><text:span text:style-name="T63">П</text:span><text:span text:style-name="T18">риоритеты Скорингов:</text:span></text:p>
      <text:p text:style-name="P138"><text:span text:style-name="T64">1. </text:span><text:span text:style-name="T18">Эквифакс 4Score</text:span></text:p>
      <text:p text:style-name="P141"><text:span text:style-name="T18">2. </text:span><text:span text:style-name="T38">Скоринговый балл ОКБ, основной скоринг бюро</text:span></text:p>
      <text:p text:style-name="P158"><text:span text:style-name="T247">3. </text:span><text:span text:style-name="T38">Анкетный скоринг</text:span></text:p>
      <text:p text:style-name="P148"><text:span text:style-name="T247">4</text:span>. Скоринговый балл НБКИ общ</text:p>
      <text:p text:style-name="P157"/>
      <text:p text:style-name="P160"/>
      <text:p text:style-name="P155"><text:soft-page-break/></text:p>
      <text:p text:style-name="P205"><text:span text:style-name="T210">4</text:span><text:span text:style-name="T208">. </text:span><text:span text:style-name="T209">Анализ максимальных значений</text:span></text:p>
      <text:p text:style-name="P163"/>
      <text:p text:style-name="P164">Из постановки бизнеса, необходимо найти область максимальных значений. <text:s/><text:span text:style-name="T241">П</text:span>од максимальными значениями понимаются максимальные значения скорингов и КИ с точки зрения андерайтер<text:span text:style-name="T241">а.</text:span></text:p>
      <text:p text:style-name="P164"/>
      <text:p text:style-name="P164"><text:span text:style-name="T245">Рассмотрим максимальные значения относительно</text:span>:</text:p>
      <text:p text:style-name="P139"><text:span text:style-name="T18">1) cумм</text:span><text:span text:style-name="T74">ы</text:span><text:span text:style-name="T18"> Скорингов </text:span><text:span text:style-name="T62"><text:s/></text:span><text:span text:style-name="T18">и КИ, </text:span><text:span text:style-name="T67">шкалированные к 1200</text:span><text:span text:style-name="T18">;</text:span></text:p>
      <text:p text:style-name="P163">2) <text:span text:style-name="T245">максимального </text:span><text:span text:style-name="T246">количества</text:span><text:span text:style-name="T245"> одобренных по отношению к отклоненным, </text:span><text:span text:style-name="T246">в 20 окнах</text:span>.</text:p>
      <text:p text:style-name="P163"/>
      <text:p text:style-name="P192">Для кредитных историй значения: 1 — это присутствие признака, 0 — отстуствие.</text:p>
      <text:p text:style-name="P116"/>
      <text:p text:style-name="P206"><text:span text:style-name="T102">4</text:span><text:span text:style-name="T99">.1 </text:span><text:span text:style-name="T100">Простая сумма Скори</text:span><text:span text:style-name="T101">н</text:span><text:span text:style-name="T100">гов и КИ</text:span></text:p>
      <text:p text:style-name="P166">Эти диаграммы покажут значения признаков для максимальной суммы Скорингов и КИ.</text:p>
      <text:p text:style-name="P161"/>
      <text:p text:style-name="P209"><text:span text:style-name="T157">После шкалирования к </text:span><text:span text:style-name="T158">[</text:span><text:span text:style-name="T157">1,0</text:span><text:span text:style-name="T158">]</text:span><text:span text:style-name="T157"> </text:span><text:span text:style-name="T158">значения</text:span><text:span text:style-name="T157"> приз</text:span><text:span text:style-name="T159">нако</text:span><text:span text:style-name="T157">в, прос</text:span><text:span text:style-name="T160">уммируем их и остортируем по сумме.</text:span></text:p>
      <text:p text:style-name="P161"/>
      <text:p text:style-name="P208"><text:span text:style-name="T153">Рассмотрим </text:span><text:span text:style-name="T154">одобренны</text:span><text:span text:style-name="T156">е</text:span><text:span text:style-name="T153">, отклоненные и отклоненные клиентом </text:span><text:span text:style-name="T155">заявки (</text:span><text:span text:style-name="T153">без первых 2000 записей</text:span><text:span text:style-name="T155">)</text:span><text:span text:style-name="T167">:</text:span></text:p>
      <text:p text:style-name="P161">- Рассмотрим максимальные <text:span text:style-name="T225">10</text:span>0 заявок: <text:s/><text:span text:style-name="T216">(Приложение </text:span><text:span text:style-name="T229">4</text:span><text:span text:style-name="T216">.</text:span><text:span text:style-name="T217">1</text:span><text:span text:style-name="T216">)</text:span></text:p>
      <text:p text:style-name="P162">- Рассмотрим максимальные <text:span text:style-name="T225">8</text:span>0<text:span text:style-name="T216">0</text:span> заявок: <text:span text:style-name="T216">(Приложение </text:span><text:span text:style-name="T229">4</text:span><text:span text:style-name="T217">.</text:span><text:span text:style-name="T219">1</text:span><text:span text:style-name="T216">)</text:span></text:p>
      <text:p text:style-name="P162">- Рассмотрим максимальные <text:span text:style-name="T225">20</text:span><text:span text:style-name="T216">00</text:span> заявок: <text:span text:style-name="T216">(Приложение </text:span><text:span text:style-name="T229">4</text:span><text:span text:style-name="T217">.</text:span><text:span text:style-name="T219">1</text:span><text:span text:style-name="T216">) </text:span></text:p>
      <text:p text:style-name="P162"/>
      <text:p text:style-name="P152"/>
      <text:p text:style-name="P151"><text:span text:style-name="T113">4</text:span><text:span text:style-name="T110">.</text:span><text:span text:style-name="T111">2</text:span><text:span text:style-name="T110"> </text:span><text:span text:style-name="T111">Сумма по </text:span><text:span text:style-name="T112">отношению</text:span><text:span text:style-name="T111"> одобренных к отклоненным</text:span></text:p>
      <text:p text:style-name="P221"><text:span text:style-name="T127">Э</text:span><text:span text:style-name="T121">ти диаграммы покажут </text:span><text:span text:style-name="T131">заявки с </text:span><text:span text:style-name="T121">сумму скорингов и КИ при котором количество одобренных больше чем отклоненных, чем при других значениях.</text:span></text:p>
      <text:p text:style-name="P185"/>
      <text:p text:style-name="P212"><text:span text:style-name="T127">В</text:span><text:span text:style-name="T128">озмем простую сумму скорингов и КИ разбив на окна и </text:span><text:span text:style-name="T123">для каждого окна сделаем оценку отношения одобренных к отклоненным и возмем окна с наибольш</text:span><text:span text:style-name="T129">им</text:span><text:span text:style-name="T123"> </text:span><text:span text:style-name="T129">положительным отношением </text:span><text:span text:style-name="T123">одобренных и отклоненных </text:span><text:span text:style-name="T130">( как и в пункте 2.1)</text:span><text:span text:style-name="T123">, что будет говорить либо о значимости окна, либо о выбросе.</text:span></text:p>
      <text:p text:style-name="P195"/>
      <text:p text:style-name="P230"><text:span text:style-name="T123">С</text:span><text:span text:style-name="T121">уммирование происходит в два этапа</text:span><text:span text:style-name="T135">:</text:span></text:p>
      <text:p text:style-name="P230"><text:span text:style-name="T121">1) прошкалированные к [0,1] КИ </text:span><text:span text:style-name="T135">и Скоринги суммируются между собой;</text:span></text:p>
      <text:p text:style-name="P231"><text:span text:style-name="T135">2</text:span><text:span text:style-name="T121">) прошкалированные к 1200 суммы КИ и Скорингов суммируются.</text:span></text:p>
      <text:p text:style-name="P183"/>
      <text:p text:style-name="P207"><text:span text:style-name="T123">Р</text:span><text:span text:style-name="T122">азобъем выбору из </text:span><text:span text:style-name="T133">одобренных</text:span><text:span text:style-name="T122">, <text:s/></text:span><text:span text:style-name="T134">отклоненные и отклоненные клиентом </text:span><text:span text:style-name="T122">и разобъем на 20 окон.</text:span></text:p>
      <text:p text:style-name="P183"/>
      <text:p text:style-name="P207"><text:span text:style-name="T123">- В</text:span><text:span text:style-name="T122">озмем наибольше </text:span><text:span text:style-name="T124">2</text:span><text:span text:style-name="T122"> окн</text:span><text:span text:style-name="T125">а</text:span><text:span text:style-name="T122">. </text:span><text:span text:style-name="T126">( Приложение </text:span><text:span text:style-name="T132">4</text:span><text:span text:style-name="T126">.2)</text:span></text:p>
      <text:p text:style-name="P184"><text:span text:style-name="T218">- В</text:span>озмем наибольше <text:span text:style-name="T224">3</text:span><text:span text:style-name="T223">-</text:span><text:span text:style-name="T226">4</text:span> окн<text:span text:style-name="T222">о</text:span>. <text:span text:style-name="T220">( Приложение </text:span><text:span text:style-name="T229">4</text:span><text:span text:style-name="T220">.2)</text:span></text:p>
      <text:p text:style-name="P184"><text:span text:style-name="T218">- В</text:span>озмем наибольше <text:span text:style-name="T227">5</text:span><text:span text:style-name="T221">-</text:span><text:span text:style-name="T227">6</text:span> ок<text:span text:style-name="T220">о</text:span>н. <text:span text:style-name="T220">( Приложение </text:span><text:span text:style-name="T229">4</text:span><text:span text:style-name="T220">.2)</text:span></text:p>
      <text:p text:style-name="P184"/>
      <text:p text:style-name="P153"><text:span text:style-name="T113">4</text:span><text:span text:style-name="T110">.</text:span><text:span text:style-name="T114">3</text:span><text:span text:style-name="T110"> </text:span><text:span text:style-name="T115">Простая сумма Скори</text:span><text:span text:style-name="T116">н</text:span><text:span text:style-name="T115">гов и КИ </text:span><text:span text:style-name="T114">с учетом веса в одобрении.</text:span></text:p>
      <text:p text:style-name="P117"/>
      <text:p text:style-name="P213"><text:span text:style-name="T103">Как и в пункте 4.1 мы возмем сумму КИ и Скорингов, но, в этот раз, каждую </text:span><text:span text:style-name="T104">суммирования</text:span><text:span text:style-name="T103"> </text:span><text:span text:style-name="T104">будем проводить с учетом важности признаков </text:span><text:span text:style-name="T105">«</text:span><text:span text:style-name="T168">Выбранные столбцы без суммы</text:span><text:span text:style-name="T184">» </text:span><text:span text:style-name="T104">из пункта 3.</text:span></text:p>
      <text:p text:style-name="P213">sum = Оценка кредитной истории ОКБ^' +</text:p>
      <text:p text:style-name="P213"><text:soft-page-break/><text:tab/>Эквифакс 4Score' * 0.9 +</text:p>
      <text:p text:style-name="P213"><text:tab/>Оценка кредитной истории Эквифакс^ * 0.8 +</text:p>
      <text:p text:style-name="P213"><text:tab/>Оценка кредитной истории НБКИ^ * 0.7 +</text:p>
      <text:p text:style-name="P213"><text:tab/>Скоринговый балл ОКБ, основной скоринг бюро * 0.6 +</text:p>
      <text:p text:style-name="P213"><text:tab/>Анкетный скоринг * 0.5 +</text:p>
      <text:p text:style-name="P213"><text:tab/>Скоринговый балл НБКИ общ * 0.4</text:p>
      <text:p text:style-name="P194"/>
      <text:p text:style-name="P194"/>
      <text:p text:style-name="P197">Возмем 100, 800 и 2000 заявок с наибольшей полученной суммой <text:span text:style-name="T248">(Приложение 4.3). </text:span>Мы получили 34, 276, 693 одобренных <text:span text:style-name="T251">для</text:span><text:span text:style-name="T250"> 800</text:span>, что лучше результата из пункта 4.1. </text:p>
      <text:p text:style-name="P196"/>
      <text:p text:style-name="P214"><text:span text:style-name="T136">Обозначим множители и переберем все значения c 0.1 до 0.9 <text:s/></text:span><text:span text:style-name="T141">с </text:span><text:span text:style-name="T136">шагом 0.</text:span><text:span text:style-name="T142">2. Затем,</text:span><text:span text:style-name="T143"> выберем с наибольшим количеством одобренных в 800 заявках с наибольшей суммой.</text:span></text:p>
      <text:p text:style-name="P217">sum = Оценка кредитной истории ОКБ^ * <text:span text:style-name="T249">a</text:span> +</text:p>
      <text:p text:style-name="P214"><text:tab/>Эквифакс 4Score * <text:span text:style-name="T249">b</text:span> +</text:p>
      <text:p text:style-name="P214"><text:tab/>Оценка кредитной истории Эквифакс^ * <text:span text:style-name="T249">c</text:span> +</text:p>
      <text:p text:style-name="P214"><text:tab/>Оценка кредитной истории НБКИ^ * <text:span text:style-name="T249">d</text:span> +</text:p>
      <text:p text:style-name="P214"><text:tab/>Скоринговый балл ОКБ, основной скоринг бюро * <text:span text:style-name="T249">e</text:span> +</text:p>
      <text:p text:style-name="P214"><text:tab/>Анкетный скоринг * <text:span text:style-name="T249">f</text:span> +</text:p>
      <text:p text:style-name="P199"><text:tab/>Скоринговый балл НБКИ общ * <text:span text:style-name="T249">g</text:span></text:p>
      <text:p text:style-name="P194"/>
      <text:p text:style-name="P200">Мы получили следующие значения, <text:span text:style-name="T251">здесь 10 наибольших </text:span>— количество одобренных <text:span text:style-name="T255">и (</text:span>a, b, c, d, e, f, g<text:span text:style-name="T255">)</text:span>:</text:p>
      <text:p text:style-name="P194">260 (0.9, 0.9, 0.9, 0.7, 0.7, 0.7, 0.9)</text:p>
      <text:p text:style-name="P194">316 (0.9, 0.9, 0.9, 0.7, 0.1, 0.1, 0.9)</text:p>
      <text:p text:style-name="P194">317 (0.9, 0.9, 0.9, 0.1, 0.1, 0.1, 0.9)</text:p>
      <text:p text:style-name="P194">318 (0.9, 0.9, 0.1, 0.1, 0.1, 0.4, 0.5)</text:p>
      <text:p text:style-name="P194">319 (0.9, 0.9, 0.3, 0.7, 0.1, 0.1, 0.5)</text:p>
      <text:p text:style-name="P194">320 (0.4, 0.9, 0.1, 0.7, 0.1, 0.1, 0.9)</text:p>
      <text:p text:style-name="P194">321 (0.9, 0.9, 0.5, 0.7, 0.1, 0.1, 0.5)</text:p>
      <text:p text:style-name="P194">322 (0.9, 0.9, 0.9, 0.1, 0.1, 0.1, 0.5)</text:p>
      <text:p text:style-name="P194">323 (0.9, 0.9, 0.9, 0.7, 0.1, 0.1, 0.5)</text:p>
      <text:p text:style-name="P194">324 (0.9, 0.9, 0.1, 0.7, 0.1, 0.1, 0.1)</text:p>
      <text:p text:style-name="P194">325 (0.1, 0.9, 0.1, 0.1, 0.1, 0.1, 0.9)</text:p>
      <text:p text:style-name="P201"/>
      <text:p text:style-name="P202">Можно заметить, что наиболее типичными параметрами явля<text:span text:style-name="T252">ются:</text:span></text:p>
      <text:p text:style-name="P202"/>
      <text:p text:style-name="P202">323 (0.9, 0.9, 0.9, 0.7, 0.1, 0.1, 0.5)</text:p>
      <text:p text:style-name="P198"/>
      <text:p text:style-name="P218"><text:span text:style-name="T171">П</text:span><text:span text:style-name="T172">опробуем обучить случайный лес на одобренных с повышенной концентрацией высокой суммы КИ и Скорингов в одобренных и с повышенной концентрацией низкой суммы в отклоненных </text:span><text:span text:style-name="T178">( - 1/3 часть)</text:span><text:span text:style-name="T172">.</text:span></text:p>
      <text:p text:style-name="P59"><text:span text:style-name="T188">Accuracy</text:span><text:span text:style-name="T194"> для </text:span><text:span text:style-name="T197">3</text:span><text:span text:style-name="T191"> значений — одобренные, отклоненные <text:s/></text:span><text:span text:style-name="T197">и</text:span><text:span text:style-name="T192"> </text:span><text:span text:style-name="T193">откл. п.: 0.4</text:span><text:span text:style-name="T198">2</text:span></text:p>
      <text:p text:style-name="P59"><text:span text:style-name="T187">- Оценка кредитной истории ОКБ</text:span><text:span text:style-name="T196">^ 0.842805</text:span></text:p>
      <text:p text:style-name="P175">- Эквифакс 4Score 0.720992</text:p>
      <text:p text:style-name="P60"><text:span text:style-name="T196">- </text:span><text:span text:style-name="T202">sum 0.581493</text:span></text:p>
      <text:p text:style-name="P60"><text:span text:style-name="T202">- </text:span><text:span text:style-name="T203">B 0.580577</text:span></text:p>
      <text:p text:style-name="P176">- Запрошенная сумма кредита 0.571167</text:p>
      <text:p text:style-name="P62"><text:span text:style-name="T188">Accuracy</text:span><text:span text:style-name="T194"> для </text:span><text:span text:style-name="T190">2</text:span><text:span text:style-name="T191"> значений — одобренные, отклоненные </text:span><text:span text:style-name="T193">: 0.</text:span><text:span text:style-name="T200">42</text:span></text:p>
      <text:p text:style-name="P177">- Эквифакс 4Score 0.704001</text:p>
      <text:p text:style-name="P59"><text:span text:style-name="T188">Accuracy</text:span><text:span text:style-name="T194"> для </text:span><text:span text:style-name="T190">2</text:span><text:span text:style-name="T191"> значений — одобренные, отклоненные <text:s/></text:span><text:span text:style-name="T192">+ </text:span><text:span text:style-name="T193">откл. п.: 0.3</text:span><text:span text:style-name="T198">2</text:span></text:p>
      <text:p text:style-name="P59"><text:span text:style-name="T187">- Оценка кредитной истории ОКБ</text:span><text:span text:style-name="T196">^ 0.798996</text:span></text:p>
      <text:p text:style-name="P64"><text:soft-page-break/><text:span text:style-name="T196">- </text:span><text:span text:style-name="T202">sum 0.763776</text:span></text:p>
      <text:p text:style-name="P178">- Запрошенная сумма кредита 0.693504</text:p>
      <text:p text:style-name="P178">- Эквифакс 4Score 0.676632</text:p>
      <text:p text:style-name="P61"><text:span text:style-name="T188">Accuracy</text:span><text:span text:style-name="T194"> для </text:span><text:span text:style-name="T190">2</text:span><text:span text:style-name="T191"> значений — одобренные </text:span><text:span text:style-name="T192">+ </text:span><text:span text:style-name="T193">откл. п.</text:span><text:span text:style-name="T191">, отклоненные </text:span><text:span text:style-name="T193">: 0.</text:span><text:span text:style-name="T199">73</text:span></text:p>
      <text:p text:style-name="P179">- Эквифакс 4Score 0.562273</text:p>
      <text:p text:style-name="P178"/>
      <text:p text:style-name="P178"/>
      <text:p text:style-name="P66"><text:span text:style-name="T196">В</text:span><text:span text:style-name="T185">ажность признаков для полученных заявок - </text:span><text:span text:style-name="T197">3</text:span><text:span text:style-name="T191"> значений — одобренные, отклоненные <text:s/></text:span><text:span text:style-name="T197">и</text:span><text:span text:style-name="T192"> </text:span><text:span text:style-name="T193">откл. п.</text:span></text:p>
      <text:p text:style-name="P170">1. sum (0.027496)</text:p>
      <text:p text:style-name="P170">2. Оценка кредитной истории НБКИ^ (0.019904)</text:p>
      <text:p text:style-name="P170">3. Оценка кредитной истории ОКБ^ (0.018876)</text:p>
      <text:p text:style-name="P170">4. B (0.015277)</text:p>
      <text:p text:style-name="P67"><text:span text:style-name="T196">Важность признаков для полученных заявок - </text:span><text:span text:style-name="T203">2</text:span><text:span text:style-name="T191"> значений — одобренные, отклоненные</text:span></text:p>
      <text:p text:style-name="P180">1. B (0.030361)</text:p>
      <text:p text:style-name="P180">2. Оценка кредитной истории ОКБ^ (0.028357)</text:p>
      <text:p text:style-name="P180">3. sum (0.018176)</text:p>
      <text:p text:style-name="P180">4. Сумма КИ (0.009501)</text:p>
      <text:p text:style-name="P181"/>
      <text:p text:style-name="P219"><text:span text:style-name="T170">Оценка кредитной истории ОКБ</text:span><text:span text:style-name="T173">^</text:span><text:span text:style-name="T174"> </text:span><text:span text:style-name="T177">в некоторых моделях превосходит все остальные признаки, что не удается объяснить</text:span><text:span text:style-name="T175">. </text:span><text:span text:style-name="T176">В остальных случаях эффективность показывает сумма, что говорит о важности сочетания всех признаков.</text:span></text:p>
      <text:p text:style-name="P182"/>
      <text:p text:style-name="P182"/>
      <text:p text:style-name="P178"/>
      <text:p text:style-name="P193"/>
      <text:p text:style-name="P110"/>
      <text:p text:style-name="P110">Вывод <text:span text:style-name="T230">по проделанной работе</text:span></text:p>
      <text:p text:style-name="P110"/>
      <text:p text:style-name="P187">В пункте 2 были рассмотрены значения каждого признака и дана оценка наличия закономерности.</text:p>
      <text:p text:style-name="P215"><text:span text:style-name="T137">В пункте 3 </text:span><text:span text:style-name="T138">сделана попытка </text:span><text:span text:style-name="T139">понять приоритеты для андерайтера в принятии решения </text:span><text:span text:style-name="T140">и предложен новый признак, показавший свою эффективность.</text:span></text:p>
      <text:p text:style-name="P187">В пункте 4 визуально убедились <text:span text:style-name="T253">в найденных приоритетах п.3, </text:span><text:span text:style-name="T254">нашли оптимальную формулу для сложения Скорингов и КИ, </text:span>.</text:p>
      <text:p text:style-name="P187"><text:span text:style-name="T256">Была выполнена промежуточная цель: </text:span>разработананы диаграммы, отображающие заявки<text:span text:style-name="T117"> </text:span>в <text:span text:style-name="T117">максимальных значен</text:span>ия скорингов и КИ<text:span text:style-name="T6">.</text:span></text:p>
      <text:p text:style-name="P203"/>
      <text:p text:style-name="P216"><text:span text:style-name="T144">Основная цель выполнена частично. Было найдено, <text:s/>что ни один из признаков в отдельности не может </text:span><text:span text:style-name="T145">предсказать решение андерайтера с </text:span><text:span text:style-name="T146">точностью</text:span><text:span text:style-name="T145"> больше 7</text:span><text:span text:style-name="T147">8</text:span><text:span text:style-name="T145"> процентов. </text:span><text:span text:style-name="T148">Были предложены два новых признака - «</text:span><text:span text:style-name="T149">sum» из пунка 4.3 и «B» из пунка 3.</text:span></text:p>
      <text:p text:style-name="P204"/>
      <text:p text:style-name="P220"><text:span text:style-name="T150">Далее необходимо рассмотреть большее количество признаков заявки, и на них искать новые сочетания путем анализа </text:span><text:span text:style-name="T151">наи</text:span><text:span text:style-name="T150">лучших модел</text:span><text:span text:style-name="T152">ей</text:span><text:span text:style-name="T15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8:40:44.950672687</meta:creation-date>
    <meta:editing-duration>P21DT16H25M41S</meta:editing-duration>
    <meta:editing-cycles>201</meta:editing-cycles>
    <meta:generator>LibreOffice/6.4.7.2$Linux_X86_64 LibreOffice_project/40$Build-2</meta:generator>
    <dc:date>2021-09-06T08:19:38.624097246</dc:date>
    <meta:document-statistic meta:table-count="1" meta:image-count="0" meta:object-count="0" meta:page-count="33" meta:paragraph-count="1727" meta:word-count="6940" meta:character-count="59712" meta:non-whitespace-character-count="54278"/>
  </office:meta>
</office:document-meta>
</file>